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23F0000034983ABE2C59AF31A8F.png" manifest:media-type="image/png"/>
  <manifest:file-entry manifest:full-path="Pictures/1000000000000306000001AB60485F5D3D569468.png" manifest:media-type="image/png"/>
  <manifest:file-entry manifest:full-path="Pictures/10000000000000F400000268C7A5338A83B06E21.png" manifest:media-type="image/png"/>
  <manifest:file-entry manifest:full-path="Pictures/1000000000000286000004652096C223E0D7F785.png" manifest:media-type="image/png"/>
  <manifest:file-entry manifest:full-path="Pictures/100000000000038E00000236F4AA2D3C534CA4EE.png" manifest:media-type="image/png"/>
  <manifest:file-entry manifest:full-path="Pictures/10000000000001130000029344CBE3765579DB44.png" manifest:media-type="image/png"/>
  <manifest:file-entry manifest:full-path="Pictures/10000000000002E50000028DDC319B62291F008E.png" manifest:media-type="image/png"/>
  <manifest:file-entry manifest:full-path="Pictures/10000000000003640000020909AA0794A9AEDB81.png" manifest:media-type="image/png"/>
  <manifest:file-entry manifest:full-path="Pictures/10000000000003010000023870DD1CA77AE80F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1" svg:font-family="'Liberation Serif', serif"/>
    <style:font-face style:name="Tahoma1" svg:font-family="Tahoma"/>
    <style:font-face style:name="Times New Roman2" svg:font-family="'Times New Roman', 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6.603cm" fo:margin-left="0cm" table:align="left" style:writing-mode="lr-tb"/>
    </style:style>
    <style:style style:name="Таблица3.A" style:family="table-column">
      <style:table-column-properties style:column-width="15.61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24.904cm"/>
    </style:style>
    <style:style style:name="Таблица3.A1" style:family="table-cell">
      <style:table-cell-properties fo:padding="0cm" fo:border="none"/>
    </style:style>
    <style:style style:name="Таблица3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5" style:family="table">
      <style:table-properties style:width="16.307cm" table:align="margins" style:writing-mode="lr-tb"/>
    </style:style>
    <style:style style:name="Таблица5.A" style:family="table-column">
      <style:table-column-properties style:column-width="6.181cm" style:rel-column-width="24838*"/>
    </style:style>
    <style:style style:name="Таблица5.B" style:family="table-column">
      <style:table-column-properties style:column-width="6.32cm" style:rel-column-width="25398*"/>
    </style:style>
    <style:style style:name="Таблица5.C" style:family="table-column">
      <style:table-column-properties style:column-width="3.806cm" style:rel-column-width="15299*"/>
    </style:style>
    <style:style style:name="Таблица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B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5" style:family="table-row">
      <style:table-row-properties style:min-row-height="1.302cm"/>
    </style:style>
    <style:style style:name="Таблица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307cm" table:align="margins" style:writing-mode="lr-tb"/>
    </style:style>
    <style:style style:name="Таблица4.A" style:family="table-column">
      <style:table-column-properties style:column-width="6.181cm" style:rel-column-width="24838*"/>
    </style:style>
    <style:style style:name="Таблица4.B" style:family="table-column">
      <style:table-column-properties style:column-width="6.32cm" style:rel-column-width="25398*"/>
    </style:style>
    <style:style style:name="Таблица4.C" style:family="table-column">
      <style:table-column-properties style:column-width="3.806cm" style:rel-column-width="15299*"/>
    </style:style>
    <style:style style:name="Таблица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3" style:family="table-row">
      <style:table-row-properties style:min-row-height="1.446cm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5" style:family="table-row">
      <style:table-row-properties style:min-row-height="1.408cm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9" style:family="table-cell">
      <style:table-cell-properties fo:padding="0.097cm" fo:border-left="0.05pt solid #000000" fo:border-right="none" fo:border-top="none" fo:border-bottom="0.05pt solid #000000"/>
    </style:style>
    <style:style style:name="Таблица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0" style:family="table-cell">
      <style:table-cell-properties fo:padding="0.097cm" fo:border-left="0.05pt solid #000000" fo:border-right="none" fo:border-top="none" fo:border-bottom="0.05pt solid #000000"/>
    </style:style>
    <style:style style:name="Таблица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1" style:family="table-cell">
      <style:table-cell-properties fo:padding="0.097cm" fo:border-left="0.05pt solid #000000" fo:border-right="none" fo:border-top="none" fo:border-bottom="0.05pt solid #000000"/>
    </style:style>
    <style:style style:name="Таблица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2" style:family="table-cell">
      <style:table-cell-properties fo:padding="0.097cm" fo:border-left="0.05pt solid #000000" fo:border-right="none" fo:border-top="none" fo:border-bottom="0.05pt solid #000000"/>
    </style:style>
    <style:style style:name="Таблица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3" style:family="table-cell">
      <style:table-cell-properties fo:padding="0.097cm" fo:border-left="0.05pt solid #000000" fo:border-right="none" fo:border-top="none" fo:border-bottom="0.05pt solid #000000"/>
    </style:style>
    <style:style style:name="Таблица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5.512cm" table:align="left" style:writing-mode="lr-tb"/>
    </style:style>
    <style:style style:name="Таблица1.A" style:family="table-column">
      <style:table-column-properties style:column-width="14.586cm"/>
    </style:style>
    <style:style style:name="Таблица1.B" style:family="table-column">
      <style:table-column-properties style:column-width="0.926cm"/>
    </style:style>
    <style:style style:name="Таблица1.1" style:family="table-row">
      <style:table-row-properties style:min-row-height="25.102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6.914cm" style:rel-column-width="27787*"/>
    </style:style>
    <style:style style:name="Таблица2.B" style:family="table-column">
      <style:table-column-properties style:column-width="9.393cm" style:rel-column-width="3774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6.307cm" table:align="margins" style:writing-mode="lr-tb"/>
    </style:style>
    <style:style style:name="Таблица24.A" style:family="table-column">
      <style:table-column-properties style:column-width="6.914cm" style:rel-column-width="27787*"/>
    </style:style>
    <style:style style:name="Таблица24.B" style:family="table-column">
      <style:table-column-properties style:column-width="9.393cm" style:rel-column-width="37748*"/>
    </style:style>
    <style:style style:name="Таблица24.1" style:family="table-row">
      <style:table-row-properties style:min-row-height="0.794cm"/>
    </style:style>
    <style:style style:name="Таблица2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307cm" table:align="margins" style:writing-mode="lr-tb"/>
    </style:style>
    <style:style style:name="Таблица6.A" style:family="table-column">
      <style:table-column-properties style:column-width="16.307cm" style:rel-column-width="65535*"/>
    </style:style>
    <style:style style:name="Таблица6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307cm" table:align="margins" style:writing-mode="lr-tb"/>
    </style:style>
    <style:style style:name="Таблица8.A" style:family="table-column">
      <style:table-column-properties style:column-width="16.307cm" style:rel-column-width="65535*"/>
    </style:style>
    <style:style style:name="Таблица8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6.307cm" table:align="margins" style:writing-mode="lr-tb"/>
    </style:style>
    <style:style style:name="Таблица12.A" style:family="table-column">
      <style:table-column-properties style:column-width="16.307cm" style:rel-column-width="65535*"/>
    </style:style>
    <style:style style:name="Таблица12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404cm" fo:margin-left="0cm" table:align="left" style:writing-mode="lr-tb"/>
    </style:style>
    <style:style style:name="Таблица10.A" style:family="table-column">
      <style:table-column-properties style:column-width="16.404cm"/>
    </style:style>
    <style:style style:name="Таблица10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6.404cm" fo:margin-left="0cm" table:align="left" style:writing-mode="lr-tb"/>
    </style:style>
    <style:style style:name="Таблица13.A" style:family="table-column">
      <style:table-column-properties style:column-width="16.404cm"/>
    </style:style>
    <style:style style:name="Таблица13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307cm" table:align="margins" style:writing-mode="lr-tb"/>
    </style:style>
    <style:style style:name="Таблица7.A" style:family="table-column">
      <style:table-column-properties style:column-width="16.307cm" style:rel-column-width="65535*"/>
    </style:style>
    <style:style style:name="Таблица7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6.307cm" table:align="margins" style:writing-mode="lr-tb"/>
    </style:style>
    <style:style style:name="Таблица16.A" style:family="table-column">
      <style:table-column-properties style:column-width="16.307cm" style:rel-column-width="65535*"/>
    </style:style>
    <style:style style:name="Таблица16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6.307cm" table:align="margins" style:writing-mode="lr-tb"/>
    </style:style>
    <style:style style:name="Таблица17.A" style:family="table-column">
      <style:table-column-properties style:column-width="16.307cm" style:rel-column-width="65535*"/>
    </style:style>
    <style:style style:name="Таблица17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6.307cm" table:align="margins" style:writing-mode="lr-tb"/>
    </style:style>
    <style:style style:name="Таблица22.A" style:family="table-column">
      <style:table-column-properties style:column-width="16.307cm" style:rel-column-width="65535*"/>
    </style:style>
    <style:style style:name="Таблица22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4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6.307cm" table:align="margins" style:writing-mode="lr-tb"/>
    </style:style>
    <style:style style:name="Таблица19.A" style:family="table-column">
      <style:table-column-properties style:column-width="16.307cm" style:rel-column-width="65535*"/>
    </style:style>
    <style:style style:name="Таблица19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" style:family="table">
      <style:table-properties style:width="16.307cm" table:align="margins" style:writing-mode="lr-tb"/>
    </style:style>
    <style:style style:name="Таблица25.A" style:family="table-column">
      <style:table-column-properties style:column-width="16.307cm" style:rel-column-width="65535*"/>
    </style:style>
    <style:style style:name="Таблица25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6.307cm" table:align="margins" style:writing-mode="lr-tb"/>
    </style:style>
    <style:style style:name="Таблица14.A" style:family="table-column">
      <style:table-column-properties style:column-width="16.307cm" style:rel-column-width="65535*"/>
    </style:style>
    <style:style style:name="Таблица14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6.307cm" table:align="margins" style:writing-mode="lr-tb"/>
    </style:style>
    <style:style style:name="Таблица21.A" style:family="table-column">
      <style:table-column-properties style:column-width="16.307cm" style:rel-column-width="65535*"/>
    </style:style>
    <style:style style:name="Таблица21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6.307cm" table:align="margins" style:writing-mode="lr-tb"/>
    </style:style>
    <style:style style:name="Таблица23.A" style:family="table-column">
      <style:table-column-properties style:column-width="16.307cm" style:rel-column-width="65535*"/>
    </style:style>
    <style:style style:name="Таблица23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" style:family="table">
      <style:table-properties style:width="16.307cm" table:align="margins"/>
    </style:style>
    <style:style style:name="Таблица26.A" style:family="table-column">
      <style:table-column-properties style:column-width="8.153cm" style:rel-column-width="32767*"/>
    </style:style>
    <style:style style:name="Таблица26.B" style:family="table-column">
      <style:table-column-properties style:column-width="8.154cm" style:rel-column-width="32768*"/>
    </style:style>
    <style:style style:name="Таблица2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6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6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7" style:family="table">
      <style:table-properties style:width="16.307cm" table:align="margins"/>
    </style:style>
    <style:style style:name="Таблица27.A" style:family="table-column">
      <style:table-column-properties style:column-width="5.436cm" style:rel-column-width="21845*"/>
    </style:style>
    <style:style style:name="Таблица2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7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6.307cm" table:align="margins"/>
    </style:style>
    <style:style style:name="Таблица15.A" style:family="table-column">
      <style:table-column-properties style:column-width="5.436cm" style:rel-column-width="21845*"/>
    </style:style>
    <style:style style:name="Таблица1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5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6.307cm" table:align="margins"/>
    </style:style>
    <style:style style:name="Таблица18.A" style:family="table-column">
      <style:table-column-properties style:column-width="1.713cm" style:rel-column-width="6883*"/>
    </style:style>
    <style:style style:name="Таблица18.B" style:family="table-column">
      <style:table-column-properties style:column-width="2.582cm" style:rel-column-width="10377*"/>
    </style:style>
    <style:style style:name="Таблица18.C" style:family="table-column">
      <style:table-column-properties style:column-width="3.207cm" style:rel-column-width="12887*"/>
    </style:style>
    <style:style style:name="Таблица18.D" style:family="table-column">
      <style:table-column-properties style:column-width="0.81cm" style:rel-column-width="3253*"/>
    </style:style>
    <style:style style:name="Таблица18.E" style:family="table-column">
      <style:table-column-properties style:column-width="0.903cm" style:rel-column-width="3629*"/>
    </style:style>
    <style:style style:name="Таблица18.F" style:family="table-column">
      <style:table-column-properties style:column-width="0.871cm" style:rel-column-width="3501*"/>
    </style:style>
    <style:style style:name="Таблица18.G" style:family="table-column">
      <style:table-column-properties style:column-width="0.808cm" style:rel-column-width="3246*"/>
    </style:style>
    <style:style style:name="Таблица18.H" style:family="table-column">
      <style:table-column-properties style:column-width="5.415cm" style:rel-column-width="21759*"/>
    </style:style>
    <style:style style:name="Таблица1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8.H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6.307cm" table:align="margins"/>
    </style:style>
    <style:style style:name="Таблица20.A" style:family="table-column">
      <style:table-column-properties style:column-width="1.713cm" style:rel-column-width="6883*"/>
    </style:style>
    <style:style style:name="Таблица20.B" style:family="table-column">
      <style:table-column-properties style:column-width="2.676cm" style:rel-column-width="10753*"/>
    </style:style>
    <style:style style:name="Таблица20.C" style:family="table-column">
      <style:table-column-properties style:column-width="3.207cm" style:rel-column-width="12887*"/>
    </style:style>
    <style:style style:name="Таблица20.D" style:family="table-column">
      <style:table-column-properties style:column-width="0.81cm" style:rel-column-width="3253*"/>
    </style:style>
    <style:style style:name="Таблица20.F" style:family="table-column">
      <style:table-column-properties style:column-width="0.871cm" style:rel-column-width="3501*"/>
    </style:style>
    <style:style style:name="Таблица20.G" style:family="table-column">
      <style:table-column-properties style:column-width="0.808cm" style:rel-column-width="3246*"/>
    </style:style>
    <style:style style:name="Таблица20.H" style:family="table-column">
      <style:table-column-properties style:column-width="5.415cm" style:rel-column-width="21759*"/>
    </style:style>
    <style:style style:name="Таблица2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0.H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4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5" style:family="paragraph" style:parent-style-name="Чертежный">
      <style:paragraph-properties fo:margin-left="-0.189cm" fo:margin-right="-0.044cm" fo:text-indent="0cm" style:auto-text-indent="false"/>
    </style:style>
    <style:style style:name="P16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50%" fo:text-align="center" style:justify-single-word="false" fo:orphans="2" fo:widows="2" fo:hyphenation-ladder-count="no-limit" style:vertical-align="auto"/>
      <style:text-properties style:font-name="Times New Roman" officeooo:paragraph-rsid="0034c912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19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P20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P21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22" style:family="paragraph" style:parent-style-name="Footer">
      <style:paragraph-properties fo:margin-top="0cm" fo:margin-bottom="0cm" loext:contextual-spacing="false" fo:text-align="start" style:justify-single-word="false"/>
    </style:style>
    <style:style style:name="P23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d610e9" officeooo:paragraph-rsid="001d0c87" fo:hyphenate="false" fo:hyphenation-remain-char-count="2" fo:hyphenation-push-char-count="2"/>
    </style:style>
    <style:style style:name="P24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648c" officeooo:paragraph-rsid="001d0c87" fo:background-color="transparent" fo:hyphenate="false" fo:hyphenation-remain-char-count="2" fo:hyphenation-push-char-count="2"/>
    </style:style>
    <style:style style:name="P25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6" style:family="paragraph" style:parent-style-name="Text_20_body">
      <loext:graphic-properties draw:fill="none"/>
      <style:paragraph-properties fo:margin-top="0cm" fo:margin-bottom="0cm" loext:contextual-spacing="false" fo:line-height="150%" fo:text-align="end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7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1d0c87" fo:hyphenate="false" fo:hyphenation-remain-char-count="2" fo:hyphenation-push-char-count="2"/>
    </style:style>
    <style:style style:name="P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dcd4b" officeooo:paragraph-rsid="001d0c87"/>
    </style:style>
    <style:style style:name="P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f7057" officeooo:paragraph-rsid="001d0c87"/>
    </style:style>
    <style:style style:name="P30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2a68" officeooo:paragraph-rsid="001d0c87"/>
    </style:style>
    <style:style style:name="P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2a68" officeooo:paragraph-rsid="001d0c87"/>
    </style:style>
    <style:style style:name="P32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3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1d0c87"/>
    </style:style>
    <style:style style:name="P34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ef0d7c" officeooo:paragraph-rsid="001d0c87"/>
    </style:style>
    <style:style style:name="P35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0cbf1" officeooo:paragraph-rsid="001d0c87"/>
    </style:style>
    <style:style style:name="P3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83cf" officeooo:paragraph-rsid="001d0c87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83cf" officeooo:paragraph-rsid="001d0c87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27a78" officeooo:paragraph-rsid="001d0c87"/>
    </style:style>
    <style:style style:name="P3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1d0c87"/>
    </style:style>
    <style:style style:name="P4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0e063"/>
    </style:style>
    <style:style style:name="P4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11338"/>
    </style:style>
    <style:style style:name="P4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2fea9"/>
    </style:style>
    <style:style style:name="P4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40e65"/>
    </style:style>
    <style:style style:name="P4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69a05"/>
    </style:style>
    <style:style style:name="P4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7b6cb"/>
    </style:style>
    <style:style style:name="P4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420f79"/>
    </style:style>
    <style:style style:name="P4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1d0c87"/>
    </style:style>
    <style:style style:name="P4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11338"/>
    </style:style>
    <style:style style:name="P4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2fea9"/>
    </style:style>
    <style:style style:name="P5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40e65"/>
    </style:style>
    <style:style style:name="P5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69a05"/>
    </style:style>
    <style:style style:name="P5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7b6cb"/>
    </style:style>
    <style:style style:name="P5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01f9"/>
    </style:style>
    <style:style style:name="P5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89b2"/>
    </style:style>
    <style:style style:name="P5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1d0c87"/>
    </style:style>
    <style:style style:name="P5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0e063"/>
    </style:style>
    <style:style style:name="P5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11338"/>
    </style:style>
    <style:style style:name="P5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2fea9"/>
    </style:style>
    <style:style style:name="P5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40e65"/>
    </style:style>
    <style:style style:name="P6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69a05"/>
    </style:style>
    <style:style style:name="P6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7b6cb"/>
    </style:style>
    <style:style style:name="P6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889b2"/>
    </style:style>
    <style:style style:name="P6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1d0c87"/>
    </style:style>
    <style:style style:name="P6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22fea9"/>
    </style:style>
    <style:style style:name="P65" style:family="paragraph" style:parent-style-name="Table_20_Contents">
      <style:paragraph-properties fo:margin-top="0cm" fo:margin-bottom="0cm" loext:contextual-spacing="false"/>
      <style:text-properties officeooo:paragraph-rsid="001d0c87"/>
    </style:style>
    <style:style style:name="P6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ru" fo:country="RU" officeooo:rsid="00e55350" officeooo:paragraph-rsid="001d0c87"/>
    </style:style>
    <style:style style:name="P6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4dbacd" officeooo:paragraph-rsid="004dbacd"/>
    </style:style>
    <style:style style:name="P6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504243"/>
    </style:style>
    <style:style style:name="P6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51f43a"/>
    </style:style>
    <style:style style:name="P7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1f43a" officeooo:paragraph-rsid="0051f43a"/>
    </style:style>
    <style:style style:name="P7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4038c" officeooo:paragraph-rsid="0054038c"/>
    </style:style>
    <style:style style:name="P7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59636" officeooo:paragraph-rsid="00559636"/>
    </style:style>
    <style:style style:name="P7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0e063"/>
    </style:style>
    <style:style style:name="P7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11338"/>
    </style:style>
    <style:style style:name="P7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11338" officeooo:paragraph-rsid="00211338"/>
    </style:style>
    <style:style style:name="P7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2fea9" officeooo:paragraph-rsid="0022fea9"/>
    </style:style>
    <style:style style:name="P7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69a05"/>
    </style:style>
    <style:style style:name="P7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7b6cb"/>
    </style:style>
    <style:style style:name="P7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7b6cb" officeooo:paragraph-rsid="0027b6cb"/>
    </style:style>
    <style:style style:name="P8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01f9"/>
    </style:style>
    <style:style style:name="P8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89b2"/>
    </style:style>
    <style:style style:name="P8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5784" officeooo:paragraph-rsid="00285784"/>
    </style:style>
    <style:style style:name="P8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2248" officeooo:paragraph-rsid="0034c912"/>
    </style:style>
    <style:style style:name="P8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2bfbe8"/>
    </style:style>
    <style:style style:name="P8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34c912"/>
    </style:style>
    <style:style style:name="P8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c7c0e" officeooo:paragraph-rsid="002c7c0e"/>
    </style:style>
    <style:style style:name="P8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2d69ed"/>
    </style:style>
    <style:style style:name="P8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443371"/>
    </style:style>
    <style:style style:name="P8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2da43b"/>
    </style:style>
    <style:style style:name="P9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457e24"/>
    </style:style>
    <style:style style:name="P9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9be887" officeooo:paragraph-rsid="0034c912"/>
    </style:style>
    <style:style style:name="P9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e55350" officeooo:paragraph-rsid="0034c912"/>
    </style:style>
    <style:style style:name="P9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026a" officeooo:paragraph-rsid="0044026a"/>
    </style:style>
    <style:style style:name="P9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3371" officeooo:paragraph-rsid="00443371"/>
    </style:style>
    <style:style style:name="P9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dbacd" officeooo:paragraph-rsid="004dbacd"/>
    </style:style>
    <style:style style:name="P9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4dbacd" officeooo:paragraph-rsid="004dbacd"/>
    </style:style>
    <style:style style:name="P9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04243"/>
    </style:style>
    <style:style style:name="P9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1f43a"/>
    </style:style>
    <style:style style:name="P9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4038c"/>
    </style:style>
    <style:style style:name="P10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59636"/>
    </style:style>
    <style:style style:name="P10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60aa4"/>
    </style:style>
    <style:style style:name="P10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60c99"/>
    </style:style>
    <style:style style:name="P103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04243" officeooo:paragraph-rsid="00504243"/>
    </style:style>
    <style:style style:name="P10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51f43a"/>
    </style:style>
    <style:style style:name="P105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1f43a" officeooo:paragraph-rsid="0051f43a"/>
    </style:style>
    <style:style style:name="P106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2ef09" officeooo:paragraph-rsid="0052ef09"/>
    </style:style>
    <style:style style:name="P10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4038c"/>
    </style:style>
    <style:style style:name="P10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60c99"/>
    </style:style>
    <style:style style:name="P10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4038c" officeooo:paragraph-rsid="0054038c"/>
    </style:style>
    <style:style style:name="P11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4038c" style:text-rotation-angle="90" style:text-rotation-scale="line-height"/>
    </style:style>
    <style:style style:name="P11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51f43a" style:text-rotation-angle="90" style:text-rotation-scale="line-height"/>
    </style:style>
    <style:style style:name="P11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559636" style:text-rotation-angle="90" style:text-rotation-scale="line-height"/>
    </style:style>
    <style:style style:name="P11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560c99" style:text-rotation-angle="90" style:text-rotation-scale="line-height"/>
    </style:style>
    <style:style style:name="P11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560aa4" style:text-rotation-angle="90" style:text-rotation-scale="line-height"/>
    </style:style>
    <style:style style:name="P11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559636"/>
    </style:style>
    <style:style style:name="P116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59636" officeooo:paragraph-rsid="00559636"/>
    </style:style>
    <style:style style:name="P117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aa4" officeooo:paragraph-rsid="00560aa4"/>
    </style:style>
    <style:style style:name="P11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560aa4"/>
    </style:style>
    <style:style style:name="P11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c99" officeooo:paragraph-rsid="00560c99"/>
    </style:style>
    <style:style style:name="P12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560c99"/>
    </style:style>
    <style:style style:name="P12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72adb" officeooo:paragraph-rsid="00572adb"/>
    </style:style>
    <style:style style:name="P12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04243" officeooo:paragraph-rsid="00504243"/>
    </style:style>
    <style:style style:name="P12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1f43a"/>
    </style:style>
    <style:style style:name="P12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4038c"/>
    </style:style>
    <style:style style:name="P12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59636"/>
    </style:style>
    <style:style style:name="P12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60aa4"/>
    </style:style>
    <style:style style:name="P12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60c99"/>
    </style:style>
    <style:style style:name="P1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4038c" officeooo:paragraph-rsid="0054038c"/>
    </style:style>
    <style:style style:name="P1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59636" officeooo:paragraph-rsid="00559636"/>
    </style:style>
    <style:style style:name="P13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560aa4"/>
    </style:style>
    <style:style style:name="P1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572adb"/>
    </style:style>
    <style:style style:name="P13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72adb" officeooo:paragraph-rsid="00572adb"/>
    </style:style>
    <style:style style:name="P133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134" style:family="paragraph" style:parent-style-name="Footer">
      <style:paragraph-properties style:snap-to-layout-grid="false"/>
    </style:style>
    <style:style style:name="P135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1d0c87" style:font-size-asian="12pt" style:font-size-complex="12pt"/>
    </style:style>
    <style:style style:name="P136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1d0c87" style:font-size-asian="12pt" style:font-size-complex="12pt"/>
    </style:style>
    <style:style style:name="P137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1d0c87" style:font-size-asian="12pt" style:font-size-complex="12pt"/>
    </style:style>
    <style:style style:name="P138" style:family="paragraph" style:parent-style-name="Text_20_body">
      <style:paragraph-properties fo:text-align="justify" style:justify-single-word="false"/>
      <style:text-properties fo:color="#000000" officeooo:paragraph-rsid="001d0c87"/>
    </style:style>
    <style:style style:name="P139" style:family="paragraph" style:parent-style-name="Text_20_body">
      <style:paragraph-properties fo:text-align="justify" style:justify-single-word="false"/>
      <style:text-properties fo:color="#000000" officeooo:rsid="00ddb405" officeooo:paragraph-rsid="001d0c87"/>
    </style:style>
    <style:style style:name="P140" style:family="paragraph" style:parent-style-name="Text_20_body">
      <style:paragraph-properties fo:text-align="justify" style:justify-single-word="false"/>
      <style:text-properties fo:color="#000000" officeooo:rsid="004a517a" officeooo:paragraph-rsid="001d0c87"/>
    </style:style>
    <style:style style:name="P141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1d0c87" style:font-size-asian="12pt" style:font-size-complex="12pt"/>
    </style:style>
    <style:style style:name="P142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1d0c87" style:font-size-asian="12pt" style:font-size-complex="12pt"/>
    </style:style>
    <style:style style:name="P143" style:family="paragraph" style:parent-style-name="Text_20_body">
      <style:paragraph-properties fo:text-align="justify" style:justify-single-word="false"/>
      <style:text-properties officeooo:paragraph-rsid="001d0c87"/>
    </style:style>
    <style:style style:name="P144" style:family="paragraph" style:parent-style-name="Text_20_body">
      <style:paragraph-properties fo:text-align="start" style:justify-single-word="false"/>
      <style:text-properties officeooo:paragraph-rsid="001d0c87"/>
    </style:style>
    <style:style style:name="P145" style:family="paragraph" style:parent-style-name="Text_20_body">
      <style:text-properties officeooo:rsid="00d7038e" officeooo:paragraph-rsid="001d0c87"/>
    </style:style>
    <style:style style:name="P146" style:family="paragraph" style:parent-style-name="Text_20_body">
      <style:text-properties officeooo:rsid="00d840bb" officeooo:paragraph-rsid="001d0c87"/>
    </style:style>
    <style:style style:name="P147" style:family="paragraph" style:parent-style-name="Text_20_body">
      <style:text-properties officeooo:rsid="00da0b61" officeooo:paragraph-rsid="001d0c87"/>
    </style:style>
    <style:style style:name="P148" style:family="paragraph" style:parent-style-name="Text_20_body">
      <style:text-properties officeooo:rsid="005fcdf7" officeooo:paragraph-rsid="001d0c87"/>
    </style:style>
    <style:style style:name="P149" style:family="paragraph" style:parent-style-name="Text_20_body">
      <style:text-properties officeooo:rsid="00c0b409" officeooo:paragraph-rsid="001d0c87"/>
    </style:style>
    <style:style style:name="P150" style:family="paragraph" style:parent-style-name="Text_20_body">
      <style:text-properties style:use-window-font-color="true" officeooo:rsid="00cbf137" officeooo:paragraph-rsid="001d0c87" fo:background-color="transparent"/>
    </style:style>
    <style:style style:name="P151" style:family="paragraph" style:parent-style-name="Text_20_body">
      <style:text-properties style:use-window-font-color="true" officeooo:rsid="00ed022b" officeooo:paragraph-rsid="001d0c87" fo:background-color="transparent"/>
    </style:style>
    <style:style style:name="P152" style:family="paragraph" style:parent-style-name="Text_20_body">
      <style:paragraph-properties fo:text-align="end" style:justify-single-word="false"/>
      <style:text-properties officeooo:rsid="00dec9e8" officeooo:paragraph-rsid="001d0c87"/>
    </style:style>
    <style:style style:name="P153" style:family="paragraph" style:parent-style-name="Text_20_body">
      <style:text-properties officeooo:rsid="00d292d3" officeooo:paragraph-rsid="001d0c87"/>
    </style:style>
    <style:style style:name="P154" style:family="paragraph" style:parent-style-name="Text_20_body">
      <style:text-properties officeooo:rsid="00a698fb" officeooo:paragraph-rsid="001d0c87"/>
    </style:style>
    <style:style style:name="P155" style:family="paragraph" style:parent-style-name="Text_20_body">
      <style:text-properties officeooo:rsid="00ae52ec" officeooo:paragraph-rsid="001d0c87"/>
    </style:style>
    <style:style style:name="P156" style:family="paragraph" style:parent-style-name="Text_20_body">
      <style:text-properties officeooo:rsid="0062ba89" officeooo:paragraph-rsid="001d0c87"/>
    </style:style>
    <style:style style:name="P157" style:family="paragraph" style:parent-style-name="Text_20_body">
      <style:text-properties officeooo:rsid="0063d244" officeooo:paragraph-rsid="001d0c87"/>
    </style:style>
    <style:style style:name="P158" style:family="paragraph" style:parent-style-name="Text_20_body">
      <style:text-properties officeooo:rsid="00679c48" officeooo:paragraph-rsid="001d0c87"/>
    </style:style>
    <style:style style:name="P159" style:family="paragraph" style:parent-style-name="Text_20_body">
      <style:text-properties officeooo:rsid="006de028" officeooo:paragraph-rsid="001d0c87"/>
    </style:style>
    <style:style style:name="P160" style:family="paragraph" style:parent-style-name="Text_20_body">
      <style:text-properties officeooo:rsid="006e6ddc" officeooo:paragraph-rsid="001d0c87"/>
    </style:style>
    <style:style style:name="P161" style:family="paragraph" style:parent-style-name="Text_20_body">
      <style:text-properties fo:language="ru" fo:country="RU" officeooo:rsid="0072612b" officeooo:paragraph-rsid="001d0c87"/>
    </style:style>
    <style:style style:name="P162" style:family="paragraph" style:parent-style-name="Text_20_body">
      <style:text-properties fo:language="ru" fo:country="RU" officeooo:rsid="0072612b" officeooo:paragraph-rsid="0036f3b6"/>
    </style:style>
    <style:style style:name="P163" style:family="paragraph" style:parent-style-name="Text_20_body">
      <style:text-properties fo:language="ru" fo:country="RU" officeooo:rsid="00741fec" officeooo:paragraph-rsid="001d0c87"/>
    </style:style>
    <style:style style:name="P164" style:family="paragraph" style:parent-style-name="Text_20_body">
      <style:text-properties fo:language="ru" fo:country="RU" officeooo:rsid="00b1a3db" officeooo:paragraph-rsid="001d0c87"/>
    </style:style>
    <style:style style:name="P165" style:family="paragraph" style:parent-style-name="Text_20_body">
      <style:text-properties fo:language="ru" fo:country="RU" officeooo:rsid="00b2de8f" officeooo:paragraph-rsid="001d0c87"/>
    </style:style>
    <style:style style:name="P166" style:family="paragraph" style:parent-style-name="Text_20_body">
      <style:text-properties fo:language="ru" fo:country="RU" officeooo:rsid="00b92ee7" officeooo:paragraph-rsid="001d0c87"/>
    </style:style>
    <style:style style:name="P167" style:family="paragraph" style:parent-style-name="Text_20_body">
      <style:text-properties fo:language="ru" fo:country="RU" officeooo:rsid="00bb3ecd" officeooo:paragraph-rsid="001d0c87"/>
    </style:style>
    <style:style style:name="P168" style:family="paragraph" style:parent-style-name="Text_20_body">
      <style:text-properties fo:language="ru" fo:country="RU" officeooo:rsid="00da30e6" officeooo:paragraph-rsid="001d0c87"/>
    </style:style>
    <style:style style:name="P169" style:family="paragraph" style:parent-style-name="Text_20_body">
      <style:text-properties fo:language="ru" fo:country="RU" officeooo:rsid="008992ab" officeooo:paragraph-rsid="001d0c87"/>
    </style:style>
    <style:style style:name="P170" style:family="paragraph" style:parent-style-name="Text_20_body">
      <style:text-properties fo:language="ru" fo:country="RU" officeooo:rsid="008fdce0" officeooo:paragraph-rsid="001d0c87"/>
    </style:style>
    <style:style style:name="P171" style:family="paragraph" style:parent-style-name="Text_20_body">
      <style:text-properties fo:language="ru" fo:country="RU" officeooo:rsid="00978da1" officeooo:paragraph-rsid="001d0c87"/>
    </style:style>
    <style:style style:name="P172" style:family="paragraph" style:parent-style-name="Text_20_body">
      <style:text-properties fo:language="ru" fo:country="RU" officeooo:rsid="00da7b08" officeooo:paragraph-rsid="001d0c87"/>
    </style:style>
    <style:style style:name="P173" style:family="paragraph" style:parent-style-name="Text_20_body">
      <style:text-properties fo:language="ru" fo:country="RU" officeooo:rsid="00dc55e8" officeooo:paragraph-rsid="001d0c87"/>
    </style:style>
    <style:style style:name="P174" style:family="paragraph" style:parent-style-name="Text_20_body">
      <style:text-properties fo:language="ru" fo:country="RU" officeooo:rsid="00296418" officeooo:paragraph-rsid="00296418"/>
    </style:style>
    <style:style style:name="P175" style:family="paragraph" style:parent-style-name="Text_20_body">
      <style:text-properties fo:language="ru" fo:country="RU" officeooo:rsid="00296418" officeooo:paragraph-rsid="0034c912"/>
    </style:style>
    <style:style style:name="P176" style:family="paragraph" style:parent-style-name="Text_20_body">
      <style:paragraph-properties fo:text-align="end" style:justify-single-word="false"/>
      <style:text-properties fo:language="ru" fo:country="RU" officeooo:rsid="002b2248" officeooo:paragraph-rsid="0034c912"/>
    </style:style>
    <style:style style:name="P177" style:family="paragraph" style:parent-style-name="Text_20_body">
      <style:text-properties fo:language="ru" fo:country="RU" officeooo:rsid="002bfbe8" officeooo:paragraph-rsid="002bfbe8"/>
    </style:style>
    <style:style style:name="P178" style:family="paragraph" style:parent-style-name="Text_20_body">
      <style:paragraph-properties fo:text-align="end" style:justify-single-word="false"/>
      <style:text-properties fo:language="ru" fo:country="RU" officeooo:rsid="002bfbe8" officeooo:paragraph-rsid="002bfbe8"/>
    </style:style>
    <style:style style:name="P179" style:family="paragraph" style:parent-style-name="Text_20_body">
      <style:text-properties fo:language="ru" fo:country="RU" officeooo:rsid="002da43b" officeooo:paragraph-rsid="002da43b"/>
    </style:style>
    <style:style style:name="P180" style:family="paragraph" style:parent-style-name="Text_20_body">
      <style:text-properties fo:language="ru" fo:country="RU" officeooo:rsid="002da43b" officeooo:paragraph-rsid="002f65a3"/>
    </style:style>
    <style:style style:name="P181" style:family="paragraph" style:parent-style-name="Text_20_body">
      <style:text-properties fo:language="ru" fo:country="RU" officeooo:rsid="0033425d" officeooo:paragraph-rsid="0033425d"/>
    </style:style>
    <style:style style:name="P182" style:family="paragraph" style:parent-style-name="Text_20_body">
      <style:text-properties fo:language="ru" fo:country="RU" officeooo:rsid="0034c912" officeooo:paragraph-rsid="0034c912"/>
    </style:style>
    <style:style style:name="P183" style:family="paragraph" style:parent-style-name="Text_20_body">
      <style:paragraph-properties fo:text-align="end" style:justify-single-word="false"/>
      <style:text-properties fo:language="ru" fo:country="RU" officeooo:rsid="0034c912" officeooo:paragraph-rsid="0034c912"/>
    </style:style>
    <style:style style:name="P184" style:family="paragraph" style:parent-style-name="Text_20_body">
      <style:paragraph-properties fo:text-align="end" style:justify-single-word="false"/>
      <style:text-properties fo:language="ru" fo:country="RU" officeooo:rsid="0034c912" officeooo:paragraph-rsid="00420f79"/>
    </style:style>
    <style:style style:name="P185" style:family="paragraph" style:parent-style-name="Text_20_body">
      <style:text-properties fo:language="ru" fo:country="RU" officeooo:rsid="0028aa5d" officeooo:paragraph-rsid="003ba192"/>
    </style:style>
    <style:style style:name="P186" style:family="paragraph" style:parent-style-name="Text_20_body">
      <style:text-properties fo:language="ru" fo:country="RU" officeooo:rsid="0036f3b6" officeooo:paragraph-rsid="0036f3b6"/>
    </style:style>
    <style:style style:name="P187" style:family="paragraph" style:parent-style-name="Text_20_body">
      <style:text-properties fo:language="ru" fo:country="RU" officeooo:rsid="00388ee3" officeooo:paragraph-rsid="00388ee3"/>
    </style:style>
    <style:style style:name="P188" style:family="paragraph" style:parent-style-name="Text_20_body">
      <style:text-properties fo:language="ru" fo:country="RU" officeooo:rsid="0038dbe6" officeooo:paragraph-rsid="0038dbe6"/>
    </style:style>
    <style:style style:name="P189" style:family="paragraph" style:parent-style-name="Text_20_body">
      <style:text-properties fo:language="ru" fo:country="RU" officeooo:rsid="003ba192" officeooo:paragraph-rsid="003ba192"/>
    </style:style>
    <style:style style:name="P190" style:family="paragraph" style:parent-style-name="Text_20_body">
      <style:text-properties fo:language="ru" fo:country="RU" officeooo:rsid="003cab6c" officeooo:paragraph-rsid="003cab6c"/>
    </style:style>
    <style:style style:name="P191" style:family="paragraph" style:parent-style-name="Text_20_body">
      <style:text-properties fo:language="ru" fo:country="RU" officeooo:rsid="003dedc1" officeooo:paragraph-rsid="003dedc1"/>
    </style:style>
    <style:style style:name="P192" style:family="paragraph" style:parent-style-name="Text_20_body">
      <style:paragraph-properties fo:text-align="end" style:justify-single-word="false"/>
      <style:text-properties fo:language="ru" fo:country="RU" officeooo:rsid="00457e24" officeooo:paragraph-rsid="00457e24"/>
    </style:style>
    <style:style style:name="P193" style:family="paragraph" style:parent-style-name="Text_20_body">
      <style:text-properties fo:language="ru" fo:country="RU" officeooo:rsid="004dbacd" officeooo:paragraph-rsid="004dbacd"/>
    </style:style>
    <style:style style:name="P194" style:family="paragraph" style:parent-style-name="Text_20_body">
      <style:paragraph-properties fo:text-align="end" style:justify-single-word="false"/>
      <style:text-properties fo:language="ru" fo:country="RU" officeooo:rsid="004dbacd" officeooo:paragraph-rsid="004dbacd"/>
    </style:style>
    <style:style style:name="P195" style:family="paragraph" style:parent-style-name="Text_20_body">
      <style:paragraph-properties fo:text-align="end" style:justify-single-word="false"/>
      <style:text-properties fo:language="ru" fo:country="RU" officeooo:rsid="00560aa4" officeooo:paragraph-rsid="00560aa4"/>
    </style:style>
    <style:style style:name="P196" style:family="paragraph" style:parent-style-name="Text_20_body">
      <style:text-properties fo:language="ru" fo:country="RU" officeooo:rsid="005aa054" officeooo:paragraph-rsid="005aa054"/>
    </style:style>
    <style:style style:name="P197" style:family="paragraph" style:parent-style-name="Text_20_body">
      <style:text-properties fo:language="ru" fo:country="RU" officeooo:rsid="005ae9e5" officeooo:paragraph-rsid="005ae9e5"/>
    </style:style>
    <style:style style:name="P198" style:family="paragraph" style:parent-style-name="Text_20_body">
      <style:text-properties fo:language="ru" fo:country="RU" officeooo:rsid="005ba580" officeooo:paragraph-rsid="005ba580"/>
    </style:style>
    <style:style style:name="P199" style:family="paragraph" style:parent-style-name="Text_20_body">
      <style:text-properties fo:language="ru" fo:country="RU" officeooo:rsid="005d7216" officeooo:paragraph-rsid="005d7216"/>
    </style:style>
    <style:style style:name="P200" style:family="paragraph" style:parent-style-name="Text_20_body">
      <style:text-properties fo:language="ru" fo:country="RU" officeooo:rsid="005dad7a" officeooo:paragraph-rsid="005dad7a"/>
    </style:style>
    <style:style style:name="P201" style:family="paragraph" style:parent-style-name="Text_20_body">
      <style:text-properties fo:language="ru" fo:country="RU" officeooo:rsid="005dad7a" officeooo:paragraph-rsid="005e6044"/>
    </style:style>
    <style:style style:name="P202" style:family="paragraph" style:parent-style-name="Text_20_body">
      <style:text-properties fo:language="ru" fo:country="RU" officeooo:rsid="005e6044" officeooo:paragraph-rsid="005e6044"/>
    </style:style>
    <style:style style:name="P203" style:family="paragraph" style:parent-style-name="Text_20_body">
      <style:text-properties officeooo:rsid="00747f77" officeooo:paragraph-rsid="001d0c87"/>
    </style:style>
    <style:style style:name="P204" style:family="paragraph" style:parent-style-name="Text_20_body">
      <style:text-properties officeooo:rsid="00da30e6" officeooo:paragraph-rsid="001d0c87"/>
    </style:style>
    <style:style style:name="P205" style:family="paragraph" style:parent-style-name="Text_20_body">
      <style:text-properties officeooo:rsid="00b149b3" officeooo:paragraph-rsid="001d0c87"/>
    </style:style>
    <style:style style:name="P206" style:family="paragraph" style:parent-style-name="Text_20_body">
      <style:text-properties officeooo:rsid="008574b9" officeooo:paragraph-rsid="001d0c87"/>
    </style:style>
    <style:style style:name="P207" style:family="paragraph" style:parent-style-name="Text_20_body">
      <style:text-properties officeooo:rsid="008992ab" officeooo:paragraph-rsid="001d0c87"/>
    </style:style>
    <style:style style:name="P208" style:family="paragraph" style:parent-style-name="Text_20_body">
      <style:text-properties officeooo:rsid="00804bf7" officeooo:paragraph-rsid="001d0c87"/>
    </style:style>
    <style:style style:name="P209" style:family="paragraph" style:parent-style-name="Text_20_body">
      <style:text-properties officeooo:rsid="008c2ac3" officeooo:paragraph-rsid="001d0c87"/>
    </style:style>
    <style:style style:name="P210" style:family="paragraph" style:parent-style-name="Text_20_body">
      <style:text-properties fo:language="en" fo:country="US" officeooo:rsid="00978da1" officeooo:paragraph-rsid="001d0c87"/>
    </style:style>
    <style:style style:name="P211" style:family="paragraph" style:parent-style-name="Text_20_body">
      <style:text-properties fo:language="en" fo:country="US" officeooo:rsid="00bb3ecd" officeooo:paragraph-rsid="001d0c87"/>
    </style:style>
    <style:style style:name="P212" style:family="paragraph" style:parent-style-name="Text_20_body">
      <style:text-properties fo:language="en" fo:country="US" officeooo:rsid="005e6044" officeooo:paragraph-rsid="005e6044"/>
    </style:style>
    <style:style style:name="P213" style:family="paragraph" style:parent-style-name="Text_20_body">
      <style:text-properties officeooo:rsid="009af498" officeooo:paragraph-rsid="001d0c87"/>
    </style:style>
    <style:style style:name="P214" style:family="paragraph" style:parent-style-name="Text_20_body">
      <style:paragraph-properties fo:text-align="end" style:justify-single-word="false"/>
      <style:text-properties officeooo:rsid="009af498" officeooo:paragraph-rsid="0034c912"/>
    </style:style>
    <style:style style:name="P215" style:family="paragraph" style:parent-style-name="Text_20_body">
      <style:paragraph-properties fo:text-align="end" style:justify-single-word="false"/>
      <style:text-properties officeooo:rsid="00e1ac9b" officeooo:paragraph-rsid="001d0c87"/>
    </style:style>
    <style:style style:name="P216" style:family="paragraph" style:parent-style-name="Text_20_body">
      <style:text-properties officeooo:rsid="00e1ac9b" officeooo:paragraph-rsid="001d0c87"/>
    </style:style>
    <style:style style:name="P217" style:family="paragraph" style:parent-style-name="Text_20_body">
      <style:paragraph-properties fo:text-align="end" style:justify-single-word="false"/>
      <style:text-properties officeooo:rsid="00e55350" officeooo:paragraph-rsid="001d0c87"/>
    </style:style>
    <style:style style:name="P218" style:family="paragraph" style:parent-style-name="Text_20_body">
      <style:paragraph-properties fo:text-align="end" style:justify-single-word="false"/>
      <style:text-properties officeooo:rsid="00e9d4c6" officeooo:paragraph-rsid="001d0c87"/>
    </style:style>
    <style:style style:name="P219" style:family="paragraph" style:parent-style-name="Text_20_body">
      <style:paragraph-properties fo:text-align="end" style:justify-single-word="false"/>
      <style:text-properties officeooo:rsid="00e9d4c6" officeooo:paragraph-rsid="00211338"/>
    </style:style>
    <style:style style:name="P220" style:family="paragraph" style:parent-style-name="Text_20_body">
      <style:paragraph-properties fo:text-align="end" style:justify-single-word="false"/>
      <style:text-properties officeooo:rsid="00e9d4c6" officeooo:paragraph-rsid="0022fea9"/>
    </style:style>
    <style:style style:name="P221" style:family="paragraph" style:parent-style-name="Text_20_body">
      <style:paragraph-properties fo:text-align="end" style:justify-single-word="false"/>
      <style:text-properties officeooo:rsid="00e9d4c6" officeooo:paragraph-rsid="00240e65"/>
    </style:style>
    <style:style style:name="P222" style:family="paragraph" style:parent-style-name="Text_20_body">
      <style:paragraph-properties fo:text-align="end" style:justify-single-word="false"/>
      <style:text-properties officeooo:rsid="00e9d4c6" officeooo:paragraph-rsid="00269a05"/>
    </style:style>
    <style:style style:name="P223" style:family="paragraph" style:parent-style-name="Text_20_body">
      <style:paragraph-properties fo:text-align="end" style:justify-single-word="false"/>
      <style:text-properties officeooo:rsid="00e9d4c6" officeooo:paragraph-rsid="0027b6cb"/>
    </style:style>
    <style:style style:name="P224" style:family="paragraph" style:parent-style-name="Text_20_body">
      <style:text-properties style:font-name="Times New Roman" fo:font-size="12pt" officeooo:paragraph-rsid="001d0c87"/>
    </style:style>
    <style:style style:name="P225" style:family="paragraph" style:parent-style-name="Text_20_body">
      <style:text-properties style:font-name="Times New Roman" officeooo:paragraph-rsid="001d0c87"/>
    </style:style>
    <style:style style:name="P226" style:family="paragraph" style:parent-style-name="Text_20_body">
      <style:text-properties style:font-name="Times New Roman" fo:language="ru" fo:country="RU" officeooo:rsid="0033425d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27" style:family="paragraph" style:parent-style-name="Text_20_body">
      <style:text-properties style:font-name="Times New Roman" fo:language="ru" fo:country="RU" officeooo:rsid="0034c912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28" style:family="paragraph" style:parent-style-name="Text_20_body">
      <style:text-properties officeooo:paragraph-rsid="001d0c87"/>
    </style:style>
    <style:style style:name="P229" style:family="paragraph" style:parent-style-name="Text_20_body">
      <style:text-properties officeooo:rsid="009d392d" officeooo:paragraph-rsid="001d0c87"/>
    </style:style>
    <style:style style:name="P230" style:family="paragraph" style:parent-style-name="Text_20_body">
      <style:text-properties officeooo:rsid="00990ee6" officeooo:paragraph-rsid="001d0c87"/>
    </style:style>
    <style:style style:name="P231" style:family="paragraph" style:parent-style-name="Text_20_body">
      <style:text-properties officeooo:paragraph-rsid="0034c912"/>
    </style:style>
    <style:style style:name="P232" style:family="paragraph" style:parent-style-name="Text_20_body">
      <style:text-properties officeooo:rsid="0047dedd" officeooo:paragraph-rsid="0047dedd"/>
    </style:style>
    <style:style style:name="P233" style:family="paragraph" style:parent-style-name="Text_20_body">
      <style:text-properties officeooo:rsid="0031b80a" officeooo:paragraph-rsid="0031b80a"/>
    </style:style>
    <style:style style:name="P23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1d0c87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23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d0c87" style:font-size-asian="12pt" style:font-size-complex="12pt" fo:hyphenate="false" fo:hyphenation-remain-char-count="2" fo:hyphenation-push-char-count="2"/>
    </style:style>
    <style:style style:name="P23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e44e3" style:font-size-asian="12pt" style:font-size-complex="12pt" fo:hyphenate="false" fo:hyphenation-remain-char-count="2" fo:hyphenation-push-char-count="2"/>
    </style:style>
    <style:style style:name="P23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23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3ec80" officeooo:paragraph-rsid="001d0c87" style:font-size-asian="12pt" style:font-size-complex="12pt" fo:hyphenate="false" fo:hyphenation-remain-char-count="2" fo:hyphenation-push-char-count="2"/>
    </style:style>
    <style:style style:name="P239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1d0c87" fo:hyphenate="false" fo:hyphenation-remain-char-count="2" fo:hyphenation-push-char-count="2"/>
    </style:style>
    <style:style style:name="P24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41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42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1d0c87"/>
    </style:style>
    <style:style style:name="P24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1d0c87"/>
    </style:style>
    <style:style style:name="P24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211338"/>
    </style:style>
    <style:style style:name="P245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e40fd6" officeooo:paragraph-rsid="001d0c87"/>
    </style:style>
    <style:style style:name="P24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1d0c87"/>
    </style:style>
    <style:style style:name="P24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2fea9"/>
    </style:style>
    <style:style style:name="P24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40e65"/>
    </style:style>
    <style:style style:name="P24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7b6cb"/>
    </style:style>
    <style:style style:name="P25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2248" officeooo:paragraph-rsid="0034c912"/>
    </style:style>
    <style:style style:name="P25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fbe8" officeooo:paragraph-rsid="002bfbe8"/>
    </style:style>
    <style:style style:name="P252" style:family="paragraph" style:parent-style-name="Text_20_body">
      <style:paragraph-properties fo:margin-left="0cm" fo:margin-right="0cm" fo:text-indent="0cm" style:auto-text-indent="false"/>
      <style:text-properties fo:language="ru" fo:country="RU" officeooo:rsid="0036f3b6" officeooo:paragraph-rsid="0036f3b6"/>
    </style:style>
    <style:style style:name="P25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4dbacd" officeooo:paragraph-rsid="004dbacd"/>
    </style:style>
    <style:style style:name="P25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34c912"/>
    </style:style>
    <style:style style:name="P255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/>
    </style:style>
    <style:style style:name="P256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257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25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0" style:family="paragraph" style:parent-style-name="Contents_20_1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P261" style:family="paragraph" style:parent-style-name="Quotations">
      <style:text-properties officeooo:paragraph-rsid="001d0c87"/>
    </style:style>
    <style:style style:name="P262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1d0c87" style:font-size-complex="12pt"/>
    </style:style>
    <style:style style:name="P263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1d0c87" style:font-size-complex="12pt"/>
    </style:style>
    <style:style style:name="P264" style:family="paragraph" style:parent-style-name="Standard">
      <style:text-properties officeooo:rsid="0072612b" officeooo:paragraph-rsid="001d0c87"/>
    </style:style>
    <style:style style:name="P265" style:family="paragraph" style:parent-style-name="Standard">
      <style:text-properties officeooo:rsid="00bb3ecd" officeooo:paragraph-rsid="001d0c87"/>
    </style:style>
    <style:style style:name="P266" style:family="paragraph" style:parent-style-name="Standard">
      <style:paragraph-properties fo:line-height="150%" fo:text-align="center" style:justify-single-word="false"/>
      <style:text-properties officeooo:rsid="001e1151" officeooo:paragraph-rsid="001d0c87"/>
    </style:style>
    <style:style style:name="P267" style:family="paragraph" style:parent-style-name="Standard">
      <style:paragraph-properties fo:line-height="150%" fo:text-align="start" style:justify-single-word="false"/>
      <style:text-properties fo:font-size="12pt" officeooo:paragraph-rsid="001d0c87" style:font-size-asian="12pt" style:font-size-complex="12pt"/>
    </style:style>
    <style:style style:name="P268" style:family="paragraph" style:parent-style-name="Standard">
      <style:paragraph-properties fo:text-align="center" style:justify-single-word="false"/>
      <style:text-properties officeooo:paragraph-rsid="001d0c87"/>
    </style:style>
    <style:style style:name="P269" style:family="paragraph" style:parent-style-name="Standard">
      <style:text-properties fo:language="ru" fo:country="RU" officeooo:rsid="0029b4f4" officeooo:paragraph-rsid="0029b4f4"/>
    </style:style>
    <style:style style:name="P270" style:family="paragraph" style:parent-style-name="Standard">
      <style:text-properties fo:language="ru" fo:country="RU" officeooo:rsid="00309565" officeooo:paragraph-rsid="00309565"/>
    </style:style>
    <style:style style:name="P271" style:family="paragraph" style:parent-style-name="Standard">
      <style:text-properties fo:language="ru" fo:country="RU" officeooo:rsid="00388ee3" officeooo:paragraph-rsid="00388ee3"/>
    </style:style>
    <style:style style:name="P272" style:family="paragraph" style:parent-style-name="Standard">
      <style:text-properties fo:language="ru" fo:country="RU" officeooo:rsid="003ba192" officeooo:paragraph-rsid="003ba192"/>
    </style:style>
    <style:style style:name="P273" style:family="paragraph" style:parent-style-name="Standard">
      <style:text-properties fo:language="ru" fo:country="RU" officeooo:rsid="004ca441" officeooo:paragraph-rsid="004ca441"/>
    </style:style>
    <style:style style:name="P274" style:family="paragraph" style:parent-style-name="Standard">
      <style:text-properties officeooo:rsid="00990ee6" officeooo:paragraph-rsid="001d0c87"/>
    </style:style>
    <style:style style:name="P275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officeooo:paragraph-rsid="001d0c87" style:font-size-asian="12pt" style:language-asian="ru" style:country-asian="RU" style:font-weight-asian="normal" style:font-name-complex="Times New Roman" style:font-size-complex="12pt" style:font-weight-complex="normal"/>
    </style:style>
    <style:style style:name="P276" style:family="paragraph" style:parent-style-name="Standard">
      <style:paragraph-properties fo:margin-left="0.501cm" fo:margin-right="0.497cm" fo:text-align="center" style:justify-single-word="false" fo:text-indent="0cm" style:auto-text-indent="false"/>
      <style:text-properties officeooo:paragraph-rsid="001d0c87"/>
    </style:style>
    <style:style style:name="P277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1d0c87" style:font-size-asian="12pt" style:font-size-complex="12pt"/>
    </style:style>
    <style:style style:name="P278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657c9e" style:font-size-asian="12pt" style:font-size-complex="12pt"/>
    </style:style>
    <style:style style:name="P279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c89a6" officeooo:paragraph-rsid="001d0c87" style:font-size-asian="12pt" style:font-size-complex="12pt"/>
    </style:style>
    <style:style style:name="P280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657c9e" officeooo:paragraph-rsid="00657c9e" style:font-size-asian="12pt" style:font-size-complex="12pt"/>
    </style:style>
    <style:style style:name="P281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6867af" officeooo:paragraph-rsid="006867af" style:font-size-asian="12pt" style:font-size-complex="12pt"/>
    </style:style>
    <style:style style:name="P282" style:family="paragraph" style:parent-style-name="Text_20_body" style:list-style-name="L3">
      <style:text-properties officeooo:rsid="00d7038e" officeooo:paragraph-rsid="001d0c87"/>
    </style:style>
    <style:style style:name="P283" style:family="paragraph" style:parent-style-name="Text_20_body" style:list-style-name="L4">
      <style:text-properties officeooo:rsid="00d7038e" officeooo:paragraph-rsid="001d0c87"/>
    </style:style>
    <style:style style:name="P284" style:family="paragraph" style:parent-style-name="Text_20_body" style:list-style-name="L5">
      <style:text-properties officeooo:rsid="00c0b409" officeooo:paragraph-rsid="001d0c87"/>
    </style:style>
    <style:style style:name="P285" style:family="paragraph" style:parent-style-name="Text_20_body" style:list-style-name="L6">
      <style:text-properties style:use-window-font-color="true" officeooo:rsid="00cbf137" officeooo:paragraph-rsid="001d0c87" fo:background-color="transparent"/>
    </style:style>
    <style:style style:name="P286" style:family="paragraph" style:parent-style-name="Text_20_body" style:list-style-name="L8">
      <style:text-properties officeooo:rsid="00bf97aa" officeooo:paragraph-rsid="001d0c87" fo:background-color="transparent"/>
    </style:style>
    <style:style style:name="P287" style:family="paragraph" style:parent-style-name="Text_20_body" style:list-style-name="L9">
      <style:text-properties fo:language="ru" fo:country="RU" officeooo:rsid="00747f77" officeooo:paragraph-rsid="001d0c87"/>
    </style:style>
    <style:style style:name="P288" style:family="paragraph" style:parent-style-name="Text_20_body" style:list-style-name="L10">
      <style:text-properties fo:language="ru" fo:country="RU" officeooo:rsid="00b1a3db" officeooo:paragraph-rsid="001d0c87"/>
    </style:style>
    <style:style style:name="P289" style:family="paragraph" style:parent-style-name="Text_20_body" style:list-style-name="L10">
      <style:text-properties fo:language="ru" fo:country="RU" officeooo:rsid="00b2de8f" officeooo:paragraph-rsid="001d0c87"/>
    </style:style>
    <style:style style:name="P290" style:family="paragraph" style:parent-style-name="Text_20_body" style:list-style-name="L11">
      <style:text-properties fo:language="ru" fo:country="RU" officeooo:rsid="0086e162" officeooo:paragraph-rsid="001d0c87"/>
    </style:style>
    <style:style style:name="P291" style:family="paragraph" style:parent-style-name="Text_20_body" style:list-style-name="L11">
      <style:text-properties fo:language="ru" fo:country="RU" officeooo:rsid="00b149b3" officeooo:paragraph-rsid="001d0c87"/>
    </style:style>
    <style:style style:name="P292" style:family="paragraph" style:parent-style-name="Text_20_body" style:list-style-name="L12">
      <style:text-properties fo:language="ru" fo:country="RU" officeooo:rsid="00b149b3" officeooo:paragraph-rsid="001d0c87"/>
    </style:style>
    <style:style style:name="P293" style:family="paragraph" style:parent-style-name="Text_20_body" style:list-style-name="L12">
      <style:text-properties fo:language="ru" fo:country="RU" officeooo:rsid="00b03f62" officeooo:paragraph-rsid="001d0c87"/>
    </style:style>
    <style:style style:name="P294" style:family="paragraph" style:parent-style-name="Text_20_body" style:list-style-name="L12">
      <style:text-properties fo:language="ru" fo:country="RU" officeooo:rsid="008b4155" officeooo:paragraph-rsid="001d0c87"/>
    </style:style>
    <style:style style:name="P295" style:family="paragraph" style:parent-style-name="Text_20_body" style:list-style-name="L13">
      <style:text-properties fo:language="ru" fo:country="RU" officeooo:rsid="008fc7c5" officeooo:paragraph-rsid="001d0c87"/>
    </style:style>
    <style:style style:name="P296" style:family="paragraph" style:parent-style-name="Text_20_body" style:list-style-name="L13">
      <style:text-properties fo:language="ru" fo:country="RU" officeooo:rsid="008fdce0" officeooo:paragraph-rsid="001d0c87"/>
    </style:style>
    <style:style style:name="P297" style:family="paragraph" style:parent-style-name="Text_20_body" style:list-style-name="L14">
      <style:text-properties fo:language="ru" fo:country="RU" officeooo:rsid="008fdce0" officeooo:paragraph-rsid="001d0c87"/>
    </style:style>
    <style:style style:name="P298" style:family="paragraph" style:parent-style-name="Text_20_body" style:list-style-name="L15">
      <style:text-properties fo:language="ru" fo:country="RU" officeooo:rsid="00da7b08" officeooo:paragraph-rsid="001d0c87"/>
    </style:style>
    <style:style style:name="P299" style:family="paragraph" style:parent-style-name="Text_20_body" style:list-style-name="L17">
      <style:text-properties fo:language="ru" fo:country="RU" officeooo:rsid="003ba192" officeooo:paragraph-rsid="003ba192"/>
    </style:style>
    <style:style style:name="P300" style:family="paragraph" style:parent-style-name="Text_20_body" style:list-style-name="L18">
      <style:text-properties fo:language="ru" fo:country="RU" officeooo:rsid="003ba192" officeooo:paragraph-rsid="003ba192"/>
    </style:style>
    <style:style style:name="P301" style:family="paragraph" style:parent-style-name="Text_20_body" style:list-style-name="L18">
      <style:text-properties fo:language="ru" fo:country="RU" officeooo:rsid="003cab6c" officeooo:paragraph-rsid="003cab6c"/>
    </style:style>
    <style:style style:name="P302" style:family="paragraph" style:parent-style-name="Text_20_body">
      <style:text-properties fo:language="ru" fo:country="RU" officeooo:rsid="0033425d" officeooo:paragraph-rsid="0031b80a"/>
    </style:style>
    <style:style style:name="P303" style:family="paragraph" style:parent-style-name="Text_20_body" style:list-style-name="L19">
      <style:text-properties fo:language="ru" fo:country="RU" officeooo:rsid="0048c6bc" officeooo:paragraph-rsid="0048c6bc"/>
    </style:style>
    <style:style style:name="P304" style:family="paragraph" style:parent-style-name="Text_20_body">
      <style:text-properties fo:language="ru" fo:country="RU" officeooo:rsid="004dbacd" officeooo:paragraph-rsid="004dbacd"/>
    </style:style>
    <style:style style:name="P305" style:family="paragraph" style:parent-style-name="Text_20_body" style:list-style-name="L21">
      <style:text-properties fo:language="ru" fo:country="RU" officeooo:rsid="005ba580" officeooo:paragraph-rsid="005ba580"/>
    </style:style>
    <style:style style:name="P306" style:family="paragraph" style:parent-style-name="Text_20_body" style:list-style-name="L22">
      <style:text-properties fo:language="ru" fo:country="RU" officeooo:rsid="005d7216" officeooo:paragraph-rsid="005d7216"/>
    </style:style>
    <style:style style:name="P307" style:family="paragraph" style:parent-style-name="Text_20_body">
      <style:text-properties fo:language="ru" fo:country="RU" officeooo:rsid="00614553" officeooo:paragraph-rsid="00614553"/>
    </style:style>
    <style:style style:name="P308" style:family="paragraph" style:parent-style-name="Text_20_body" style:list-style-name="L10">
      <style:text-properties officeooo:rsid="00b1a3db" officeooo:paragraph-rsid="001d0c87"/>
    </style:style>
    <style:style style:name="P309" style:family="paragraph" style:parent-style-name="Text_20_body" style:list-style-name="L10">
      <style:text-properties officeooo:rsid="00b2de8f" officeooo:paragraph-rsid="001d0c87"/>
    </style:style>
    <style:style style:name="P310" style:family="paragraph" style:parent-style-name="Text_20_body" style:list-style-name="L11">
      <style:text-properties officeooo:rsid="0081db8c" officeooo:paragraph-rsid="001d0c87"/>
    </style:style>
    <style:style style:name="P311" style:family="paragraph" style:parent-style-name="Text_20_body" style:list-style-name="L11">
      <style:text-properties officeooo:rsid="00b03f62" officeooo:paragraph-rsid="001d0c87"/>
    </style:style>
    <style:style style:name="P312" style:family="paragraph" style:parent-style-name="Text_20_body" style:list-style-name="L11">
      <style:text-properties officeooo:rsid="008574b9" officeooo:paragraph-rsid="001d0c87"/>
    </style:style>
    <style:style style:name="P313" style:family="paragraph" style:parent-style-name="Text_20_body" style:list-style-name="L13">
      <style:text-properties officeooo:rsid="008fc7c5" officeooo:paragraph-rsid="001d0c87"/>
    </style:style>
    <style:style style:name="P314" style:family="paragraph" style:parent-style-name="Text_20_body" style:list-style-name="L14">
      <style:text-properties officeooo:rsid="008fdce0" officeooo:paragraph-rsid="001d0c87"/>
    </style:style>
    <style:style style:name="P315" style:family="paragraph" style:parent-style-name="Text_20_body" style:list-style-name="L15">
      <style:text-properties fo:language="en" fo:country="US" officeooo:rsid="00da30e6" officeooo:paragraph-rsid="001d0c87"/>
    </style:style>
    <style:style style:name="P316" style:family="paragraph" style:parent-style-name="Text_20_body" style:list-style-name="L20">
      <style:text-properties fo:language="en" fo:country="US" officeooo:rsid="004dbacd" officeooo:paragraph-rsid="004dbacd"/>
    </style:style>
    <style:style style:name="P317" style:family="paragraph" style:parent-style-name="Text_20_body">
      <style:text-properties fo:language="en" fo:country="US" officeooo:rsid="005dad7a" officeooo:paragraph-rsid="005dad7a"/>
    </style:style>
    <style:style style:name="P318" style:family="paragraph" style:parent-style-name="Text_20_body" style:list-style-name="L28">
      <style:text-properties fo:language="en" fo:country="US" officeooo:rsid="00614553" officeooo:paragraph-rsid="00614553"/>
    </style:style>
    <style:style style:name="P319" style:family="paragraph" style:parent-style-name="Text_20_body">
      <style:text-properties fo:language="en" fo:country="US" officeooo:rsid="00614553" officeooo:paragraph-rsid="00614553"/>
    </style:style>
    <style:style style:name="P320" style:family="paragraph" style:parent-style-name="Text_20_body">
      <style:text-properties fo:language="en" fo:country="US" officeooo:rsid="00614553" officeooo:paragraph-rsid="00621bda"/>
    </style:style>
    <style:style style:name="P321" style:family="paragraph" style:parent-style-name="Text_20_body">
      <style:text-properties fo:language="en" fo:country="US" officeooo:rsid="0062df12" officeooo:paragraph-rsid="0062df12"/>
    </style:style>
    <style:style style:name="P322" style:family="paragraph" style:parent-style-name="Text_20_body" style:list-style-name="L29">
      <style:text-properties fo:language="en" fo:country="US" officeooo:rsid="0062df12" officeooo:paragraph-rsid="0062df12"/>
    </style:style>
    <style:style style:name="P323" style:family="paragraph" style:parent-style-name="Text_20_body" style:list-style-name="L16">
      <style:text-properties officeooo:rsid="009a0130" officeooo:paragraph-rsid="0034c912"/>
    </style:style>
    <style:style style:name="P324" style:family="paragraph" style:parent-style-name="Text_20_body" style:list-style-name="L20">
      <style:text-properties officeooo:paragraph-rsid="004dbacd"/>
    </style:style>
    <style:style style:name="P325" style:family="paragraph" style:parent-style-name="Text_20_body" style:list-style-name="L23">
      <style:text-properties officeooo:paragraph-rsid="001d0c87"/>
    </style:style>
    <style:style style:name="P326" style:family="paragraph" style:parent-style-name="Text_20_body" style:list-style-name="L23">
      <style:text-properties style:font-name="Times New Roman" officeooo:paragraph-rsid="001d0c87"/>
    </style:style>
    <style:style style:name="P327" style:family="paragraph" style:parent-style-name="Text_20_body" style:list-style-name="L24">
      <style:text-properties style:font-name="Times New Roman" officeooo:paragraph-rsid="001d0c87"/>
    </style:style>
    <style:style style:name="P328" style:family="paragraph" style:parent-style-name="Text_20_body" style:list-style-name="L24">
      <style:text-properties style:font-name="Times New Roman" fo:font-size="12pt" officeooo:paragraph-rsid="001d0c87"/>
    </style:style>
    <style:style style:name="P329" style:family="paragraph" style:parent-style-name="Text_20_body" style:list-style-name="L25">
      <style:text-properties style:font-name="Times New Roman" fo:font-size="12pt" officeooo:paragraph-rsid="001d0c87"/>
    </style:style>
    <style:style style:name="P330" style:family="paragraph" style:parent-style-name="Text_20_body" style:list-style-name="L26">
      <style:text-properties style:font-name="Times New Roman" fo:font-size="12pt" officeooo:paragraph-rsid="001d0c87"/>
    </style:style>
    <style:style style:name="P331" style:family="paragraph" style:parent-style-name="Text_20_body" style:list-style-name="L26">
      <style:text-properties officeooo:paragraph-rsid="001d0c87"/>
    </style:style>
    <style:style style:name="P332" style:family="paragraph" style:parent-style-name="Text_20_body" style:list-style-name="L2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333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334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335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336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1d0c87" fo:hyphenate="false" fo:hyphenation-remain-char-count="2" fo:hyphenation-push-char-count="2"/>
    </style:style>
    <style:style style:name="P337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ed022b" officeooo:paragraph-rsid="001d0c87" fo:hyphenate="false" fo:hyphenation-remain-char-count="2" fo:hyphenation-push-char-count="2"/>
    </style:style>
    <style:style style:name="P338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339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340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341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342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343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344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345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346" style:family="paragraph" style:parent-style-name="Text_20_body" style:list-style-name="L6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style:use-window-font-color="true" officeooo:rsid="00ec89a6" officeooo:paragraph-rsid="001d0c87" fo:background-color="transparent" fo:hyphenate="false" fo:hyphenation-remain-char-count="2" fo:hyphenation-push-char-count="2"/>
    </style:style>
    <style:style style:name="P347" style:family="paragraph" style:parent-style-name="Text_20_body" style:list-style-name="L7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348" style:family="paragraph" style:parent-style-name="Text_20_body" style:list-style-name="L7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349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1d0c87" style:font-size-asian="12pt" style:font-size-complex="12pt"/>
    </style:style>
    <style:style style:name="P350" style:family="paragraph" style:parent-style-name="Text_20_body_20__28_user_29_" style:list-style-name="L27">
      <style:text-properties officeooo:paragraph-rsid="001d0c87"/>
    </style:style>
    <style:style style:name="P351" style:family="paragraph" style:parent-style-name="Text_20_body_20__28_user_29_" style:list-style-name="L27">
      <style:text-properties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352" style:family="paragraph" style:parent-style-name="Text_20_body_20__28_user_29_" style:list-style-name="L27">
      <style:text-properties fo:language="en" fo:country="US" officeooo:rsid="0095f2e5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353" style:family="paragraph" style:parent-style-name="Text_20_body_20__28_user_29_" style:list-style-name="L27">
      <style:text-properties fo:language="en" fo:country="US" officeooo:rsid="00adc3e0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354" style:family="paragraph" style:parent-style-name="Text_20_body_20__28_user_29_" style:list-style-name="L27">
      <style:text-properties fo:color="#000000" style:font-name="Times New Roman2" fo:font-size="12pt" fo:language="ru" fo:country="RU" officeooo:rsid="00d610e9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355" style:family="paragraph" style:parent-style-name="Text_20_body_20__28_user_29_" style:list-style-name="L27">
      <style:text-properties fo:color="#000000" style:font-name="Times New Roman2" fo:font-size="12pt" fo:language="ru" fo:country="RU" officeooo:rsid="00d7038e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356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officeooo:paragraph-rsid="001d0c87" style:font-size-complex="12pt"/>
    </style:style>
    <style:style style:name="P357" style:family="paragraph" style:parent-style-name="Heading_20_1">
      <style:paragraph-properties fo:text-align="center" style:justify-single-word="false"/>
      <style:text-properties fo:font-weight="normal" officeooo:paragraph-rsid="001d0c87" style:font-weight-asian="normal" style:font-weight-complex="normal"/>
    </style:style>
    <style:style style:name="P358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d0c87" fo:hyphenate="false" fo:hyphenation-remain-char-count="2" fo:hyphenation-push-char-count="2"/>
    </style:style>
    <style:style style:name="P359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  <style:text-properties officeooo:paragraph-rsid="001d0c87"/>
    </style:style>
    <style:style style:name="P360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1d0c87"/>
    </style:style>
    <style:style style:name="P361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1d0c87"/>
    </style:style>
    <style:style style:name="P362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1d0c87"/>
    </style:style>
    <style:style style:name="P363" style:family="paragraph" style:parent-style-name="Heading_20_1">
      <style:paragraph-properties fo:text-align="center" style:justify-single-word="false" fo:break-before="page"/>
      <style:text-properties officeooo:rsid="001e1151" officeooo:paragraph-rsid="001d0c87"/>
    </style:style>
    <style:style style:name="P364" style:family="paragraph" style:parent-style-name="Heading_20_1" style:list-style-name="WW8Num1">
      <style:paragraph-properties fo:text-align="center" style:justify-single-word="false" fo:break-before="page"/>
      <style:text-properties officeooo:paragraph-rsid="001d0c87"/>
    </style:style>
    <style:style style:name="P365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1d0c87" fo:hyphenate="false" fo:hyphenation-remain-char-count="2" fo:hyphenation-push-char-count="2"/>
    </style:style>
    <style:style style:name="P366" style:family="paragraph" style:parent-style-name="Heading_20_2">
      <style:paragraph-properties fo:text-align="center" style:justify-single-word="false"/>
      <style:text-properties officeooo:paragraph-rsid="001d0c87"/>
    </style:style>
    <style:style style:name="P367" style:family="paragraph" style:parent-style-name="Heading_20_2">
      <style:text-properties officeooo:paragraph-rsid="001d0c87"/>
    </style:style>
    <style:style style:name="P368" style:family="paragraph" style:parent-style-name="Heading_20_2">
      <style:paragraph-properties fo:margin-top="0cm" fo:margin-bottom="0.499cm" loext:contextual-spacing="false"/>
      <style:text-properties fo:language="ru" fo:country="RU" officeooo:paragraph-rsid="001d0c87" loext:padding="0cm" loext:border="none"/>
    </style:style>
    <style:style style:name="P369" style:family="paragraph" style:parent-style-name="Heading_20_2">
      <style:paragraph-properties fo:break-before="page"/>
      <style:text-properties officeooo:paragraph-rsid="001d0c87"/>
    </style:style>
    <style:style style:name="P370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1d0c87"/>
    </style:style>
    <style:style style:name="P371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1d0c87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81db8c"/>
    </style:style>
    <style:style style:name="T7" style:family="text">
      <style:text-properties fo:language="ru" fo:country="RU" officeooo:rsid="005fcdf7"/>
    </style:style>
    <style:style style:name="T8" style:family="text">
      <style:text-properties fo:language="ru" fo:country="RU" officeooo:rsid="00da30e6"/>
    </style:style>
    <style:style style:name="T9" style:family="text">
      <style:text-properties fo:language="ru" fo:country="RU" officeooo:rsid="00b1a3db"/>
    </style:style>
    <style:style style:name="T10" style:family="text">
      <style:text-properties fo:language="ru" fo:country="RU" officeooo:rsid="00b2de8f"/>
    </style:style>
    <style:style style:name="T11" style:family="text">
      <style:text-properties fo:language="ru" fo:country="RU" officeooo:rsid="0086e162"/>
    </style:style>
    <style:style style:name="T12" style:family="text">
      <style:text-properties fo:language="ru" fo:country="RU" officeooo:rsid="00b03f62"/>
    </style:style>
    <style:style style:name="T13" style:family="text">
      <style:text-properties fo:language="ru" fo:country="RU" officeooo:rsid="008fc7c5"/>
    </style:style>
    <style:style style:name="T14" style:family="text">
      <style:text-properties fo:language="ru" fo:country="RU" officeooo:rsid="00b149b3"/>
    </style:style>
    <style:style style:name="T15" style:family="text">
      <style:text-properties fo:language="ru" fo:country="RU" officeooo:rsid="00bccb6d"/>
    </style:style>
    <style:style style:name="T16" style:family="text">
      <style:text-properties fo:language="ru" fo:country="RU" officeooo:rsid="00e55350"/>
    </style:style>
    <style:style style:name="T17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8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9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20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21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22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23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24" style:family="text">
      <style:text-properties fo:language="ru" fo:country="RU" officeooo:rsid="0096dfee"/>
    </style:style>
    <style:style style:name="T25" style:family="text">
      <style:text-properties fo:language="ru" fo:country="RU" officeooo:rsid="00921f07"/>
    </style:style>
    <style:style style:name="T26" style:family="text">
      <style:text-properties fo:language="ru" fo:country="RU" officeooo:rsid="0022fea9"/>
    </style:style>
    <style:style style:name="T27" style:family="text">
      <style:text-properties fo:language="ru" fo:country="RU" officeooo:rsid="00240e65"/>
    </style:style>
    <style:style style:name="T28" style:family="text">
      <style:text-properties fo:language="ru" fo:country="RU" officeooo:rsid="0025c9fa"/>
    </style:style>
    <style:style style:name="T29" style:family="text">
      <style:text-properties fo:language="ru" fo:country="RU" officeooo:rsid="00269a05"/>
    </style:style>
    <style:style style:name="T30" style:family="text">
      <style:text-properties fo:language="ru" fo:country="RU" officeooo:rsid="0027b6cb"/>
    </style:style>
    <style:style style:name="T31" style:family="text">
      <style:text-properties fo:language="ru" fo:country="RU" officeooo:rsid="002801f9"/>
    </style:style>
    <style:style style:name="T32" style:family="text">
      <style:text-properties fo:language="ru" fo:country="RU" officeooo:rsid="0034c912"/>
    </style:style>
    <style:style style:name="T33" style:family="text">
      <style:text-properties fo:language="ru" fo:country="RU" officeooo:rsid="0038dbe6"/>
    </style:style>
    <style:style style:name="T34" style:family="text">
      <style:text-properties fo:language="ru" fo:country="RU" officeooo:rsid="0033425d"/>
    </style:style>
    <style:style style:name="T35" style:family="text">
      <style:text-properties fo:language="ru" fo:country="RU" officeooo:rsid="0046e06d"/>
    </style:style>
    <style:style style:name="T36" style:family="text">
      <style:text-properties fo:language="ru" fo:country="RU" officeooo:rsid="0048c6bc"/>
    </style:style>
    <style:style style:name="T37" style:family="text">
      <style:text-properties fo:language="ru" fo:country="RU" officeooo:rsid="004dbacd"/>
    </style:style>
    <style:style style:name="T38" style:family="text">
      <style:text-properties fo:language="ru" fo:country="RU" officeooo:rsid="00560aa4"/>
    </style:style>
    <style:style style:name="T39" style:family="text">
      <style:text-properties fo:language="ru" fo:country="RU" officeooo:rsid="00621bda"/>
    </style:style>
    <style:style style:name="T40" style:family="text">
      <style:text-properties fo:font-size="8pt" fo:font-style="normal" style:font-name-asian="ISOCPEUR" style:font-size-asian="8pt" style:font-style-asian="normal" style:font-size-complex="8pt"/>
    </style:style>
    <style:style style:name="T41" style:family="text">
      <style:text-properties fo:font-size="8pt" fo:font-style="normal" style:font-size-asian="8pt" style:font-style-asian="normal" style:font-size-complex="8pt"/>
    </style:style>
    <style:style style:name="T42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43" style:family="text">
      <style:text-properties officeooo:rsid="003b9aa5"/>
    </style:style>
    <style:style style:name="T44" style:family="text">
      <style:text-properties style:font-name="ISOCPEUR" fo:font-size="8pt" style:font-size-asian="8pt" style:font-name-complex="ISOCPEUR" style:font-size-complex="8pt"/>
    </style:style>
    <style:style style:name="T45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46" style:family="text">
      <style:text-properties fo:font-style="normal" style:font-style-asian="normal" style:font-size-complex="14pt"/>
    </style:style>
    <style:style style:name="T47" style:family="text">
      <style:text-properties fo:font-style="normal" fo:font-weight="normal"/>
    </style:style>
    <style:style style:name="T48" style:family="text">
      <style:text-properties fo:font-style="normal" fo:font-weight="normal" officeooo:rsid="004a517a"/>
    </style:style>
    <style:style style:name="T49" style:family="text">
      <style:text-properties fo:language="en" fo:country="US"/>
    </style:style>
    <style:style style:name="T50" style:family="text">
      <style:text-properties fo:language="en" fo:country="US" fo:font-style="normal" style:font-style-asian="normal" style:font-size-complex="14pt"/>
    </style:style>
    <style:style style:name="T51" style:family="text">
      <style:text-properties fo:language="en" fo:country="US" officeooo:rsid="00b37c26"/>
    </style:style>
    <style:style style:name="T52" style:family="text">
      <style:text-properties fo:language="en" fo:country="US" officeooo:rsid="0086e162"/>
    </style:style>
    <style:style style:name="T53" style:family="text">
      <style:text-properties fo:language="en" fo:country="US" officeooo:rsid="00b03f62"/>
    </style:style>
    <style:style style:name="T54" style:family="text">
      <style:text-properties fo:language="en" fo:country="US" officeooo:rsid="008fc7c5"/>
    </style:style>
    <style:style style:name="T55" style:family="text">
      <style:text-properties fo:language="en" fo:country="US" officeooo:rsid="00e55350"/>
    </style:style>
    <style:style style:name="T56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57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58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59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60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61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62" style:family="text">
      <style:text-properties fo:language="en" fo:country="US" officeooo:rsid="00bf97aa"/>
    </style:style>
    <style:style style:name="T63" style:family="text">
      <style:text-properties fo:language="en" fo:country="US" officeooo:rsid="0022fea9"/>
    </style:style>
    <style:style style:name="T64" style:family="text">
      <style:text-properties fo:language="en" fo:country="US" officeooo:rsid="004dbacd"/>
    </style:style>
    <style:style style:name="T65" style:family="text">
      <style:text-properties fo:language="en" fo:country="US" officeooo:rsid="0052ef09"/>
    </style:style>
    <style:style style:name="T66" style:family="text">
      <style:text-properties fo:language="en" fo:country="US" officeooo:rsid="00559636"/>
    </style:style>
    <style:style style:name="T67" style:family="text">
      <style:text-properties fo:language="en" fo:country="US" officeooo:rsid="0054038c"/>
    </style:style>
    <style:style style:name="T68" style:family="text">
      <style:text-properties fo:language="en" fo:country="US" officeooo:rsid="00560c99"/>
    </style:style>
    <style:style style:name="T69" style:family="text">
      <style:text-properties fo:language="en" fo:country="US" officeooo:rsid="005dad7a"/>
    </style:style>
    <style:style style:name="T70" style:family="text">
      <style:text-properties fo:language="en" fo:country="US" officeooo:rsid="005e6044"/>
    </style:style>
    <style:style style:name="T71" style:family="text">
      <style:text-properties fo:language="en" fo:country="US" officeooo:rsid="006011ff"/>
    </style:style>
    <style:style style:name="T72" style:family="text">
      <style:text-properties fo:language="en" fo:country="US" officeooo:rsid="006384e5"/>
    </style:style>
    <style:style style:name="T73" style:family="text">
      <style:text-properties fo:color="#000000" fo:font-size="12pt" style:font-size-asian="12pt" style:font-size-complex="12pt"/>
    </style:style>
    <style:style style:name="T74" style:family="text">
      <style:text-properties fo:color="#000000" fo:font-size="12pt" officeooo:rsid="0006d2d6" style:font-size-asian="12pt" style:font-size-complex="12pt"/>
    </style:style>
    <style:style style:name="T75" style:family="text">
      <style:text-properties fo:color="#000000" style:font-name="Times New Roman2" fo:font-size="12pt" fo:language="en" fo:country="US"/>
    </style:style>
    <style:style style:name="T76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77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78" style:family="text">
      <style:text-properties fo:font-variant="normal" fo:text-transform="none" fo:letter-spacing="normal" fo:font-style="normal" fo:font-weight="normal"/>
    </style:style>
    <style:style style:name="T79" style:family="text">
      <style:text-properties fo:font-variant="normal" fo:text-transform="none" fo:letter-spacing="normal" fo:font-style="normal" fo:font-weight="normal" officeooo:rsid="004d4282"/>
    </style:style>
    <style:style style:name="T80" style:family="text">
      <style:text-properties fo:font-variant="normal" fo:text-transform="none" fo:letter-spacing="normal" fo:font-style="normal" fo:font-weight="normal" officeooo:rsid="00413d7d"/>
    </style:style>
    <style:style style:name="T81" style:family="text">
      <style:text-properties fo:font-variant="normal" fo:text-transform="none" fo:letter-spacing="normal" fo:font-style="normal" fo:font-weight="normal" officeooo:rsid="0044ec62"/>
    </style:style>
    <style:style style:name="T82" style:family="text">
      <style:text-properties fo:font-variant="normal" fo:text-transform="none" fo:letter-spacing="normal" fo:font-style="normal" fo:font-weight="normal" officeooo:rsid="0048cae4"/>
    </style:style>
    <style:style style:name="T83" style:family="text">
      <style:text-properties fo:font-variant="normal" fo:text-transform="none" fo:letter-spacing="normal" fo:font-style="normal" fo:font-weight="normal" officeooo:rsid="0049574b"/>
    </style:style>
    <style:style style:name="T84" style:family="text">
      <style:text-properties fo:font-variant="normal" fo:text-transform="none" fo:letter-spacing="normal" fo:font-style="normal" fo:font-weight="normal" officeooo:rsid="004b49cb"/>
    </style:style>
    <style:style style:name="T85" style:family="text">
      <style:text-properties fo:font-variant="normal" fo:text-transform="none" fo:letter-spacing="normal" fo:font-style="normal" fo:font-weight="normal" officeooo:rsid="004f228c"/>
    </style:style>
    <style:style style:name="T86" style:family="text">
      <style:text-properties fo:font-variant="normal" fo:text-transform="none" fo:letter-spacing="normal" fo:font-style="normal" fo:font-weight="normal" officeooo:rsid="004fd0db"/>
    </style:style>
    <style:style style:name="T87" style:family="text">
      <style:text-properties fo:font-variant="normal" fo:text-transform="none" fo:letter-spacing="normal" fo:font-style="normal" fo:font-weight="normal" officeooo:rsid="0051b04c"/>
    </style:style>
    <style:style style:name="T88" style:family="text">
      <style:text-properties fo:font-variant="normal" fo:text-transform="none" fo:letter-spacing="normal" fo:font-style="normal" fo:font-weight="normal" officeooo:rsid="00536b17"/>
    </style:style>
    <style:style style:name="T89" style:family="text">
      <style:text-properties fo:font-variant="normal" fo:text-transform="none" style:font-name="Times New Roman" fo:font-size="12pt" fo:letter-spacing="normal" fo:language="ru" fo:country="RU" fo:font-style="normal" fo:font-weight="normal" style:font-size-asian="12pt" style:font-size-complex="12pt"/>
    </style:style>
    <style:style style:name="T90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91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92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93" style:family="text">
      <style:text-properties style:font-name="Times New Roman"/>
    </style:style>
    <style:style style:name="T94" style:family="text">
      <style:text-properties style:font-name="Times New Roman" fo:font-size="12pt"/>
    </style:style>
    <style:style style:name="T95" style:family="text">
      <style:text-properties style:font-name="Times New Roman" fo:font-size="12pt" style:font-size-asian="12pt" style:font-size-complex="12pt"/>
    </style:style>
    <style:style style:name="T96" style:family="text">
      <style:text-properties style:font-name="Times New Roman" fo:font-size="12pt" fo:font-style="normal" fo:font-weight="normal" style:font-size-asian="12pt" style:font-size-complex="12pt"/>
    </style:style>
    <style:style style:name="T97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98" style:family="text">
      <style:text-properties style:font-name="Times New Roman" officeooo:rsid="003aede6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99" style:family="text">
      <style:text-properties style:font-name="Times New Roman" officeooo:rsid="009eef2e"/>
    </style:style>
    <style:style style:name="T100" style:family="text">
      <style:text-properties officeooo:rsid="004f228c"/>
    </style:style>
    <style:style style:name="T101" style:family="text">
      <style:text-properties officeooo:rsid="00a8cf2f"/>
    </style:style>
    <style:style style:name="T102" style:family="text">
      <style:text-properties officeooo:rsid="00589dc3"/>
    </style:style>
    <style:style style:name="T103" style:family="text">
      <style:text-properties officeooo:rsid="00c63f00"/>
    </style:style>
    <style:style style:name="T104" style:family="text">
      <style:text-properties fo:font-size="12pt"/>
    </style:style>
    <style:style style:name="T105" style:family="text">
      <style:text-properties fo:font-size="12pt" style:font-size-asian="12pt" style:font-size-complex="12pt"/>
    </style:style>
    <style:style style:name="T106" style:family="text">
      <style:text-properties fo:font-size="12pt" officeooo:rsid="00c63f00" style:font-size-asian="12pt" style:font-size-complex="12pt"/>
    </style:style>
    <style:style style:name="T107" style:family="text">
      <style:text-properties fo:font-size="12pt" officeooo:rsid="00d4c693" style:font-size-asian="12pt" style:font-size-complex="12pt"/>
    </style:style>
    <style:style style:name="T108" style:family="text">
      <style:text-properties officeooo:rsid="00d610e9"/>
    </style:style>
    <style:style style:name="T109" style:family="text">
      <style:text-properties officeooo:rsid="00d4c693"/>
    </style:style>
    <style:style style:name="T110" style:family="text">
      <style:text-properties officeooo:rsid="00ddb405"/>
    </style:style>
    <style:style style:name="T111" style:family="text">
      <style:text-properties officeooo:rsid="00da0b61"/>
    </style:style>
    <style:style style:name="T112" style:family="text">
      <style:text-properties officeooo:rsid="00bf97aa"/>
    </style:style>
    <style:style style:name="T113" style:family="text">
      <style:text-properties officeooo:rsid="00831f59"/>
    </style:style>
    <style:style style:name="T114" style:family="text">
      <style:text-properties officeooo:rsid="00cbf137"/>
    </style:style>
    <style:style style:name="T115" style:family="text">
      <style:text-properties officeooo:rsid="00c0b409"/>
    </style:style>
    <style:style style:name="T116" style:family="text">
      <style:text-properties officeooo:rsid="00d292d3"/>
    </style:style>
    <style:style style:name="T117" style:family="text">
      <style:text-properties officeooo:rsid="00cd648c"/>
    </style:style>
    <style:style style:name="T118" style:family="text">
      <style:text-properties officeooo:rsid="00ec89a6"/>
    </style:style>
    <style:style style:name="T119" style:family="text">
      <style:text-properties officeooo:rsid="00ed022b"/>
    </style:style>
    <style:style style:name="T120" style:family="text">
      <style:text-properties style:use-window-font-color="true" fo:background-color="transparent" loext:char-shading-value="0"/>
    </style:style>
    <style:style style:name="T121" style:family="text">
      <style:text-properties style:use-window-font-color="true" officeooo:rsid="00cdcd4b" fo:background-color="transparent" loext:char-shading-value="0"/>
    </style:style>
    <style:style style:name="T122" style:family="text">
      <style:text-properties style:use-window-font-color="true" officeooo:rsid="00ed022b" fo:background-color="transparent" loext:char-shading-value="0"/>
    </style:style>
    <style:style style:name="T123" style:family="text">
      <style:text-properties officeooo:rsid="00d12a68"/>
    </style:style>
    <style:style style:name="T124" style:family="text">
      <style:text-properties officeooo:rsid="00ef0d7c"/>
    </style:style>
    <style:style style:name="T125" style:family="text">
      <style:text-properties officeooo:rsid="00f0cbf1"/>
    </style:style>
    <style:style style:name="T126" style:family="text">
      <style:text-properties officeooo:rsid="00f27a78"/>
    </style:style>
    <style:style style:name="T127" style:family="text">
      <style:text-properties officeooo:rsid="0081db8c"/>
    </style:style>
    <style:style style:name="T128" style:family="text">
      <style:text-properties officeooo:rsid="0075e61b"/>
    </style:style>
    <style:style style:name="T129" style:family="text">
      <style:text-properties officeooo:rsid="007d8454"/>
    </style:style>
    <style:style style:name="T130" style:family="text">
      <style:text-properties officeooo:rsid="005fcdf7"/>
    </style:style>
    <style:style style:name="T131" style:family="text">
      <style:text-properties style:font-name="Liberation Serif1" fo:font-size="12pt"/>
    </style:style>
    <style:style style:name="T132" style:family="text">
      <style:text-properties style:font-name="Liberation Serif1" fo:font-size="12pt" officeooo:rsid="00831f59"/>
    </style:style>
    <style:style style:name="T133" style:family="text">
      <style:text-properties style:font-name="Liberation Serif1" fo:font-size="12pt" officeooo:rsid="00842074"/>
    </style:style>
    <style:style style:name="T134" style:family="text">
      <style:text-properties officeooo:rsid="0062ba89"/>
    </style:style>
    <style:style style:name="T135" style:family="text">
      <style:text-properties fo:background-color="transparent" loext:char-shading-value="0"/>
    </style:style>
    <style:style style:name="T136" style:family="text">
      <style:text-properties officeooo:rsid="00a4b420" fo:background-color="transparent" loext:char-shading-value="0"/>
    </style:style>
    <style:style style:name="T137" style:family="text">
      <style:text-properties officeooo:rsid="00a6fbcd" fo:background-color="transparent" loext:char-shading-value="0"/>
    </style:style>
    <style:style style:name="T138" style:family="text">
      <style:text-properties officeooo:rsid="00bf97aa" fo:background-color="transparent" loext:char-shading-value="0"/>
    </style:style>
    <style:style style:name="T139" style:family="text">
      <style:text-properties officeooo:rsid="00a8cf2f" fo:background-color="transparent" loext:char-shading-value="0"/>
    </style:style>
    <style:style style:name="T140" style:family="text">
      <style:text-properties officeooo:rsid="00a698fb" fo:background-color="transparent" loext:char-shading-value="0"/>
    </style:style>
    <style:style style:name="T141" style:family="text">
      <style:text-properties officeooo:rsid="00831f59" fo:background-color="transparent" loext:char-shading-value="0"/>
    </style:style>
    <style:style style:name="T142" style:family="text">
      <style:text-properties officeooo:rsid="006e6ddc" fo:background-color="transparent" loext:char-shading-value="0"/>
    </style:style>
    <style:style style:name="T143" style:family="text">
      <style:text-properties officeooo:rsid="0063d244" fo:background-color="transparent" loext:char-shading-value="0"/>
    </style:style>
    <style:style style:name="T144" style:family="text">
      <style:text-properties officeooo:rsid="00a698fb"/>
    </style:style>
    <style:style style:name="T145" style:family="text">
      <style:text-properties officeooo:rsid="006b1f72"/>
    </style:style>
    <style:style style:name="T146" style:family="text">
      <style:text-properties officeooo:rsid="007a75dd"/>
    </style:style>
    <style:style style:name="T147" style:family="text">
      <style:text-properties officeooo:rsid="006e6ddc"/>
    </style:style>
    <style:style style:name="T148" style:family="text">
      <style:text-properties officeooo:rsid="00ac77e4"/>
    </style:style>
    <style:style style:name="T149" style:family="text">
      <style:text-properties officeooo:rsid="00b03f62"/>
    </style:style>
    <style:style style:name="T150" style:family="text">
      <style:text-properties officeooo:rsid="00ae52ec"/>
    </style:style>
    <style:style style:name="T151" style:family="text">
      <style:text-properties officeooo:rsid="00da30e6"/>
    </style:style>
    <style:style style:name="T152" style:family="text">
      <style:text-properties officeooo:rsid="00db536b"/>
    </style:style>
    <style:style style:name="T153" style:family="text">
      <style:text-properties officeooo:rsid="00b92ee7"/>
    </style:style>
    <style:style style:name="T154" style:family="text">
      <style:text-properties officeooo:rsid="00b37c26"/>
    </style:style>
    <style:style style:name="T155" style:family="text">
      <style:text-properties officeooo:rsid="00b2de8f"/>
    </style:style>
    <style:style style:name="T156" style:family="text">
      <style:text-properties officeooo:rsid="008b4155"/>
    </style:style>
    <style:style style:name="T157" style:family="text">
      <style:text-properties officeooo:rsid="008574b9"/>
    </style:style>
    <style:style style:name="T158" style:family="text">
      <style:text-properties officeooo:rsid="0086e162"/>
    </style:style>
    <style:style style:name="T159" style:family="text">
      <style:text-properties officeooo:rsid="00880e2b"/>
    </style:style>
    <style:style style:name="T160" style:family="text">
      <style:text-properties officeooo:rsid="00747f77"/>
    </style:style>
    <style:style style:name="T161" style:family="text">
      <style:text-properties officeooo:rsid="00b149b3"/>
    </style:style>
    <style:style style:name="T162" style:family="text">
      <style:text-properties officeooo:rsid="00bccb6d"/>
    </style:style>
    <style:style style:name="T163" style:family="text">
      <style:text-properties officeooo:rsid="00da7b08"/>
    </style:style>
    <style:style style:name="T164" style:family="text">
      <style:text-properties officeooo:rsid="00dec9e8"/>
    </style:style>
    <style:style style:name="T165" style:family="text">
      <style:text-properties officeooo:rsid="003aede6"/>
    </style:style>
    <style:style style:name="T166" style:family="text">
      <style:text-properties officeooo:rsid="009af498"/>
    </style:style>
    <style:style style:name="T167" style:family="text">
      <style:text-properties officeooo:rsid="00cdcd4b"/>
    </style:style>
    <style:style style:name="T168" style:family="text">
      <style:text-properties officeooo:rsid="00e4a7b5"/>
    </style:style>
    <style:style style:name="T169" style:family="text">
      <style:text-properties officeooo:rsid="00e55350"/>
    </style:style>
    <style:style style:name="T170" style:family="text">
      <style:text-properties officeooo:rsid="009be887"/>
    </style:style>
    <style:style style:name="T171" style:family="text">
      <style:text-properties officeooo:rsid="00e40fd6"/>
    </style:style>
    <style:style style:name="T172" style:family="text">
      <style:text-properties officeooo:rsid="00e87e55"/>
    </style:style>
    <style:style style:name="T173" style:family="text">
      <style:text-properties officeooo:rsid="00e9d4c6"/>
    </style:style>
    <style:style style:name="T174" style:family="text">
      <style:text-properties officeooo:rsid="0011db54"/>
    </style:style>
    <style:style style:name="T175" style:family="text">
      <style:text-properties style:font-name="Times New Roman2" fo:font-size="12pt"/>
    </style:style>
    <style:style style:name="T176" style:family="text">
      <style:text-properties officeooo:rsid="009dfa25"/>
    </style:style>
    <style:style style:name="T177" style:family="text">
      <style:text-properties officeooo:rsid="009eef2e"/>
    </style:style>
    <style:style style:name="T178" style:family="text">
      <style:text-properties officeooo:rsid="00a0b2e2"/>
    </style:style>
    <style:style style:name="T179" style:family="text">
      <style:text-properties officeooo:rsid="001e1151"/>
    </style:style>
    <style:style style:name="T180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181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82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83" style:family="text">
      <style:text-properties officeooo:rsid="0020e063"/>
    </style:style>
    <style:style style:name="T184" style:family="text">
      <style:text-properties officeooo:rsid="00211338"/>
    </style:style>
    <style:style style:name="T185" style:family="text">
      <style:text-properties officeooo:rsid="0022fea9"/>
    </style:style>
    <style:style style:name="T186" style:family="text">
      <style:text-properties officeooo:rsid="00e1ac9b"/>
    </style:style>
    <style:style style:name="T187" style:family="text">
      <style:text-properties officeooo:rsid="00269a05"/>
    </style:style>
    <style:style style:name="T188" style:family="text">
      <style:text-properties officeooo:rsid="0027b6cb"/>
    </style:style>
    <style:style style:name="T189" style:family="text">
      <style:text-properties officeooo:rsid="002801f9"/>
    </style:style>
    <style:style style:name="T190" style:family="text">
      <style:text-properties officeooo:rsid="00e6ddd0"/>
    </style:style>
    <style:style style:name="T191" style:family="text">
      <style:text-properties officeooo:rsid="00285784"/>
    </style:style>
    <style:style style:name="T192" style:family="text">
      <style:text-properties officeooo:rsid="002889b2"/>
    </style:style>
    <style:style style:name="T193" style:family="text">
      <style:text-properties officeooo:rsid="0029b4f4"/>
    </style:style>
    <style:style style:name="T194" style:family="text">
      <style:text-properties officeooo:rsid="002bfbe8"/>
    </style:style>
    <style:style style:name="T195" style:family="text">
      <style:text-properties officeooo:rsid="002d69ed"/>
    </style:style>
    <style:style style:name="T196" style:family="text">
      <style:text-properties officeooo:rsid="002da43b"/>
    </style:style>
    <style:style style:name="T197" style:family="text">
      <style:text-properties officeooo:rsid="002f65a3"/>
    </style:style>
    <style:style style:name="T198" style:family="text">
      <style:text-properties officeooo:rsid="0033425d"/>
    </style:style>
    <style:style style:name="T199" style:family="text">
      <style:text-properties officeooo:rsid="0034c912"/>
    </style:style>
    <style:style style:name="T200" style:family="text">
      <style:text-properties officeooo:rsid="00366768"/>
    </style:style>
    <style:style style:name="T201" style:family="text">
      <style:text-properties officeooo:rsid="0036f3b6"/>
    </style:style>
    <style:style style:name="T202" style:family="text">
      <style:text-properties officeooo:rsid="0038dbe6"/>
    </style:style>
    <style:style style:name="T203" style:family="text">
      <style:text-properties officeooo:rsid="003ba192"/>
    </style:style>
    <style:style style:name="T204" style:family="text">
      <style:text-properties officeooo:rsid="003f61cf"/>
    </style:style>
    <style:style style:name="T205" style:family="text">
      <style:text-properties officeooo:rsid="00443371"/>
    </style:style>
    <style:style style:name="T206" style:family="text">
      <style:text-properties officeooo:rsid="00457e24"/>
    </style:style>
    <style:style style:name="T207" style:family="text">
      <style:text-properties officeooo:rsid="004dbacd"/>
    </style:style>
    <style:style style:name="T208" style:family="text">
      <style:text-properties officeooo:rsid="004e8271"/>
    </style:style>
    <style:style style:name="T209" style:family="text">
      <style:text-properties officeooo:rsid="0051f43a"/>
    </style:style>
    <style:style style:name="T210" style:family="text">
      <style:text-properties officeooo:rsid="0054038c"/>
    </style:style>
    <style:style style:name="T211" style:family="text">
      <style:text-properties officeooo:rsid="00572adb"/>
    </style:style>
    <style:style style:name="T212" style:family="text">
      <style:text-properties officeooo:rsid="005aa054"/>
    </style:style>
    <style:style style:name="T213" style:family="text">
      <style:text-properties officeooo:rsid="005d7216"/>
    </style:style>
    <style:style style:name="T214" style:family="text">
      <style:text-properties officeooo:rsid="005dad7a"/>
    </style:style>
    <style:style style:name="T215" style:family="text">
      <style:text-properties officeooo:rsid="005e6044"/>
    </style:style>
    <style:style style:name="T216" style:family="text">
      <style:text-properties officeooo:rsid="006011ff"/>
    </style:style>
    <style:style style:name="T217" style:family="text">
      <style:text-properties officeooo:rsid="006384e5"/>
    </style:style>
    <style:style style:name="T218" style:family="text">
      <style:text-properties officeooo:rsid="00657c9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9"/>
      <text:p text:style-name="P262">Титульный лист</text:p>
      <text:p text:style-name="P263">Задание</text:p>
      <text:p text:style-name="P263">Аннотация</text:p>
      <text:p text:style-name="P263">Список сокращений</text:p>
      <text:p text:style-name="P356"/>
      <text:list xml:id="list1068213283843414726" text:style-name="WW8Num1">
        <text:list-item>
          <text:h text:style-name="P357" text:outline-level="1"><text:bookmark-start text:name="__RefHeading___Toc4451_876269813"/><text:span text:style-name="T74">С</text:span><text:span text:style-name="T73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2b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Первая_5f_5f_5f_5f_5f_5f_5f_5f_5f_5f_5f_5f_5f_5f_5f_5f_5f_5f_5f_5f_5f_5f_5f_5f_5f_5f_5f_5f_5f_5f_5f_20_5f_5f_5f_5f_5f_5f_5f_5f_5f_5f_5f_5f_5f_5f_5f_5f_5f_5f_5f_5f_5f_5f_5f_5f_5f_5f_5f_5f_5f_5f_5f_строка_5f_5f_5f_5f_5f_5f_5f_5f_5f_5f_5f_5f_5f_5f_5f_5f_5f_5f_5f_5f_5f_5f_5f_5f_5f_5f_5f_5f_5f_5f_5f_3a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1"/>
            <text:index-source-style text:style-name="TOC_5f_5f_5f_5f_5f_5f_5f_5f_5f_5f_5f_5f_5f_5f_5f_5f_5f_5f_5f_5f_5f_5f_5f_5f_5f_5f_5f_5f_5f_5f_5f_20_5f_5f_5f_5f_5f_5f_5f_5f_5f_5f_5f_5f_5f_5f_5f_5f_5f_5f_5f_5f_5f_5f_5f_5f_5f_5f_5f_5f_5f_5f_5f_Heading"/>
          </text:index-source-styles>
        </text:table-of-content-source>
        <text:index-body>
          <text:p text:style-name="P260"><text:a xlink:type="simple" xlink:href="#__RefHeading___Toc4451_876269813" text:style-name="Internet_20_link" text:visited-style-name="Visited_20_Internet_20_Link">Содержание<text:tab/>5</text:a></text:p>
          <text:p text:style-name="P259"><text:a xlink:type="simple" xlink:href="#__RefHeading__315_768117482" text:style-name="Internet_20_link" text:visited-style-name="Visited_20_Internet_20_Link">Введение<text:tab/>6</text:a></text:p>
          <text:p text:style-name="P259"><text:a xlink:type="simple" xlink:href="#__RefHeading___Toc4453_876269813" text:style-name="Internet_20_link" text:visited-style-name="Visited_20_Internet_20_Link">1. Аналитический раздел<text:tab/>8</text:a></text:p>
          <text:p text:style-name="P258"><text:a xlink:type="simple" xlink:href="#__RefHeading___Toc4455_876269813" text:style-name="Internet_20_link" text:visited-style-name="Visited_20_Internet_20_Link">1.1. Организационная структура предприятия<text:tab/>8</text:a></text:p>
          <text:p text:style-name="P258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ой разработки AS-IS<text:tab/>15</text:a></text:p>
          <text:p text:style-name="P258"><text:a xlink:type="simple" xlink:href="#__RefHeading___Toc9038_1411236934" text:style-name="Internet_20_link" text:visited-style-name="Visited_20_Internet_20_Link">1.3 Анализ программно-аппаратного обеспечения ФГБОУ ВО «ПВГУС»<text:tab/>23</text:a></text:p>
          <text:p text:style-name="P258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24</text:a></text:p>
          <text:p text:style-name="P258"><text:a xlink:type="simple" xlink:href="#__RefHeading___Toc9042_1411236934" text:style-name="Internet_20_link" text:visited-style-name="Visited_20_Internet_20_Link">1.5 Выбор средств разработки<text:tab/>25</text:a></text:p>
          <text:p text:style-name="P259"><text:a xlink:type="simple" xlink:href="#__RefHeading___Toc8930_1411236934" text:style-name="Internet_20_link" text:visited-style-name="Visited_20_Internet_20_Link">2 Специальный раздел<text:tab/>27</text:a></text:p>
          <text:p text:style-name="P258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27</text:a></text:p>
          <text:p text:style-name="P258"><text:a xlink:type="simple" xlink:href="#__RefHeading___Toc9046_1411236934" text:style-name="Internet_20_link" text:visited-style-name="Visited_20_Internet_20_Link">2.2 Разработка структуры базы данных<text:tab/>31</text:a></text:p>
          <text:p text:style-name="P258"><text:a xlink:type="simple" xlink:href="#__RefHeading___Toc9048_1411236934" text:style-name="Internet_20_link" text:visited-style-name="Visited_20_Internet_20_Link">2.3 Разработка структуры меню информационной системы<text:tab/>32</text:a></text:p>
          <text:p text:style-name="P258"><text:a xlink:type="simple" xlink:href="#__RefHeading___Toc9050_1411236934" text:style-name="Internet_20_link" text:visited-style-name="Visited_20_Internet_20_Link">2.4 Разработка интерфейса информационной системы<text:tab/>33</text:a></text:p>
          <text:p text:style-name="P258"><text:a xlink:type="simple" xlink:href="#__RefHeading___Toc9052_1411236934" text:style-name="Internet_20_link" text:visited-style-name="Visited_20_Internet_20_Link">2.5 Проведение тестирования программного продукта<text:tab/>34</text:a></text:p>
          <text:p text:style-name="P259"><text:a xlink:type="simple" xlink:href="#__RefHeading___Toc8932_1411236934" text:style-name="Internet_20_link" text:visited-style-name="Visited_20_Internet_20_Link">3 Безопасность жизнедеятельности<text:tab/>35</text:a></text:p>
          <text:p text:style-name="P258"><text:a xlink:type="simple" xlink:href="#__RefHeading___Toc1562_509963778" text:style-name="Internet_20_link" text:visited-style-name="Visited_20_Internet_20_Link">Человеческий фактор и его влияние на отказы технических систем<text:tab/>35</text:a></text:p>
          <text:p text:style-name="P259"><text:a xlink:type="simple" xlink:href="#__RefHeading___Toc8934_1411236934" text:style-name="Internet_20_link" text:visited-style-name="Visited_20_Internet_20_Link">Заключение<text:tab/>42</text:a></text:p>
          <text:p text:style-name="P259"><text:a xlink:type="simple" xlink:href="#__RefHeading__327_768117482" text:style-name="Internet_20_link" text:visited-style-name="Visited_20_Internet_20_Link">Библиографический список используемой литературы<text:tab/>43</text:a></text:p>
        </text:index-body>
      </text:table-of-content>
      <text:p text:style-name="P275"/>
      <text:p text:style-name="P276"/>
      <text:list xml:id="list12325894864137" text:continue-numbering="true" text:style-name="WW8Num1">
        <text:list-item>
          <text:h text:style-name="P359" text:outline-level="1"><text:bookmark-start text:name="__RefHeading__315_768117482"/>Введение<text:bookmark-end text:name="__RefHeading__315_768117482"/></text:h>
        </text:list-item>
      </text:list>
      <text:p text:style-name="P135"><text:span text:style-name="T79">Разработка учебно-методических дисциплин - о</text:span><text:span text:style-name="T78">дн</text:span><text:span text:style-name="T80">ой</text:span><text:span text:style-name="T78"> из </text:span><text:span text:style-name="T80">важных задач преподавателей. </text:span><text:span text:style-name="T79">В год разрабатывается</text:span><text:span text:style-name="T80"> </text:span><text:span text:style-name="T81">от 1 до 3</text:span><text:span text:style-name="T80"> учебно-методических комплексов </text:span><text:span text:style-name="T79">одни преподавателем</text:span><text:span text:style-name="T80">. </text:span><text:span text:style-name="T82">В каждый учебно-методический комплекс входит рабочая программа, задания для практикума, </text:span><text:span text:style-name="T83">требования к курсовым работам или проектам, а также интерактивные образовательные технологии, к примеру, тесты. </text:span><text:span text:style-name="T84">К нему должны быть прикреплены также такие документы как рецензия, учебный план и т</text:span><text:span text:style-name="T85">ак далее.</text:span></text:p>
      <text:p text:style-name="P141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142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136"><text:span text:style-name="T78">Возврат учебного комплекса означает, что </text:span><text:span text:style-name="T86">преподавателю потребуется дополнительное время на доработку данного </text:span><text:span text:style-name="T87">комплекса.</text:span><text:span text:style-name="T78"> </text:span></text:p>
      <text:p text:style-name="P137"><text:span text:style-name="T78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88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138"><text:span text:style-name="T90">Согласно этому, появилась необходимость автоматизации </text:span><text:span text:style-name="T91">процесса</text:span><text:span text:style-name="T90"> разработки учебно-методического комплекса. </text:span><text:span text:style-name="T92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139"><text:span text:style-name="T92">Д</text:span><text:span text:style-name="T89">ля достижения поставленной цели необходимо решать следующие задачи:</text:span></text:p>
      <text:list xml:id="list7709667680589211998" text:style-name="L1">
        <text:list-item>
          <text:p text:style-name="P277">Провести анализ предметной области.</text:p>
        </text:list-item>
        <text:list-item>
          <text:p text:style-name="P278">Разработать схем<text:span text:style-name="T218">ы</text:span> информационных потоков <text:span text:style-name="T218">AS-IS и TO-BE</text:span>.</text:p>
        </text:list-item>
        <text:list-item>
          <text:p text:style-name="P281">Разработать диаграмму прецедентов.</text:p>
        </text:list-item>
        <text:list-item>
          <text:p text:style-name="P279">Разработать структуру базы данных.</text:p>
        </text:list-item>
        <text:list-item>
          <text:p text:style-name="P280">Разработать структуру меню.</text:p>
        </text:list-item>
        <text:list-item>
          <text:p text:style-name="P280">Разработать интерфейс информационной системы.</text:p>
        </text:list-item>
      </text:list>
      <text:p text:style-name="P140"><text:soft-page-break/><text:span text:style-name="T95">Теперь перейдем к описанию в</text:span><text:span text:style-name="T96">ыпускной квалификационной работы.</text:span></text:p>
      <text:p text:style-name="P135"><text:span text:style-name="T48">Данная </text:span><text:span text:style-name="T47">работа</text:span><text:span text:style-name="T48"> </text:span><text:span text:style-name="T47">выполня</text:span><text:span text:style-name="T48">лась</text:span><text:span text:style-name="T47"> на базе ФГБОУ ВО «Поволжский государственный университет сервиса». </text:span></text:p>
      <text:p text:style-name="P143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143"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143">Специальный раздел содержит описание этапов процесса разработки программного обеспечения.</text:p>
      <text:p text:style-name="P143">Раздел безопасности жизнедеятельности содержит сведения <text:span text:style-name="T100">о человеческом факторе и его влиянии на отказы технических систем</text:span>. </text:p>
      <text:p text:style-name="P228"/>
      <text:p text:style-name="P228"/>
      <text:p text:style-name="P234"/>
      <text:list xml:id="list12326741007523" text:continue-list="list12325894864137" text:style-name="WW8Num1">
        <text:list-item>
          <text:h text:style-name="P360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368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143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101">(далее университет)</text:span> предоставляет услуги высшего и среднего профессионального образования.</text:p>
      <text:p text:style-name="P143">Университет был основан в 1981 году, как филиал Московского технологического института в городе Тольятти Куйбышевской области.</text:p>
      <text:p text:style-name="P143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143">Структура университета (<text:span text:style-name="T102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65"/>
            <text:p text:style-name="P65"/>
            <text:p text:style-name="P65"><draw:frame draw:style-name="fr1" draw:name="Изображение2" text:anchor-type="as-char" svg:width="15.61cm" svg:height="22.835cm" draw:z-index="0"><draw:image xlink:href="Pictures/100000000000023F0000034983ABE2C59AF31A8F.png" xlink:type="simple" xlink:show="embed" xlink:actuate="onLoad"/></draw:frame></text:p>
          </table:table-cell>
          <table:table-cell table:style-name="Таблица3.B1" office:value-type="string">
            <text:p text:style-name="P257">Рис. 1.1. Организационная структура университета</text:p>
            <text:p text:style-name="P255"/>
          </table:table-cell>
        </table:table-row>
      </table:table>
      <text:p text:style-name="P144"/>
      <text:p text:style-name="P239"><text:soft-page-break/><text:span text:style-name="T103">Во главе структуры располагается ректор и ректорат. Ректорат представлен в виде <text:s/></text:span><text:span text:style-name="T106">коллегиального, совещательного органа при ректоре. В него входят </text:span><text:span text:style-name="T105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235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p>
      <text:p text:style-name="P236">- рассмотрение изменений структуры Университета;</text:p>
      <text:p text:style-name="P236">- определение основных направлений финансово-хозяйственной деятельности Университета;</text:p>
      <text:p text:style-name="P235">- рассмотрение и определение основных вопросов экономического и социального развития Университета;</text:p>
      <text:p text:style-name="P235">- организация учебного процесса; <text:s/></text:p>
      <text:p text:style-name="P235">- рассмотрение вопросов подготовки и издания учебных пособий и учебно-методической литературы;</text:p>
      <text:p text:style-name="P235">- организация научно-исследовательской деятельности; </text:p>
      <text:p text:style-name="P235">- организация внебюджетной деятельности Университета; </text:p>
      <text:p text:style-name="P235">- организация довузовской и послевузовской подготовки;</text:p>
      <text:p text:style-name="P235">- работа по подбору и расстановке кадров;</text:p>
      <text:p text:style-name="P235">- рекламная деятельность и маркетинг;</text:p>
      <text:p text:style-name="P235">- взаимоотношения с общественными организациями;</text:p>
      <text:p text:style-name="P235">- развитие материальной базы Университета.</text:p>
      <text:p text:style-name="P237">На данный момент в ректорате насчитывается 34 участников, включая ректора и проректоров, согласно протоколу <text:span text:style-name="T108">№1</text:span>, утвержденному конференцией научно-педагогических <text:s/>работников, представителей других категорий работников и обучающихся университета от 28.08.2015.</text:p>
      <text:p text:style-name="P238">Так же в руководстве расположен ученый совет. <text:span text:style-name="T109">Это выборный представительный орган, который осуществляет общее руководство университетом. Состав, полномочия, порядок выборов и деятельности Ученого совета определяются Уставом университета на основании Закона Российской Федерации «Об образовании в РФ», Федерального Закона «О высшем и послевузовском профессиональном образовании», «Типового положения об образовательном учреждении высшего профессионального образования (высшем учебном заведении)». </text:span></text:p>
      <text:p text:style-name="P237">К компетенции Ученого совета относятся:</text:p>
      <text:list xml:id="list2704682295935825056" text:style-name="L2">
        <text:list-item>
          <text:p text:style-name="P332">принятие решения о созыве и проведении Конференции;</text:p>
        </text:list-item>
        <text:list-item>
          <text:p text:style-name="P332"><text:soft-page-break/>определение порядка избрания делегатов на Конференцию, осуществление подготовки документации и ведение Конференции;</text:p>
        </text:list-item>
        <text:list-item>
          <text:p text:style-name="P332">рассмотрение проекта Устава университета, а также вносимых в него изменений;</text:p>
        </text:list-item>
        <text:list-item>
          <text:p text:style-name="P332">осуществление общего контроля за соблюдением в деятельности университета законодательства Российской Федерации;</text:p>
        </text:list-item>
        <text:list-item>
          <text:p text:style-name="P332">решение вопросов учебной, учебно-методической, научно-исследовательской и информационно-аналитической работы, подготовки кадров, осуществления международных связей университета, в том числе утверждения рабочих учебных планов и программ, решение вопросов координации учебных планов кафедр, принятие решений по вопросам организации учебного процесса, включая сроки обучения в соответствии с требованиями федеральных государственных образовательных стандартов и федеральных государственных требований, перенесения сроков начала учебного года, утверждения порядка формирования планов научно-исследовательской работы;</text:p>
        </text:list-item>
        <text:list-item>
          <text:p text:style-name="P332">заслушивание ежегодных отчетов ректора;</text:p>
        </text:list-item>
        <text:list-item>
          <text:p text:style-name="P332">определение принципов распределения финансовых, материальных и трудовых ресурсов университета;</text:p>
        </text:list-item>
        <text:list-item>
          <text:p text:style-name="P332">утверждение положений о стипендиях, установление размера стипендий студентам, аспирантам и докторантам;</text:p>
        </text:list-item>
        <text:list-item>
          <text:p text:style-name="P332">определение сроков и процедур проведения выборов ректора университета, порядка выдвижения кандидатур на эту должность и требований к ним;</text:p>
        </text:list-item>
        <text:list-item>
          <text:p text:style-name="P332">принятие решений по вопросам представления к присвоению ученых званий доцента и профессора научно-педагогическим работникам университета;</text:p>
        </text:list-item>
        <text:list-item>
          <text:p text:style-name="P332">проведение конкурсного отбор на должности научно-педагогических работников: профессора, доцента, старшего преподавателя, ассистента (по факультетам);</text:p>
        </text:list-item>
        <text:list-item>
          <text:p text:style-name="P332">выборы деканов факультетов;</text:p>
        </text:list-item>
        <text:list-item>
          <text:p text:style-name="P332">выборы заведующих кафедрами;</text:p>
        </text:list-item>
        <text:list-item>
          <text:p text:style-name="P332">принятие решений о создании, реорганизации и ликвидации научных и учебных подразделений;</text:p>
        </text:list-item>
        <text:list-item>
          <text:p text:style-name="P332">определение направлений научных исследований;</text:p>
        </text:list-item>
        <text:list-item>
          <text:p text:style-name="P332">утверждение тем диссертаций;</text:p>
        </text:list-item>
        <text:list-item>
          <text:p text:style-name="P332">рассмотрение годовых планов научно-исследовательских работ университета;</text:p>
        </text:list-item>
        <text:list-item>
          <text:p text:style-name="P332">рассмотрение вопросов деятельности диссертационных советов университета;</text:p>
        </text:list-item>
        <text:list-item>
          <text:p text:style-name="P332">рассмотрение вопросов редакционно-издательской деятельности;</text:p>
        </text:list-item>
        <text:list-item>
          <text:p text:style-name="P332"><text:soft-page-break/>представление работников университета к присвоению почетных званий, Российской Федерации, государственным и отраслевым наградам и премиям;</text:p>
        </text:list-item>
        <text:list-item>
          <text:p text:style-name="P332">присуждение почетных званий университета;</text:p>
        </text:list-item>
        <text:list-item>
          <text:p text:style-name="P332">принятие <text:s/>решений об учреждении (в том числе совместно с другими лицами) хозяйственных обществ, деятельность которых заключается в практическом применении (внедрении) результатов интеллектуальной деятельности (программ для электронных вычислительных машин, баз данных, изобретений, полезных моделей, промышленных образцов, топологий интегральных микросхем, секретов производства (ноу-хау)), исключительные права на которые принадлежат университету;</text:p>
        </text:list-item>
        <text:list-item>
          <text:p text:style-name="P332">решение других вопросов, отнесенных к его компетенции законодательством Российской Федерации.</text:p>
        </text:list-item>
      </text:list>
      <text:p text:style-name="P23"><text:span text:style-name="T105">В составе ученый совет насчитывается 45 участников, согласно протоколу №1 </text:span><text:span text:style-name="T107">от 28.08.2015, </text:span><text:span text:style-name="T105">который утверждает состав как ректората, так и ученого совета.</text:span></text:p>
      <text:p text:style-name="P145">Уделим внимание Учебно-методическому отделу. Данный отдел является структурным подразделением Поволжского государственного университета сервиса и занимается организацией учебно-методической работы, подчиняется проректору по учебно-методической работе.</text:p>
      <text:p text:style-name="P145">Структуру и штатную численность отдела утверждает ректор университета исходя из условий и особенностей деятельности университета по представлению начальника учебно-методического отдела. Учебно-методический отдел формируется из следующих должностей: начальник учебно-методического отдела, 3 специалиста по учебно-методической работе, специалист по работе с документами.</text:p>
      <text:p text:style-name="P145">Задачи Учебно-методического отдела:</text:p>
      <text:list xml:id="list4799796979493888008" text:style-name="L3">
        <text:list-item>
          <text:p text:style-name="P282">Координация подготовки и распространения учебно-методической документации университета.</text:p>
        </text:list-item>
        <text:list-item>
          <text:p text:style-name="P282">Информационное обслуживание учебно-методического обеспечения учебного процесса.</text:p>
        </text:list-item>
        <text:list-item>
          <text:p text:style-name="P282">Участие в методическом обеспечении новых форм обучения с использованием современных средств коммуникаций.</text:p>
        </text:list-item>
      </text:list>
      <text:p text:style-name="P145">Функции Учебно-методического отдела:</text:p>
      <text:list xml:id="list6101232751467814724" text:style-name="L4">
        <text:list-item>
          <text:p text:style-name="P283">Анализ состояния и формирование учебно-методических комплексов направлений подготовки (специальностей) и учебно-методических комплексов дисциплин.</text:p>
        </text:list-item>
        <text:list-item>
          <text:p text:style-name="P283">Формирование и обновление «Карт методического обеспечения дисциплин направлений подготовки (специальностей)».</text:p>
        </text:list-item>
        <text:list-item>
          <text:p text:style-name="P283"><text:soft-page-break/>Подготовка приказа «Об учебно-методическом обеспечении направлений подготовки (специальностей) университета».</text:p>
        </text:list-item>
        <text:list-item>
          <text:p text:style-name="P283">Формирование плана издания учебно-методической литературы и контроль за его исполнением.</text:p>
        </text:list-item>
        <text:list-item>
          <text:p text:style-name="P283">Формирование плана разработки рабочих учебных программ по дисциплинам основных образовательных программ и контроль за его исполнением.</text:p>
        </text:list-item>
        <text:list-item>
          <text:p text:style-name="P283">Экспертиза учебно-методических разработок на соответствие требованиям образовательных стандартов по направлениям подготовки (специальностям) университета.</text:p>
        </text:list-item>
        <text:list-item>
          <text:p text:style-name="P283">Формирование и обновление электронных учебно-методических комплексов по направлениям подготовки (специальностям) университета, передача их структурным подразделениям и филиалу университета на электронных носителях 2 раза в год (октябрь, февраль) для предоставления студентам заочной формы обучения.</text:p>
        </text:list-item>
        <text:list-item>
          <text:p text:style-name="P283">Формирование фонда электронных учебно-методических материалов ППС университета.</text:p>
        </text:list-item>
        <text:list-item>
          <text:p text:style-name="P283">Анализ состояния и формирование базы заданий для студентов заочной формы обучения направлений подготовки (специальностей).</text:p>
        </text:list-item>
        <text:list-item>
          <text:p text:style-name="P283">Размещение на сайт университета кейс-пакетов для студентов заочной формы обучения направлений подготовки (специальностей).</text:p>
        </text:list-item>
        <text:list-item>
          <text:p text:style-name="P283">Формирование плана проведения открытых лекций в форме приказа «Об открытых лекциях» на учебный год, контроль за его исполнением.</text:p>
        </text:list-item>
        <text:list-item>
          <text:p text:style-name="P283">Подготовка приказа «О деятельности научно-методических советов по специальностям и направлениям университета».</text:p>
        </text:list-item>
        <text:list-item>
          <text:p text:style-name="P283">Формирование плана разработки и внедрения в учебный процесс инновационных образовательных технологий.</text:p>
        </text:list-item>
        <text:list-item>
          <text:p text:style-name="P283">Формирование и обновление карт учета внедряемых в учебный процесс инновационных образовательных технологий.</text:p>
        </text:list-item>
        <text:list-item>
          <text:p text:style-name="P283">Формирование заявки ППС на командировки в профильные У МО на календарный год.</text:p>
        </text:list-item>
        <text:list-item>
          <text:p text:style-name="P283">Конвертирование рабочих учебных программ дисциплин ООП в формат pdf и размещение их в ЭБС на сайте университета.</text:p>
        </text:list-item>
        <text:list-item>
          <text:p text:style-name="P283">Формирование плана работы учебно-методического совета университета.</text:p>
        </text:list-item>
        <text:list-item>
          <text:p text:style-name="P283">Контроль за подготовкой кафедрами документов, необходимых для открытия новых направлений подготовки (специальностей).</text:p>
        </text:list-item>
        <text:list-item>
          <text:p text:style-name="P283"><text:soft-page-break/>Подготовка и проведение межвузовских и внутривузовских семинаров и конференций по учебно-методическим вопросам.</text:p>
        </text:list-item>
        <text:list-item>
          <text:p text:style-name="P283">Проверка плана работы и отчета кафедры, раздела «Учебно-методическая работа» индивидуальных планов работы и количественной оценки преподавателей.</text:p>
        </text:list-item>
        <text:list-item>
          <text:p text:style-name="P283">Подведение статистических данных по всем направлениям деятельности УМО.</text:p>
        </text:list-item>
        <text:list-item>
          <text:p text:style-name="P283">Обеспечение заинтересованных организаций и учреждений соответствующей аналитической информацией.</text:p>
        </text:list-item>
        <text:list-item>
          <text:p text:style-name="P283">Участие в разработке проектов внутривузовских стандартов, рекомендаций и правил.</text:p>
        </text:list-item>
        <text:list-item>
          <text:p text:style-name="P283">Сбор, обобщение и анализ материалов учебно-методического характера.</text:p>
        </text:list-item>
        <text:list-item>
          <text:p text:style-name="P283">Участие в подготовке предложений по развитию образовательного процесса с учетом новейших направлений.</text:p>
        </text:list-item>
        <text:list-item>
          <text:p text:style-name="P283">Консультативная и практическая помощь преподавателям и сотрудникам университета по учебно-методической деятельности.</text:p>
        </text:list-item>
      </text:list>
      <text:p text:style-name="P146">Так как данная <text:span text:style-name="T110">выпускная квалифицированная</text:span> работа разрабатывается на факультете информационно-технического сервиса на кафедре «<text:span text:style-name="T111">Информационный и электронный сервис</text:span>», <text:span text:style-name="T111">рассмотрим данное подразделение.</text:span></text:p>
      <text:p text:style-name="P147">Образовательная деятельность факультета направлена на подготовку высококвалифицированных кадров в самых востребованных областях: информационные технологии, системы связи, технологии транспортных процессов, сервис автотранспортных средств, управление качеством, сервис в индустрии моды и красоты.</text:p>
      <text:p text:style-name="P147">В структуру факультета входят шесть кафедр, четыре из которых являются выпускающими. Выпускающие кафедры факультета ведут подготовку специалистов в рамках очной и заочной форм обучения по образовательным программам специалитета, бакалавриата и магистратуры, по программам СПО, а также осуществляют подготовку научно-педагогических кадров высшей квалификации через аспирантуру, повышение квалификации специалистов, создают условия для формирования научных школ.</text:p>
      <text:p text:style-name="P147">Мы рассмотрели часть структуры университета, которая будет участвовать при дальнейшей разработке программного продукта.</text:p>
      <text:list xml:id="list12326443004349" text:continue-list="list12326741007523" text:style-name="WW8Num1">
        <text:list-item>
          <text:h text:style-name="P369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6">ой</text:span><text:span text:style-name="T5"> </text:span><text:span text:style-name="T6">разработки</text:span><text:span text:style-name="T5"> AS-IS</text:span><text:bookmark-end text:name="__RefHeading___Toc9036_1411236934"/></text:h>
        </text:list-item>
      </text:list>
      <text:p text:style-name="P148">Для того чтобы преступить к разработке схемы информационной структуры необходимо <text:span text:style-name="T112">разобраться</text:span>, <text:span text:style-name="T112">что включает в себя</text:span> учебно-методическ<text:span text:style-name="T112">ую</text:span> <text:span text:style-name="T113">разработку (далее УМР) и определить их структура</text:span>.</text:p>
      <text:p text:style-name="P149">Учебно-методическая разработка включает в себя:</text:p>
      <text:list xml:id="list4190464476289829732" text:style-name="L5">
        <text:list-item>
          <text:p text:style-name="P284">Разработка рабочей <text:span text:style-name="T114">учебной</text:span> программы дисциплины.</text:p>
        </text:list-item>
        <text:list-item>
          <text:p text:style-name="P284">Разработка конспекта лекций по дисциплине.</text:p>
        </text:list-item>
        <text:list-item>
          <text:p text:style-name="P284">Разработка учебно-методического пособия по дисциплине.</text:p>
        </text:list-item>
        <text:list-item>
          <text:p text:style-name="P284">Разработка лабораторного практикума.</text:p>
        </text:list-item>
        <text:list-item>
          <text:p text:style-name="P284">Разработка учебно-методического пособия по выполнению курсовых проектов (работ).</text:p>
        </text:list-item>
        <text:list-item>
          <text:p text:style-name="P284">Разработка учебного пособия.</text:p>
        </text:list-item>
        <text:list-item>
          <text:p text:style-name="P284">Разработка тестовых заданий.</text:p>
        </text:list-item>
        <text:list-item>
          <text:p text:style-name="P284">Разработка хрестоматии.</text:p>
        </text:list-item>
        <text:list-item>
          <text:p text:style-name="P284">Разработка учебно-методического комплекса дисциплин.</text:p>
        </text:list-item>
      </text:list>
      <text:p text:style-name="P150">Рассмотрим <text:s/>подробнее структуру <text:span text:style-name="T115">учебно-методического комплекса дисциплин</text:span>ы (далее УМКД <text:span text:style-name="T116">или УМК</text:span>)<text:span text:style-name="T115"> </text:span>и <text:s/><text:span text:style-name="T115">рабочей </text:span>учебной <text:span text:style-name="T115">программы дисциплины </text:span>(далее РУП)<text:span text:style-name="T115">, </text:span>так же посмотрим как они связаны.</text:p>
      <text:p text:style-name="P151">Отметим, что данные УМР должны включать в себя протокол согласования с другими дисциплинами основной образовательной программы (далее ООП).</text:p>
      <text:p text:style-name="P150">Структура РУП, согласно <text:span text:style-name="T117">требованиям федерального государственного образовательного стандарта высшего образования (далее ФГОС 3+), </text:span>должна включать следующие <text:span text:style-name="T117">разделы</text:span>:</text:p>
      <text:list xml:id="list4169373954368443544" text:style-name="L6">
        <text:list-item>
          <text:p text:style-name="P285">Цели освоения дисциплины <text:span text:style-name="T118">(модуля)</text:span></text:p>
        </text:list-item>
        <text:list-item>
          <text:p text:style-name="P285">Место дисциплины в структуре ООП направления <text:span text:style-name="T118">подготовки (</text:span>специальности<text:span text:style-name="T118">)</text:span></text:p>
        </text:list-item>
        <text:list-item>
          <text:p text:style-name="P285">Компетенции обучающегося, формируемые в результате освоения дисциплины (модуля)</text:p>
        </text:list-item>
        <text:list-item>
          <text:p text:style-name="P285">Структура и содержание дисциплины (модуля)</text:p>
          <text:list>
            <text:list-item>
              <text:p text:style-name="P338">Структура дисциплины</text:p>
            </text:list-item>
            <text:list-item>
              <text:p text:style-name="P342">Содержание дисциплины</text:p>
            </text:list-item>
            <text:list-item>
              <text:p text:style-name="P342">Тематический план изучения дисциплины</text:p>
              <text:list>
                <text:list-item>
                  <text:p text:style-name="P346">Лекционные вопросы</text:p>
                </text:list-item>
                <text:list-item>
                  <text:p text:style-name="P346"><text:soft-page-break/>Практические (семинарские) занятиям</text:p>
                </text:list-item>
                <text:list-item>
                  <text:p text:style-name="P346">Лабораторные занятия</text:p>
                </text:list-item>
                <text:list-item>
                  <text:p text:style-name="P346">Самостоятельная работа</text:p>
                </text:list-item>
              </text:list>
            </text:list-item>
          </text:list>
        </text:list-item>
        <text:list-item>
          <text:p text:style-name="P333">Образовательные технологии</text:p>
        </text:list-item>
        <text:list-item>
          <text:p text:style-name="P333">Оценочные средства для текущего контроля успеваемости, промежуточной аттестации по итогам освоения дисциплины <text:span text:style-name="T118">(модуля)</text:span></text:p>
        </text:list-item>
        <text:list-item>
          <text:p text:style-name="P333">Учебно-методическое и информационное обеспечение дисциплины (модуля)</text:p>
          <text:list>
            <text:list-item>
              <text:p text:style-name="P339">Нормативно-правовые документы (нормативно-техническая документация)</text:p>
            </text:list-item>
            <text:list-item>
              <text:p text:style-name="P342">Основная литература</text:p>
            </text:list-item>
            <text:list-item>
              <text:p text:style-name="P342">Дополнительная литература</text:p>
            </text:list-item>
            <text:list-item>
              <text:p text:style-name="P343">Периодическая литература</text:p>
            </text:list-item>
            <text:list-item>
              <text:p text:style-name="P342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333">Материально-техническое обеспечение дисциплины</text:p>
        </text:list-item>
        <text:list-item>
          <text:p text:style-name="P334">Методические указания для выполнения контрольных работ</text:p>
        </text:list-item>
        <text:list-item>
          <text:p text:style-name="P333">Протокол согласования с другими дисциплинами <text:span text:style-name="T119">ООП</text:span></text:p>
        </text:list-item>
        <text:list-item>
          <text:p text:style-name="P334">Примерная т<text:span text:style-name="T114">ехнологическая карта дисциплины </text:span>(по семестрам)</text:p>
        </text:list-item>
        <text:list-item>
          <text:p text:style-name="P333">Дополнения и изменения к рабочей учебной программе</text:p>
        </text:list-item>
      </text:list>
      <text:p text:style-name="P24">Автор имеет право включить дополнительные разделы в структуру РУП.</text:p>
      <text:p text:style-name="P24">Структура УМКД, согласно требованиям ФГОС 3+, включает следующие разделы: </text:p>
      <text:list xml:id="list6832769661674341714" text:style-name="L7">
        <text:list-item>
          <text:p text:style-name="P335">Рабочая учебная программа дисциплины <text:span text:style-name="T119">(модуля)</text:span></text:p>
          <text:list>
            <text:list-item>
              <text:p text:style-name="P340"><text:span text:style-name="T120">Цели освоения дисциплины </text:span><text:span text:style-name="T122">(модуля)</text:span></text:p>
            </text:list-item>
            <text:list-item>
              <text:p text:style-name="P344">Место дисциплины в структуре ООП направления подготовки (специальности)</text:p>
            </text:list-item>
            <text:list-item>
              <text:p text:style-name="P345">Компетенции обучающегося, формируемые в результате освоения дисциплины (модуля)</text:p>
            </text:list-item>
            <text:list-item>
              <text:p text:style-name="P345">Структура и объем дисциплины <text:span text:style-name="T119">(модуля)</text:span></text:p>
              <text:list>
                <text:list-item>
                  <text:p text:style-name="P347">Структура дисциплины</text:p>
                </text:list-item>
                <text:list-item>
                  <text:p text:style-name="P348">Содержание дисциплины</text:p>
                </text:list-item>
              </text:list>
            </text:list-item>
          </text:list>
        </text:list-item>
        <text:list-item>
          <text:p text:style-name="P336">Конспект лекций (структурированный по темам)</text:p>
        </text:list-item>
        <text:list-item>
          <text:p text:style-name="P336">Практические занятия (лабораторные работы)</text:p>
          <text:list>
            <text:list-item>
              <text:p text:style-name="P340">Задачи и упражнения по теме (с примерами решений)</text:p>
            </text:list-item>
            <text:list-item>
              <text:p text:style-name="P345"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336">Самостоятельная работа</text:p>
          <text:list>
            <text:list-item>
              <text:p text:style-name="P340"><text:soft-page-break/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345">Методические рекомендации к подготовке рефератов, эссе и др.</text:p>
            </text:list-item>
          </text:list>
        </text:list-item>
        <text:list-item>
          <text:p text:style-name="P337">Образовательные технологии</text:p>
        </text:list-item>
        <text:list-item>
          <text:p text:style-name="P337">Оценочные средства для текущего контроля успеваемости, промежуточной аттестации по итогам освоения дисциплины (модуля)</text:p>
        </text:list-item>
        <text:list-item>
          <text:p text:style-name="P336">Учебно-методическое и информационное обеспечение дисциплины (модуля)</text:p>
          <text:list>
            <text:list-item>
              <text:p text:style-name="P341">Нормативно-правовые документы (нормативно-техническая документация)</text:p>
            </text:list-item>
            <text:list-item>
              <text:p text:style-name="P345">Основная литература</text:p>
            </text:list-item>
            <text:list-item>
              <text:p text:style-name="P345">Дополнительная литература</text:p>
            </text:list-item>
            <text:list-item>
              <text:p text:style-name="P344">Периодическая литература</text:p>
            </text:list-item>
            <text:list-item>
              <text:p text:style-name="P345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337">Материально-техническое обеспечение дисциплины</text:p>
        </text:list-item>
        <text:list-item>
          <text:p text:style-name="P336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336">Методические указания и темы для выполнения курсовых проектов (работ) (при наличии в учебном плане)</text:p>
        </text:list-item>
        <text:list-item>
          <text:p text:style-name="P336"><text:span text:style-name="T119">Примерная т</text:span>ехнологическая карта дисциплины <text:span text:style-name="T119">(по семестрам)</text:span></text:p>
        </text:list-item>
      </text:list>
      <text:p text:style-name="P27"><text:span text:style-name="T120">Автор </text:span><text:span text:style-name="T121">также </text:span><text:span text:style-name="T120">имеет право включить дополнительные разделы в структуру </text:span><text:span text:style-name="T121">УМКД</text:span><text:span text:style-name="T120">.</text:span></text:p>
      <text:p text:style-name="P25">В причину того, что в структуру УМКД входит частично структура РУП, рассмотрим взаимосвязь разделов в таблице 1.1.</text:p>
      <text:p text:style-name="P26">Таблица 1.1</text:p>
      <text:p text:style-name="P241">Взаимосвязь разделов из РУП и УМКД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28">Раздел из РУП</text:p>
          </table:table-cell>
          <table:table-cell table:style-name="Таблица5.B1" office:value-type="string">
            <text:p text:style-name="P29">Раздел из УМКД</text:p>
          </table:table-cell>
          <table:table-cell table:style-name="Таблица5.C1" office:value-type="string">
            <text:p text:style-name="P29">Ко<text:span text:style-name="T123">м</text:span>ментарий</text:p>
          </table:table-cell>
        </table:table-row>
        <table:table-row>
          <table:table-cell table:style-name="Таблица5.A4" office:value-type="string">
            <text:p text:style-name="P30">1. Цели освоения дисциплины</text:p>
          </table:table-cell>
          <table:table-cell table:style-name="Таблица5.B2" office:value-type="string">
            <text:p text:style-name="P30">1.1. Цели освоения дисциплины</text:p>
          </table:table-cell>
          <table:table-cell table:style-name="Таблица5.C2" office:value-type="string">
            <text:p text:style-name="P33"/>
          </table:table-cell>
        </table:table-row>
        <table:table-row>
          <table:table-cell table:style-name="Таблица5.A4" office:value-type="string">
            <text:p text:style-name="P30">2. <text:span text:style-name="T124">Место дисциплины в структуре ООП направления подготовки (специальности)</text:span></text:p>
          </table:table-cell>
          <table:table-cell table:style-name="Таблица5.B3" office:value-type="string">
            <text:p text:style-name="P34">1.2. Место дисциплины в структуре ООП направления подготовки (специальности)</text:p>
          </table:table-cell>
          <table:table-cell table:style-name="Таблица5.C3" office:value-type="string">
            <text:p text:style-name="P33"/>
          </table:table-cell>
        </table:table-row>
        <table:table-row>
          <table:table-cell table:style-name="Таблица5.A4" office:value-type="string">
            <text:p text:style-name="P30">3. Компетенции обучающегося, формируемые в результате освоения дисциплины (модуля)</text:p>
          </table:table-cell>
          <table:table-cell table:style-name="Таблица5.B4" office:value-type="string">
            <text:p text:style-name="P30">1.3. Компетенции обучающегося, формируемые в результате освоения дисциплины (модуля)</text:p>
          </table:table-cell>
          <table:table-cell table:style-name="Таблица5.C4" office:value-type="string">
            <text:p text:style-name="P33"/>
          </table:table-cell>
        </table:table-row>
        <table:table-row table:style-name="Таблица5.5">
          <table:table-cell table:style-name="Таблица5.A5" office:value-type="string">
            <text:p text:style-name="P30">4. Структура <text:span text:style-name="T124">и содержание</text:span> дисциплины <text:span text:style-name="T124">(модуля)</text:span></text:p>
          </table:table-cell>
          <table:table-cell table:style-name="Таблица5.B5" office:value-type="string">
            <text:p text:style-name="P30">1.4. Структура и объем дисциплины <text:span text:style-name="T124">(модуля)</text:span></text:p>
          </table:table-cell>
          <table:table-cell table:style-name="Таблица5.C5" office:value-type="string">
            <text:p text:style-name="P33"/>
          </table:table-cell>
        </table:table-row>
        <table:table-row>
          <table:table-cell table:style-name="Таблица5.A6" office:value-type="string">
            <text:p text:style-name="P34">4.1. Структура дисциплины</text:p>
          </table:table-cell>
          <table:table-cell table:style-name="Таблица5.B6" office:value-type="string">
            <text:p text:style-name="P34">1.4.1. Структура дисциплины </text:p>
          </table:table-cell>
          <table:table-cell table:style-name="Таблица5.C6" office:value-type="string">
            <text:p text:style-name="P33"/>
          </table:table-cell>
        </table:table-row>
      </table:table>
      <text:p text:style-name="P152"><text:soft-page-break/>Продолжение таблицы 1.1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28">Раздел из РУП</text:p>
            </table:table-cell>
            <table:table-cell table:style-name="Таблица4.B1" office:value-type="string">
              <text:p text:style-name="P29">Раздел из УМКД</text:p>
            </table:table-cell>
            <table:table-cell table:style-name="Таблица4.C1" office:value-type="string">
              <text:p text:style-name="P29">Ко<text:span text:style-name="T123">м</text:span>ментарий</text:p>
            </table:table-cell>
          </table:table-row>
        </table:table-header-rows>
        <table:table-row>
          <table:table-cell table:style-name="Таблица4.A2" office:value-type="string">
            <text:p text:style-name="P30">4.2. Содержание дисциплины</text:p>
          </table:table-cell>
          <table:table-cell table:style-name="Таблица4.B2" office:value-type="string">
            <text:p text:style-name="P30">1.<text:span text:style-name="T124">4</text:span>.<text:span text:style-name="T124">2.</text:span> Содержание дисциплины</text:p>
          </table:table-cell>
          <table:table-cell table:style-name="Таблица4.C2" office:value-type="string">
            <text:p text:style-name="P33"/>
          </table:table-cell>
        </table:table-row>
        <table:table-row table:style-name="Таблица4.3">
          <table:table-cell table:style-name="Таблица4.A11" office:value-type="string">
            <text:p text:style-name="P30">4.3. Тематический план изучения дисциплины</text:p>
          </table:table-cell>
          <table:table-cell table:style-name="Таблица4.B4" table:number-rows-spanned="2" office:value-type="string">
            <text:p text:style-name="P30">2. Конспект лекций (структурированный по темам)</text:p>
          </table:table-cell>
          <table:table-cell table:style-name="Таблица4.C4" table:number-rows-spanned="2" office:value-type="string">
            <text:p text:style-name="P31">В РУП приведены только названия лекций <text:span text:style-name="T125">с кратким описанием</text:span></text:p>
          </table:table-cell>
        </table:table-row>
        <table:table-row>
          <table:table-cell table:style-name="Таблица4.A11" office:value-type="string">
            <text:p text:style-name="P35">4.3.1. Лекционные вопросы</text:p>
          </table:table-cell>
          <table:covered-table-cell/>
          <table:covered-table-cell/>
        </table:table-row>
        <table:table-row table:style-name="Таблица4.5">
          <table:table-cell table:style-name="Таблица4.A11" office:value-type="string">
            <text:p text:style-name="P35">4.3.2. Практические (семинарские) занятиям</text:p>
          </table:table-cell>
          <table:table-cell table:style-name="Таблица4.B6" table:number-rows-spanned="2" office:value-type="string">
            <text:p text:style-name="P35">3. Практические занятия (лабораторные работы)</text:p>
          </table:table-cell>
          <table:table-cell table:style-name="Таблица4.C6" table:number-rows-spanned="2" office:value-type="string">
            <text:p text:style-name="P36">В РУП приведены только названия <text:span text:style-name="T125">занятий с кратким описанием</text:span></text:p>
          </table:table-cell>
        </table:table-row>
        <table:table-row>
          <table:table-cell table:style-name="Таблица4.A11" office:value-type="string">
            <text:p text:style-name="P35">4.3.3. Лабораторные занятия</text:p>
          </table:table-cell>
          <table:covered-table-cell/>
          <table:covered-table-cell/>
        </table:table-row>
        <table:table-row>
          <table:table-cell table:style-name="Таблица4.A7" office:value-type="string">
            <text:p text:style-name="P30">4.<text:span text:style-name="T125">3.</text:span>4. <text:span text:style-name="T125">С</text:span>амостоятельной работы</text:p>
          </table:table-cell>
          <table:table-cell table:style-name="Таблица4.B7" office:value-type="string">
            <text:p text:style-name="P30">4. Самостоятельная работа</text:p>
          </table:table-cell>
          <table:table-cell table:style-name="Таблица4.C7" office:value-type="string">
            <text:p text:style-name="P36">В РУП приведены только названия работ <text:span text:style-name="T125">с кратким описанием</text:span></text:p>
          </table:table-cell>
        </table:table-row>
        <table:table-row>
          <table:table-cell table:style-name="Таблица4.A11" office:value-type="string">
            <text:p text:style-name="P37">5. Образовательные технологии</text:p>
          </table:table-cell>
          <table:table-cell table:style-name="Таблица4.B8" office:value-type="string">
            <text:p text:style-name="P37"><text:span text:style-name="T125">5</text:span>. Образовательные технологии</text:p>
          </table:table-cell>
          <table:table-cell table:style-name="Таблица4.C8" office:value-type="string">
            <text:p text:style-name="P33"/>
          </table:table-cell>
        </table:table-row>
        <table:table-row>
          <table:table-cell table:style-name="Таблица4.A11" office:value-type="string">
            <text:p text:style-name="P37">6. Оценочные средства для текущего контроля успеваемости, промежуточной аттестации по итогам освоения дисциплины <text:span text:style-name="T125">(модуля)</text:span></text:p>
          </table:table-cell>
          <table:table-cell table:style-name="Таблица4.B9" office:value-type="string">
            <text:p text:style-name="P37"><text:span text:style-name="T125">6</text:span>. Оценочные средства для текущего контроля успеваемости, промежуточной аттестации по итогам освоения дисциплины <text:span text:style-name="T125">(модуля)</text:span></text:p>
          </table:table-cell>
          <table:table-cell table:style-name="Таблица4.C9" office:value-type="string">
            <text:p text:style-name="P33"/>
          </table:table-cell>
        </table:table-row>
        <table:table-row>
          <table:table-cell table:style-name="Таблица4.A11" office:value-type="string">
            <text:p text:style-name="P37">7. Учебно-методическое и информационное обеспечение дисциплины (модуля)</text:p>
          </table:table-cell>
          <table:table-cell table:style-name="Таблица4.B10" office:value-type="string">
            <text:p text:style-name="P37"><text:span text:style-name="T125">7</text:span>. Учебно-методическое и информационное обеспечение дисциплины (модуля)</text:p>
          </table:table-cell>
          <table:table-cell table:style-name="Таблица4.C10" office:value-type="string">
            <text:p text:style-name="P36">И все подразделы <text:span text:style-name="T125">РУП и УМКД</text:span> соответственно связаны</text:p>
          </table:table-cell>
        </table:table-row>
        <table:table-row>
          <table:table-cell table:style-name="Таблица4.A11" office:value-type="string">
            <text:p text:style-name="P37">8. Материально-техническое обеспечение дисциплины</text:p>
          </table:table-cell>
          <table:table-cell table:style-name="Таблица4.B11" office:value-type="string">
            <text:p text:style-name="P37"><text:span text:style-name="T125">8</text:span>. Материально-техническое обеспечение дисциплины</text:p>
          </table:table-cell>
          <table:table-cell table:style-name="Таблица4.C11" office:value-type="string">
            <text:p text:style-name="P33"/>
          </table:table-cell>
        </table:table-row>
        <table:table-row>
          <table:table-cell table:style-name="Таблица4.A12" office:value-type="string">
            <text:p text:style-name="P37">9. <text:span text:style-name="T126">Методические указания <text:s/>для выполнения контрольных работ</text:span></text:p>
          </table:table-cell>
          <table:table-cell table:style-name="Таблица4.B12" office:value-type="string">
            <text:p text:style-name="P38">9. Методические указания <text:s/>для выполнения контрольных работ (при наличии в учебном плане заочной формы обучения)</text:p>
          </table:table-cell>
          <table:table-cell table:style-name="Таблица4.C12" office:value-type="string">
            <text:p text:style-name="P33"/>
          </table:table-cell>
        </table:table-row>
        <table:table-row>
          <table:table-cell table:style-name="Таблица4.A13" office:value-type="string">
            <text:p text:style-name="P37">1<text:span text:style-name="T126">1</text:span>. <text:span text:style-name="T126">Примерная т</text:span>ехнологическая карта дисциплины <text:span text:style-name="T126">(по семестрам)</text:span></text:p>
          </table:table-cell>
          <table:table-cell table:style-name="Таблица4.B13" office:value-type="string">
            <text:p text:style-name="P37">1<text:span text:style-name="T126">1</text:span>. <text:span text:style-name="T126">Примерная т</text:span>ехнологическая карта дисциплины <text:span text:style-name="T126">(по семестрам)</text:span></text:p>
          </table:table-cell>
          <table:table-cell table:style-name="Таблица4.C13" office:value-type="string">
            <text:p text:style-name="P33"/>
          </table:table-cell>
        </table:table-row>
      </table:table>
      <text:p text:style-name="P240"/>
      <text:p text:style-name="P153">После того, как мы рассмотрели структуру РУП и УМКД, выясним, кто будет участвовать в схеме утверждения УМКД.</text:p>
      <text:p text:style-name="P148">Во-первых, это автор учебно-методическо<text:span text:style-name="T127">й</text:span> <text:span text:style-name="T127">разработки</text:span>. Он может быть <text:span text:style-name="T128">с</text:span> любой кафедры, так как каждому преподавателю без исключения необходимо разрабатывать <text:s/><text:span text:style-name="T114">УМКД,</text:span> <text:span text:style-name="T129">РУП, учебно-методические пособия (далее УМП)</text:span> и т.д.</text:p>
      <text:p text:style-name="P228"><text:span text:style-name="T130">Во-вторых, это рецензент. Рецензент</text:span><text:span text:style-name="T131"> может быть внутренней (остепененный) - это </text:span><text:soft-page-break/><text:span text:style-name="T131">любой преподаватель университета, или внешн</text:span><text:span text:style-name="T132">ий</text:span><text:span text:style-name="T131"> - это любой преподаватель стороннего ВУЗа.</text:span><text:span text:style-name="T130"> Рецензент должен быть специалистом в той области, в которой была разработан учебно-методический материал. Иначе, рецензия, предоставленная им, не может трактоваться как объективная.</text:span></text:p>
      <text:p text:style-name="P228"><text:span text:style-name="T134">В-третьих, кафедра. После того как рецензия получена, автор должен предоставить УМР заведующему той кафедры</text:span><text:span text:style-name="T136">, где велась разработка.</text:span></text:p>
      <text:p text:style-name="P154"><text:span text:style-name="T136">В-</text:span><text:span text:style-name="T135">четвертых, это научно-методический совет </text:span><text:span text:style-name="T137">(далее НМС)</text:span><text:span text:style-name="T135">. </text:span><text:span text:style-name="T137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38">или по общим предметам</text:span><text:span text:style-name="T137"> есть свой НМС. УМР </text:span><text:span text:style-name="T139">должна утверждаться</text:span><text:span text:style-name="T137"> </text:span><text:span text:style-name="T139">на</text:span><text:span text:style-name="T137"> </text:span><text:span text:style-name="T139">каждом НМС по направлениям. На данный момент в университете создано </text:span><text:span text:style-name="T138">32</text:span><text:span text:style-name="T139"> НМС, согласно документу «Приказ НМС </text:span><text:span text:style-name="T138">2015-2016</text:span><text:span text:style-name="T139">».</text:span></text:p>
      <text:p text:style-name="P155"><text:span text:style-name="T139">Н</text:span><text:span text:style-name="T135">аучно-методический совет состоит из председателя НМС, </text:span><text:span text:style-name="T138">заместителя председателя,</text:span><text:span text:style-name="T135"> членов совета и секретаря. </text:span><text:span text:style-name="T138">Каждый НМС сформирован:</text:span></text:p>
      <text:list xml:id="list6541413405752368687" text:style-name="L8">
        <text:list-item>
          <text:p text:style-name="P286">по направлениям подготовки и специальностям университета;</text:p>
        </text:list-item>
        <text:list-item>
          <text:p text:style-name="P286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156"><text:span text:style-name="T136">В-</text:span><text:span text:style-name="T140">пятых</text:span><text:span text:style-name="T135">, в процессе формирования </text:span><text:span text:style-name="T141">УМР </text:span><text:span text:style-name="T140">должна </text:span><text:span text:style-name="T135">участв</text:span><text:span text:style-name="T140">овать</text:span><text:span text:style-name="T135"> </text:span><text:span text:style-name="T140">библиотека</text:span><text:span text:style-name="T142">, </text:span><text:span text:style-name="T140">где подтверждается верность библиографического списка литературы.</text:span></text:p>
      <text:p text:style-name="P154"><text:span text:style-name="T135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43">учебно-методической работе.</text:span></text:p>
      <text:p text:style-name="P157">И, <text:span text:style-name="T144">как сказано выше</text:span>, в процессе участвует проректор по учебно-методической работе. <text:span text:style-name="T144">После утверждения проректором, данная УМР считается завершенной и работоспособной.</text:span> </text:p>
      <text:p text:style-name="P158">Стоит отметить, что все они <text:span text:style-name="T144">представлены на рисунке 1.1 и участвуют</text:span> в схеме утверждения учебно-методических <text:span text:style-name="T144">разработок</text:span>. На рисунке 1.2 представлена схема утверждения <text:span text:style-name="T129">УМКД, в разработке которой использовалось несколько дисциплин по разным направлениям</text:span>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65"><draw:frame draw:style-name="fr2" draw:name="Изображение1" text:anchor-type="as-char" svg:width="14.529cm" svg:height="25.299cm" draw:z-index="1"><draw:image xlink:href="Pictures/1000000000000286000004652096C223E0D7F785.png" xlink:type="simple" xlink:show="embed" xlink:actuate="onLoad"/></draw:frame></text:p>
          </table:table-cell>
          <table:table-cell table:style-name="Таблица1.B1" office:value-type="string">
            <text:p text:style-name="P256">Рис. 1.2. Схема утверждения <text:span text:style-name="T129">УМК</text:span></text:p>
            <text:p text:style-name="P255"/>
          </table:table-cell>
        </table:table-row>
      </table:table>
      <text:p text:style-name="P242"><text:soft-page-break/><text:tab/>Как мы видим на схеме, <text:span text:style-name="T101">7</text:span> <text:span text:style-name="T145">объектов</text:span> участвует в этом процессе, все они были перечислены выше. </text:p>
      <text:p text:style-name="P159"><text:span text:style-name="T146">Можно видеть</text:span>, <text:span text:style-name="T146">что</text:span> автор разрабатывает <text:span text:style-name="T129">УМК,</text:span> <text:span text:style-name="T147">а это самый длительный процесс, представленный на этой схеме, затем подписывает ее и отправляет Рецензенту.</text:span></text:p>
      <text:p text:style-name="P228"><text:span text:style-name="T147">В свою очередь рецензент изучает данный УМК и предоставляет рецензию для данного комплекса. </text:span><text:span text:style-name="T131">Рецензия составляется только на </text:span><text:span text:style-name="T133">УМП и</text:span><text:span text:style-name="T131"> </text:span><text:span text:style-name="T133">УМК</text:span><text:span text:style-name="T131">. </text:span></text:p>
      <text:p text:style-name="P160">Следом ид<text:span text:style-name="T148">у</text:span>т <text:span text:style-name="T148">пять</text:span> этап<text:span text:style-name="T148">ов</text:span> проверки <text:s/><text:span text:style-name="T129">УМК. На каждом этапе, кроме этапа, в котором идет проверка библиотекой, проверяются все стандарты согласно требованиям ФГОС 3+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155"><text:span text:style-name="T149">Заметим</text:span>, что в протокол согласования заносят все направления, который были использованы при разработке УМК. <text:span text:style-name="T149">НМС проверяет комплекс по своим направлениям и ставит свою подпись в протоколе.</text:span></text:p>
      <text:p text:style-name="P155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162">Если на одном из этапов проверки находится ошибка, то ее указывают в замечаниях к <text:s/><text:span text:style-name="T150">УМР</text:span> и отправляют обратно автору на доработку. </text:p>
      <text:p text:style-name="P186">Рассмотрим схему создания УМР преподавателем. На данный момент создание УМР не автоматизировано и преподавателю необходимо затрачивать достаточно много времени для разработки. Схема представлена на рисунке 1.3.</text:p>
      <text:p text:style-name="P187">Прежде чем преподаватель приступает к созданию УМР, он получает план учебно-методической работы, <text:span text:style-name="T202">по которой можно сделать вывод о том, сколько требуется создать УМР и по каким направлениям.</text:span></text:p>
      <text:p text:style-name="P188">Отметим, что если некоторая УМР (к примеру УМКД) взаимосвязана с другой <text:s/>УМР (к примеру РУП), то при создании необходимо провести интеграцию данных из взаимосвязанной УМР.</text:p>
      <text:p text:style-name="P252"/>
      <text:p text:style-name="Quotations"><text:soft-page-break/><draw:frame draw:style-name="fr2" draw:name="Изображение8" text:anchor-type="as-char" svg:width="7.276cm" svg:height="17.436cm" draw:z-index="9"><draw:image xlink:href="Pictures/10000000000001130000029344CBE3765579DB44.png" xlink:type="simple" xlink:show="embed" xlink:actuate="onLoad"/></draw:frame></text:p>
      <text:p text:style-name="P271">Рис 1.3. <text:span text:style-name="T202">Схема с</text:span>оздание УМР преподавателем</text:p>
      <text:p text:style-name="P162"/>
      <text:p text:style-name="P162"><text:span text:style-name="T202">На основе рисунка 1.2 и рисунка 1.3 следует, что к любой разработке</text:span> можно привязать статус <text:span text:style-name="T202">и, в зависимости от</text:span> <text:span text:style-name="T202">этапа утверждения, статус будет изменяться. С</text:span>хем<text:span text:style-name="T202">а</text:span> изменения статуса <text:span text:style-name="T202">представлена</text:span> на рисунке 1.<text:span text:style-name="T201">4</text:span>.</text:p>
      <text:p text:style-name="P161"/>
      <text:p text:style-name="P261"><text:soft-page-break/><draw:frame draw:style-name="fr1" draw:name="Изображение3" text:anchor-type="as-char" svg:width="16.307cm" svg:height="14.37cm" draw:z-index="2"><draw:image xlink:href="Pictures/10000000000002E50000028DDC319B62291F008E.png" xlink:type="simple" xlink:show="embed" xlink:actuate="onLoad"/></draw:frame></text:p>
      <text:p text:style-name="P264">Рис. 1.<text:span text:style-name="T201">4</text:span>. Схема изменения статуса для <text:span text:style-name="T7">учебно-методическ</text:span><text:span text:style-name="T1">о</text:span><text:span text:style-name="T8">й</text:span><text:span text:style-name="T7"> </text:span><text:span text:style-name="T8">разработке</text:span></text:p>
      <text:p text:style-name="P163">В большинстве случаев учебно-методическ<text:span text:style-name="T151">ую</text:span> <text:span text:style-name="T151">разработку</text:span> возвращают по следующим причинам:</text:p>
      <text:list xml:id="list649368230630554120" text:style-name="L9">
        <text:list-item>
          <text:p text:style-name="P287">Отсутствие глав, необходимых согласно стандарту <text:span text:style-name="T150">ФГОС 3+</text:span>.</text:p>
        </text:list-item>
        <text:list-item>
          <text:p text:style-name="P287">Использование стилей, отличных от требуемых в стандарте <text:span text:style-name="T150">ФГОС 3+</text:span>.</text:p>
        </text:list-item>
        <text:list-item>
          <text:p text:style-name="P287">Список глав в рабочей программе не соответствует списку глав в учебно-методическом комплексе и т.д.</text:p>
        </text:list-item>
      </text:list>
      <text:p text:style-name="P203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p text:style-name="P204">В данн<text:span text:style-name="T152">ой подглаве</text:span> мы разобрались со структурой основных УМР. Разработали схему утверждения УМК, <text:span text:style-name="T33">схема разработки УМР</text:span> и схему изменения статуса разработки. Также вывели основную актуальность разработки программного продукта.</text:p>
      <text:list xml:id="list12326414978293" text:continue-list="list12326443004349" text:style-name="WW8Num1">
        <text:list-item>
          <text:h text:style-name="P370" text:outline-level="2"><text:bookmark-start text:name="__RefHeading___Toc9038_1411236934"/>1.3 Анализ программно-аппаратного обеспечения ФГБОУ ВО «ПВГУС» <text:bookmark-end text:name="__RefHeading___Toc9038_1411236934"/></text:h>
        </text:list-item>
      </text:list>
      <text:p text:style-name="P205">Рассмотрим <text:span text:style-name="T5">программно-аппаратного обеспечения </text:span><text:span text:style-name="T1">университета.</text:span></text:p>
      <text:p text:style-name="P205"><text:span text:style-name="T1">Из предоставленной информации от подразделения «Управление по информатизации», на базе университета </text:span><text:span text:style-name="T9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164">Перейдем к анализу данного сервера.</text:p>
      <text:p text:style-name="P164">Характеристики:</text:p>
      <text:list xml:id="list3029098740911016033" text:style-name="L10">
        <text:list-item>
          <text:p text:style-name="P288">Процессор - Intel Core i5</text:p>
        </text:list-item>
        <text:list-item>
          <text:p text:style-name="P308"><text:span text:style-name="T1">Память — </text:span><text:span text:style-name="T10">16 Гб</text:span></text:p>
        </text:list-item>
        <text:list-item>
          <text:p text:style-name="P309"><text:span text:style-name="T1">Тип памяти — </text:span><text:span text:style-name="T49">RAID SATA 2x2</text:span></text:p>
        </text:list-item>
        <text:list-item>
          <text:p text:style-name="P289">Операционная система <text:span text:style-name="T153">(далее ОС)</text:span> — <text:span text:style-name="T49">Debian 8.4</text:span></text:p>
        </text:list-item>
      </text:list>
      <text:p text:style-name="P165">На <text:span text:style-name="T153">ОС</text:span> <text:span text:style-name="T49">Debian</text:span> установлена <text:span text:style-name="T154">виртуальная машина с ОС </text:span><text:span text:style-name="T51">Ubuntu 16.04 LTS.</text:span></text:p>
      <text:p text:style-name="P166">На ОС<text:span text:style-name="T155"> </text:span><text:span text:style-name="T51">Ubuntu </text:span>развернута система управления базами данных <text:span text:style-name="T212">(далее СУБД)</text:span> <text:span text:style-name="T49">MySQL 5.1. </text:span>Так же развернута система дистанционного обучения Русский Moodle 3<text:span text:style-name="T49">KL</text:span> 2.7.</text:p>
      <text:p text:style-name="P167">Структура сервера представлена на рисунке 1.<text:span text:style-name="T201">5</text:span>.</text:p>
      <text:p text:style-name="P261"><draw:frame draw:style-name="fr2" draw:name="Изображение5" text:anchor-type="as-char" svg:width="14.764cm" svg:height="8.678cm" draw:z-index="3"><draw:image xlink:href="Pictures/100000000000022E0000014809F121E931CEEE19.png" xlink:type="simple" xlink:show="embed" xlink:actuate="onLoad"/></draw:frame></text:p>
      <text:p text:style-name="P265">Рис. 1.<text:span text:style-name="T201">5</text:span>. Структура сервера, <text:span text:style-name="T9">отвечающ</text:span><text:span text:style-name="T1">его</text:span><text:span text:style-name="T9"> за дистанционное обучение</text:span></text:p>
      <text:p text:style-name="P166">Данный сервер находится под управлением и администрированием ООО «Открытый технологии». </text:p>
      <text:p text:style-name="P168">Мы рассмотрели характеристики программно-аппаратного обеспечения университета, необходимые для разработки программного продукта.</text:p>
      <text:list xml:id="list12327283565095" text:continue-list="list12326414978293" text:style-name="WW8Num1">
        <text:list-item>
          <text:h text:style-name="P370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203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49">Описание требований будут опираться на стандарт ГОСТ 34.602-89.</text:span></text:p>
      <text:p text:style-name="P206">Все требования можно разделить на функциональные и нефункциональные.</text:p>
      <text:p text:style-name="P206">Функциональные требования определяют задачи, которая должна выполнять система. </text:p>
      <text:p text:style-name="P207">Нефункциональные требования <text:span text:style-name="T156">определяет свойства для нашей системы.</text:span></text:p>
      <text:p text:style-name="P208"><text:span text:style-name="T157">Функциональные т</text:span>ребования к системе следующие:</text:p>
      <text:list xml:id="list5280707775694397369" text:style-name="L11">
        <text:list-item>
          <text:p text:style-name="P310">Система должна<text:span text:style-name="T158"> определять</text:span> структуру <text:span text:style-name="T158">УМР для упрощения разработки.</text:span></text:p>
        </text:list-item>
        <text:list-item>
          <text:p text:style-name="P311">При создании УМР должны учитываться стандарты ФГОС 3+</text:p>
        </text:list-item>
        <text:list-item>
          <text:p text:style-name="P312">Система <text:span text:style-name="T158">должна сохранять УМР в формате </text:span><text:span text:style-name="T52">DOC (DOCX) </text:span><text:span text:style-name="T11">и в формате </text:span><text:span text:style-name="T52">HTML.</text:span></text:p>
        </text:list-item>
        <text:list-item>
          <text:p text:style-name="P290">Система должна <text:span text:style-name="T159">разрешать только автору редактировать свои УМР.</text:span></text:p>
        </text:list-item>
        <text:list-item>
          <text:p text:style-name="P291">Систем должна предоставлять отчеты по УМР.</text:p>
        </text:list-item>
        <text:list-item>
          <text:p text:style-name="P291">Система должна предоставлять пользователю план учебно-методической работы.</text:p>
        </text:list-item>
      </text:list>
      <text:p text:style-name="P169">Нефункциональные требования <text:span text:style-name="T156">к системе следующие:</text:span></text:p>
      <text:list xml:id="list3602041744029168971" text:style-name="L12">
        <text:list-item>
          <text:p text:style-name="P293">Система должна быть <text:span text:style-name="T49">w</text:span>eb-ориентированной, и реализована в виде клиент-серверного приложение.</text:p>
        </text:list-item>
        <text:list-item>
          <text:p text:style-name="P292">БД должна быть разработана для <text:span text:style-name="T49">MySQL.</text:span></text:p>
        </text:list-item>
        <text:list-item>
          <text:p text:style-name="P294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292">Система должна стабильно работать и обслуживать до 400 пользователей одновременно.</text:p>
        </text:list-item>
      </text:list>
      <text:p text:style-name="P168">Мы задокументировали требования, которые должен удовлетворят программный продукт.</text:p>
      <text:h text:style-name="P365" text:outline-level="2"/>
      <text:list xml:id="list12327059511734" text:continue-list="list12327283565095" text:style-name="WW8Num1">
        <text:list-item>
          <text:h text:style-name="P370" text:outline-level="2"><text:bookmark-start text:name="__RefHeading___Toc9042_1411236934"/>1.5 Выбор средств <text:span text:style-name="T160">разработки</text:span> <text:s text:c="2"/><text:bookmark-end text:name="__RefHeading___Toc9042_1411236934"/></text:h>
        </text:list-item>
      </text:list>
      <text:p text:style-name="P203">После того как мы сформировали и задокументировали требования, можно преступить к выбору средств разработки.</text:p>
      <text:p text:style-name="P209">Согласно перв<text:span text:style-name="T161">ому </text:span>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<text:span text:style-name="T12">быть </text:span><text:span text:style-name="T53">w</text:span><text:span text:style-name="T12">eb-ориентированной, и реализована в виде клиент-серверного приложение. </text:span>Исходя из этого, <text:span text:style-name="T161">ИС</text:span> будет <text:span text:style-name="T13">разработан</text:span><text:span text:style-name="T14">а в виде</text:span> <text:span text:style-name="T54">web-</text:span><text:span text:style-name="T13">приложение. Плюсами данного продукта будет являться:</text:span></text:p>
      <text:list xml:id="list5199684740292863785" text:style-name="L13">
        <text:list-item>
          <text:p text:style-name="P295">Требует одноразового установления и настройки на сервере.</text:p>
        </text:list-item>
        <text:list-item>
          <text:p text:style-name="P313"><text:span text:style-name="T1">Доступ к системе через браузер по сети </text:span><text:span text:style-name="T49">Internet</text:span><text:span text:style-name="T1">.</text:span></text:p>
        </text:list-item>
        <text:list-item>
          <text:p text:style-name="P295">Не требует установки на устройства.</text:p>
        </text:list-item>
        <text:list-item>
          <text:p text:style-name="P295">Изменения в системе вступают в силу для всех пользователей системы.</text:p>
        </text:list-item>
        <text:list-item>
          <text:p text:style-name="P296">При правильной настройке система адаптивна для любого размера экрана устройства.</text:p>
        </text:list-item>
        <text:list-item>
          <text:p text:style-name="P296">Система менее требовательно к ресурсам устройства.</text:p>
        </text:list-item>
      </text:list>
      <text:p text:style-name="P170">К минусам донного продукта можно отнести:</text:p>
      <text:list xml:id="list2718072587507480302" text:style-name="L14">
        <text:list-item>
          <text:p text:style-name="P314"><text:span text:style-name="T1">Обязательное подключение к сети </text:span><text:span text:style-name="T49">Internet.</text:span></text:p>
        </text:list-item>
        <text:list-item>
          <text:p text:style-name="P297">В случае, если сервер будет не доступен, то и доступ к системе будет недоступен.</text:p>
        </text:list-item>
      </text:list>
      <text:p text:style-name="P210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171">Все скрипты можно разделить на клиентские и серверные. </text:p>
      <text:p text:style-name="P210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210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211"><text:span text:style-name="T1">Структура БД будет разработана с помощью инструмента </text:span><text:span text:style-name="T15">визуального проектирования баз данных</text:span><text:span text:style-name="T1"> </text:span>MySQL Workbench, <text:span text:style-name="T1">так как данный инструмент </text:span><text:span text:style-name="T15">распространяется под свободной лицензией с официального сайта </text:span><text:span text:style-name="T162">MySQL.</text:span></text:p>
      <text:p text:style-name="P211"/>
      <text:p text:style-name="P168"><text:soft-page-break/>Для развертывания локального сервера будет использован инструмент <text:span text:style-name="T49">XAMPP, </text:span>в причину того что он включает в себя такие модули как:</text:p>
      <text:list xml:id="list9012707415825617590" text:style-name="L15">
        <text:list-item>
          <text:p text:style-name="P315">Apache HTTP-сервер – <text:span text:style-name="T1">свободный веб-сервер.</text:span></text:p>
        </text:list-item>
        <text:list-item>
          <text:p text:style-name="P315">PhpMyAdmin - веб-приложение с открытым кодом, написанное на языке PHP и представляющее собой веб-интерфейс для администрирования СУБД MySQL.</text:p>
        </text:list-item>
        <text:list-item>
          <text:p text:style-name="P315">FileZilla - <text:span text:style-name="T163"><text:s/>свободный, многоязычный FTP-клиент с открытым исходным кодом для Microsoft Windows, Mac OS X и Linux. </text:span></text:p>
        </text:list-item>
        <text:list-item>
          <text:p text:style-name="P298">И другие.</text:p>
        </text:list-item>
      </text:list>
      <text:p text:style-name="P172">Данный инструмент позволяет включает в себя все необходимые приложения, требуемые при <text:span text:style-name="T49">web</text:span>-разработке. Инструмент позволит нам после установки сразу преступить к разработке <text:s text:c="2"/><text:span text:style-name="T49">web-</text:span>приложения. </text:p>
      <text:p text:style-name="P173">Написание кода <text:span text:style-name="T49">HTML </text:span>и <text:span text:style-name="T49">PHP </text:span>может вестись в любом текстовом редакторе, но предпочтение при выборе было на инструменте <text:span text:style-name="T49">Brackets. </text:span>Причина в том, что данный инструмент не требователен к ресурсам компьютера. <text:span text:style-name="T49">Brackets</text:span> предоставляет обзор каталога, демонстрируя все файлы в той иерархии, в которой они расположены. К тому же, на начальном этапе разработки, когда мы будем использовать только <text:span text:style-name="T49">HTML, </text:span>инструмент развернет свой локальный сервер и будет отображать всю реализацию кода в реальном времени, то есть при добавлении любого тега, это отобразиться и в браузере.</text:p>
      <text:p text:style-name="P173">В данной подглаве мы определились с <text:span text:style-name="T164">выбором</text:span> средств разработки и можем преступить к непосредственной <text:span text:style-name="T164">работе над</text:span> <text:span text:style-name="T212">прототипом </text:span><text:span text:style-name="T49">web-</text:span>приложени<text:span text:style-name="T164">ем</text:span>.</text:p>
      <text:list xml:id="list12327484884381" text:continue-list="list12327059511734" text:style-name="WW8Num1">
        <text:list-item>
          <text:h text:style-name="P361" text:outline-level="1"><text:bookmark-start text:name="__RefHeading___Toc8930_1411236934"/>2 <text:span text:style-name="T165">Специальный раздел</text:span><text:bookmark-end text:name="__RefHeading___Toc8930_1411236934"/></text:h>
        </text:list-item>
        <text:list-item>
          <text:h text:style-name="P366" text:outline-level="2"><text:bookmark-start text:name="__RefHeading___Toc9044_1411236934"/><text:span text:style-name="T165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213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230"><text:span text:style-name="T166">Преступим к разработке схем. </text:span>Первым делом необходимо разработать диаграмму <text:span text:style-name="T97">прецедентов, где мы отобразим основные действия в нашей системе.</text:span></text:p>
      <text:p text:style-name="P181"><text:span text:style-name="T97">Согласно требованию из подглавы </text:span><text:span text:style-name="T98">1.4 Формирование требований к разрабатываемой информационной системе, </text:span><text:span text:style-name="T97">в котором говорится о том, что система должна разрешать только автору редактировать свои УМР, в системе будут использоваться два вида пользователей:</text:span></text:p>
      <text:list xml:id="list7636774009109923555" text:style-name="L16">
        <text:list-item>
          <text:p text:style-name="P323">Преподаватель (с ограниченными возможностями);</text:p>
        </text:list-item>
        <text:list-item>
          <text:p text:style-name="P323">Администратор (с полными правами).</text:p>
        </text:list-item>
      </text:list>
      <text:p text:style-name="P231">Краткое описание прецедентов описаны в таблице <text:span text:style-name="T167">2.1.</text:span></text:p>
      <text:p text:style-name="P214">Таблица <text:span text:style-name="T167">2.</text:span>1</text:p>
      <text:p text:style-name="P254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8">Прецеденты</text:p>
          </table:table-cell>
          <table:table-cell table:style-name="Таблица2.B1" office:value-type="string">
            <text:p text:style-name="P18">Краткое описание</text:p>
          </table:table-cell>
        </table:table-row>
        <table:table-row>
          <table:table-cell table:style-name="Таблица2.A2" office:value-type="string">
            <text:p text:style-name="P92">Авторизация в системе</text:p>
          </table:table-cell>
          <table:table-cell table:style-name="Таблица2.B2" office:value-type="string">
            <text:p text:style-name="P92">Вход в систему с помощью учетной записи</text:p>
          </table:table-cell>
        </table:table-row>
        <table:table-row>
          <table:table-cell table:style-name="Таблица2.A6" office:value-type="string">
            <text:p text:style-name="P91">Создание УМ<text:span text:style-name="T168">Р</text:span></text:p>
          </table:table-cell>
          <table:table-cell table:style-name="Таблица2.B3" office:value-type="string">
            <text:p text:style-name="P91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91">Просмотр УМ<text:span text:style-name="T168">Р</text:span></text:p>
          </table:table-cell>
          <table:table-cell table:style-name="Таблица2.B4" office:value-type="string">
            <text:p text:style-name="P91">Просмотр УМ<text:span text:style-name="T169">Р,</text:span> сохраненных в БД</text:p>
          </table:table-cell>
        </table:table-row>
        <table:table-row>
          <table:table-cell table:style-name="Таблица2.A6" office:value-type="string">
            <text:p text:style-name="P92">Изменение УМР</text:p>
          </table:table-cell>
          <table:table-cell table:style-name="Таблица2.B5" office:value-type="string">
            <text:p text:style-name="P92">Изменение УМР,<text:span text:style-name="T170"> сохраненных в БД</text:span></text:p>
          </table:table-cell>
        </table:table-row>
        <table:table-row>
          <table:table-cell table:style-name="Таблица2.A6" office:value-type="string">
            <text:p text:style-name="P91">Скачивание УМ<text:span text:style-name="T168">Р</text:span></text:p>
          </table:table-cell>
          <table:table-cell table:style-name="Таблица2.B6" office:value-type="string">
            <text:p text:style-name="P91">Получение ссылки на документ</text:p>
          </table:table-cell>
        </table:table-row>
        <table:table-row>
          <table:table-cell table:style-name="Таблица2.A7" office:value-type="string">
            <text:p text:style-name="P91">Просмотр задач</text:p>
          </table:table-cell>
          <table:table-cell table:style-name="Таблица2.B7" office:value-type="string">
            <text:p text:style-name="P91">Просмотр задач, которые поставил <text:s/>администратор. <text:span text:style-name="T198">Согласно требованию, говорящее о том, что с</text:span><text:span text:style-name="T14">истема должна предоставлять пользователю план учебно-методической работы.</text:span></text:p>
          </table:table-cell>
        </table:table-row>
        <table:table-row>
          <table:table-cell table:style-name="Таблица2.A8" office:value-type="string">
            <text:p text:style-name="P91">Определение задач</text:p>
          </table:table-cell>
          <table:table-cell table:style-name="Таблица2.B8" office:value-type="string">
            <text:p text:style-name="P91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91">Изменение задач</text:p>
          </table:table-cell>
          <table:table-cell table:style-name="Таблица2.B9" office:value-type="string">
            <text:p text:style-name="P91">Переопределение задач для преподавателя</text:p>
          </table:table-cell>
        </table:table-row>
      </table:table>
      <text:p text:style-name="Text_20_body"/>
      <text:p text:style-name="Text_20_body"/>
      <text:p text:style-name="P183"><text:soft-page-break/>Продолжение таблицы 2.1</text:p>
      <table:table table:name="Таблица24" table:style-name="Таблица24">
        <table:table-column table:style-name="Таблица24.A"/>
        <table:table-column table:style-name="Таблица24.B"/>
        <table:table-header-rows>
          <table:table-row table:style-name="Таблица24.1">
            <table:table-cell table:style-name="Таблица24.A1" office:value-type="string">
              <text:p text:style-name="P18">Прецеденты</text:p>
            </table:table-cell>
            <table:table-cell table:style-name="Таблица24.B1" office:value-type="string">
              <text:p text:style-name="P18">Краткое описание</text:p>
            </table:table-cell>
          </table:table-row>
        </table:table-header-rows>
        <table:table-row>
          <table:table-cell table:style-name="Таблица24.A2" office:value-type="string">
            <text:p text:style-name="P91">Просмотр отчетов</text:p>
          </table:table-cell>
          <table:table-cell table:style-name="Таблица24.B2" office:value-type="string">
            <text:p text:style-name="P91">Просмотр успеваемости преподавателей. <text:span text:style-name="T199">Согласно требованию: с</text:span><text:span text:style-name="T14">истем должна предоставлять отчеты по УМР.</text:span></text:p>
          </table:table-cell>
        </table:table-row>
        <table:table-row>
          <table:table-cell table:style-name="Таблица24.A3" office:value-type="string">
            <text:p text:style-name="P91">Создание пользователей</text:p>
          </table:table-cell>
          <table:table-cell table:style-name="Таблица24.B3" office:value-type="string">
            <text:p text:style-name="P91">Создание учетной записи для преподавателя или администратора</text:p>
          </table:table-cell>
        </table:table-row>
        <table:table-row>
          <table:table-cell table:style-name="Таблица24.A4" office:value-type="string">
            <text:p text:style-name="P91">Изменение данных у пользователя</text:p>
          </table:table-cell>
          <table:table-cell table:style-name="Таблица24.B4" office:value-type="string">
            <text:p text:style-name="P91">Изменение данных учетной записи</text:p>
          </table:table-cell>
        </table:table-row>
        <table:table-row>
          <table:table-cell table:style-name="Таблица24.A5" office:value-type="string">
            <text:p text:style-name="P92">Удаление пользователя</text:p>
          </table:table-cell>
          <table:table-cell table:style-name="Таблица24.B5" office:value-type="string">
            <text:p text:style-name="P92">Удаление учетной записи</text:p>
          </table:table-cell>
        </table:table-row>
      </table:table>
      <text:p text:style-name="P226"/>
      <text:p text:style-name="P227">Диаграмма прецедентов представлена на рисунке 2.1.</text:p>
      <text:p text:style-name="P261"><draw:frame draw:style-name="fr1" draw:name="Изображение4" text:anchor-type="as-char" svg:width="16.307cm" svg:height="12.044cm" draw:z-index="4"><draw:image xlink:href="Pictures/10000000000003010000023870DD1CA77AE80FD3.png" xlink:type="simple" xlink:show="embed" xlink:actuate="onLoad"/></draw:frame></text:p>
      <text:p text:style-name="P274">Рис. 2.1. Диаграмма прецедентов</text:p>
      <text:p text:style-name="P216"><text:span text:style-name="T32">После того как была разработана диаграмма прецедентов, необходимо разобрать каждый</text:span> прецедент подробнее. <text:span text:style-name="T32">Подробное описание прецедентов представлены</text:span> в таблицах 2.2 — 2.1<text:span text:style-name="T30">3</text:span>.</text:p>
      <text:p text:style-name="P216"/>
      <text:p text:style-name="P216"/>
      <text:p text:style-name="P216"/>
      <text:p text:style-name="P217"><text:soft-page-break/>Таблица 2.2</text:p>
      <text:p text:style-name="P243">Прецедент «<text:span text:style-name="T169">Авторизация в системе</text:span>»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39">Прецедент: <text:span text:style-name="T169">Авторизация в системе</text:span></text:p>
          </table:table-cell>
        </table:table-row>
        <table:table-row>
          <table:table-cell table:style-name="Таблица6.A9" office:value-type="string">
            <text:p text:style-name="P39">Идентификатор: <text:span text:style-name="T169">1</text:span></text:p>
          </table:table-cell>
        </table:table-row>
        <table:table-row>
          <table:table-cell table:style-name="Таблица6.A9" office:value-type="string">
            <text:p text:style-name="P39">Краткое описание: <text:span text:style-name="T169">Вход в систему с помощью учетной записи</text:span></text:p>
          </table:table-cell>
        </table:table-row>
        <table:table-row>
          <table:table-cell table:style-name="Таблица6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6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6.A9" office:value-type="string">
            <text:p text:style-name="P39">Предусловие: </text:p>
            <text:p text:style-name="P47">1. Система открыта в браузере</text:p>
          </table:table-cell>
        </table:table-row>
        <table:table-row>
          <table:table-cell table:style-name="Таблица6.A9" office:value-type="string">
            <text:p text:style-name="P39">Основной поток: </text:p>
            <text:p text:style-name="P47">1. Прецедент начинается, когда <text:span text:style-name="T171">пользователь нажимает на кнопку в меню «Войти»</text:span></text:p>
            <text:p text:style-name="P55">2. Система <text:span text:style-name="T169">требует от пользователя ввести </text:span><text:span text:style-name="T55">E-mail </text:span><text:span text:style-name="T16">и пароль</text:span></text:p>
            <text:p text:style-name="P66">3. Пользователь вводит данные и нажимает кнопку «Вход»</text:p>
          </table:table-cell>
        </table:table-row>
        <table:table-row>
          <table:table-cell table:style-name="Таблица6.A9" office:value-type="string">
            <text:p text:style-name="P39">Постусловие: <text:span text:style-name="T172">Пользователь авторизован</text:span></text:p>
          </table:table-cell>
        </table:table-row>
        <table:table-row>
          <table:table-cell table:style-name="Таблица6.A9" office:value-type="string">
            <text:p text:style-name="P39">Альтернативные потоки: </text:p>
            <text:p text:style-name="P55">1. Если пользователь ввел не верные данные, то система сообщит об ошибке</text:p>
            <text:p text:style-name="P63">2. Если пользователь нажмет кнопку «Отмена», то он вернется на гостевую страницу</text:p>
          </table:table-cell>
        </table:table-row>
      </table:table>
      <text:p text:style-name="P245"/>
      <text:p text:style-name="P245">Таблица 2.3</text:p>
      <text:p text:style-name="P243">Прецедент «Создание УМ<text:span text:style-name="T168">Р</text:span>»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39">Прецедент: <text:span text:style-name="T171">Создание УМР</text:span></text:p>
          </table:table-cell>
        </table:table-row>
        <table:table-row>
          <table:table-cell table:style-name="Таблица8.A9" office:value-type="string">
            <text:p text:style-name="P39">Идентификатор: <text:span text:style-name="T171">2</text:span></text:p>
          </table:table-cell>
        </table:table-row>
        <table:table-row>
          <table:table-cell table:style-name="Таблица8.A9" office:value-type="string">
            <text:p text:style-name="P39">Краткое описание: <text:span text:style-name="T170">Создание УМР: РУП, УМП, УМК и т.д.</text:span></text:p>
          </table:table-cell>
        </table:table-row>
        <table:table-row>
          <table:table-cell table:style-name="Таблица8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8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8.A9" office:value-type="string">
            <text:p text:style-name="P39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8.A9" office:value-type="string">
            <text:p text:style-name="P39">Основной поток: </text:p>
            <text:p text:style-name="P47">1. Прецедент начинается, когда <text:span text:style-name="T171">пользователь нажимает на пункт меню «Создать УМР»</text:span></text:p>
            <text:p text:style-name="P56">2. <text:span text:style-name="T183">Пользователь выбирает тип УМР</text:span></text:p>
            <text:p text:style-name="P56"><text:span text:style-name="T183">3. </text:span>Система предоставляет <text:span text:style-name="T183">форму</text:span> для <text:span text:style-name="T183">заполнения</text:span></text:p>
            <text:p text:style-name="P73">4. Пользователь заполняет данные и сохраняет их</text:p>
          </table:table-cell>
        </table:table-row>
        <table:table-row>
          <table:table-cell table:style-name="Таблица8.A9" office:value-type="string">
            <text:p text:style-name="P40">Постусловие: </text:p>
            <text:p text:style-name="P73">1. УМР создана</text:p>
          </table:table-cell>
        </table:table-row>
        <table:table-row>
          <table:table-cell table:style-name="Таблица8.A9" office:value-type="string">
            <text:p text:style-name="P39">Альтернативные потоки: </text:p>
            <text:p text:style-name="P55">1. Если пользователь не авторизован, то <text:span text:style-name="T185">он</text:span> попадает на гостевую страницу</text:p>
            <text:p text:style-name="P55">2. <text:span text:style-name="T183">Если заполнены не все обязательные поля, то система сообщит об ошибке</text:span></text:p>
          </table:table-cell>
        </table:table-row>
      </table:table>
      <text:p text:style-name="P215"/>
      <text:p text:style-name="P215"/>
      <text:p text:style-name="P215"/>
      <text:p text:style-name="P218"><text:soft-page-break/>Таблица 2.4</text:p>
      <text:p text:style-name="P243">Прецедент «<text:span text:style-name="T170">Просмотр УМР</text:span>»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39">Прецедент: <text:span text:style-name="T170">Просмотр УМР</text:span></text:p>
          </table:table-cell>
        </table:table-row>
        <table:table-row>
          <table:table-cell table:style-name="Таблица12.A9" office:value-type="string">
            <text:p text:style-name="P39">Идентификатор: <text:span text:style-name="T173">3</text:span></text:p>
          </table:table-cell>
        </table:table-row>
        <table:table-row>
          <table:table-cell table:style-name="Таблица12.A9" office:value-type="string">
            <text:p text:style-name="P39">Краткое описание: <text:span text:style-name="T170">Просмотр УМР, сохраненных в БД</text:span></text:p>
          </table:table-cell>
        </table:table-row>
        <table:table-row>
          <table:table-cell table:style-name="Таблица12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12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12.A9" office:value-type="string">
            <text:p text:style-name="P39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12.A9" office:value-type="string">
            <text:p text:style-name="P39">Основной поток: </text:p>
            <text:p text:style-name="P47">1. Прецедент начинается, когда <text:span text:style-name="T171">пользователь нажимает на пункт меню «Просмотр УМР»</text:span></text:p>
            <text:p text:style-name="P57">2. <text:span text:style-name="T183">Система отображает список УМР</text:span></text:p>
            <text:p text:style-name="P74"><text:s text:c="2"/>2.1 Преподавателю видны только те УМР, автором которых он является</text:p>
            <text:p text:style-name="P57"><text:s text:c="2"/><text:span text:style-name="T184">2.2 Администраторам виден весь список УМР</text:span></text:p>
            <text:p text:style-name="P73">3. Пользователь открывает УМР</text:p>
            <text:p text:style-name="P73">4. Система отображает УМР</text:p>
          </table:table-cell>
        </table:table-row>
        <table:table-row>
          <table:table-cell table:style-name="Таблица12.A9" office:value-type="string">
            <text:p text:style-name="P39">Постусловие: <text:span text:style-name="T171">нет</text:span></text:p>
          </table:table-cell>
        </table:table-row>
        <table:table-row>
          <table:table-cell table:style-name="Таблица12.A9" office:value-type="string">
            <text:p text:style-name="P39">Альтернативные потоки: </text:p>
            <text:p text:style-name="P55">1. Если пользователь не авторизован, то <text:span text:style-name="T185">он</text:span> попадает на гостевую страницу</text:p>
          </table:table-cell>
        </table:table-row>
      </table:table>
      <text:p text:style-name="P218"/>
      <text:p text:style-name="P218">Таблица 2.5</text:p>
      <text:p text:style-name="P243">Прецедент «<text:span text:style-name="T169">Изменение УМР</text:span>»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41">Прецедент: <text:span text:style-name="T184">Изменение УМР</text:span></text:p>
          </table:table-cell>
        </table:table-row>
        <table:table-row>
          <table:table-cell table:style-name="Таблица10.A9" office:value-type="string">
            <text:p text:style-name="P41">Идентификатор: <text:span text:style-name="T184">4</text:span></text:p>
          </table:table-cell>
        </table:table-row>
        <table:table-row>
          <table:table-cell table:style-name="Таблица10.A9" office:value-type="string">
            <text:p text:style-name="P41">Краткое описание: <text:span text:style-name="T169">Изменение УМР, сохраненных в БД</text:span></text:p>
          </table:table-cell>
        </table:table-row>
        <table:table-row>
          <table:table-cell table:style-name="Таблица10.A9" office:value-type="string">
            <text:p text:style-name="P41">Главные актеры: Преподаватель</text:p>
          </table:table-cell>
        </table:table-row>
        <table:table-row>
          <table:table-cell table:style-name="Таблица10.A9" office:value-type="string">
            <text:p text:style-name="P41">Второстепенные актеры: Администратор</text:p>
          </table:table-cell>
        </table:table-row>
        <table:table-row>
          <table:table-cell table:style-name="Таблица10.A9" office:value-type="string">
            <text:p text:style-name="P41">Предусловие: </text:p>
            <text:p text:style-name="P48">1. Система открыта в браузере</text:p>
            <text:p text:style-name="P48">2. Пользователь авторизован</text:p>
            <text:p text:style-name="P80">3. Система отображает УМР</text:p>
          </table:table-cell>
        </table:table-row>
        <table:table-row>
          <table:table-cell table:style-name="Таблица10.A9" office:value-type="string">
            <text:p text:style-name="P41">Основной поток: </text:p>
            <text:p text:style-name="P48">1. Прецедент начинается, когда <text:span text:style-name="T171">пользователь начинает изменять данные УМР</text:span></text:p>
            <text:p text:style-name="P57">2. <text:span text:style-name="T184">Пользователь сохраняет изменения</text:span></text:p>
          </table:table-cell>
        </table:table-row>
        <table:table-row>
          <table:table-cell table:style-name="Таблица10.A9" office:value-type="string">
            <text:p text:style-name="P41">Постусловие: </text:p>
            <text:p text:style-name="P74">1. УМР обновлена</text:p>
          </table:table-cell>
        </table:table-row>
        <table:table-row>
          <table:table-cell table:style-name="Таблица10.A9" office:value-type="string">
            <text:p text:style-name="P41">Альтернативные потоки: </text:p>
            <text:p text:style-name="P57">1. Если пользователь не авторизован, то <text:span text:style-name="T185">он</text:span> попадает на гостевую страницу</text:p>
            <text:p text:style-name="P75">2. Если обязательные поля пусты, то система сообщит об ошибке</text:p>
          </table:table-cell>
        </table:table-row>
      </table:table>
      <text:p text:style-name="P219"/>
      <text:p text:style-name="P219"/>
      <text:p text:style-name="P219"><text:soft-page-break/>Таблица 2.6</text:p>
      <text:p text:style-name="P244">Прецедент «<text:span text:style-name="T170">Скачивание УМР</text:span>»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41">Прецедент: <text:span text:style-name="T170">Скачивание УМР</text:span></text:p>
          </table:table-cell>
        </table:table-row>
        <table:table-row>
          <table:table-cell table:style-name="Таблица13.A9" office:value-type="string">
            <text:p text:style-name="P41">Идентификатор: <text:span text:style-name="T184">5</text:span></text:p>
          </table:table-cell>
        </table:table-row>
        <table:table-row>
          <table:table-cell table:style-name="Таблица13.A9" office:value-type="string">
            <text:p text:style-name="P41">Краткое описание: <text:span text:style-name="T169">Изменение УМР, сохраненных в БД</text:span></text:p>
          </table:table-cell>
        </table:table-row>
        <table:table-row>
          <table:table-cell table:style-name="Таблица13.A9" office:value-type="string">
            <text:p text:style-name="P41">Главные актеры: Преподаватель</text:p>
          </table:table-cell>
        </table:table-row>
        <table:table-row>
          <table:table-cell table:style-name="Таблица13.A9" office:value-type="string">
            <text:p text:style-name="P41">Второстепенные актеры: Администратор</text:p>
          </table:table-cell>
        </table:table-row>
        <table:table-row>
          <table:table-cell table:style-name="Таблица13.A9" office:value-type="string">
            <text:p text:style-name="P41">Предусловие: </text:p>
            <text:p text:style-name="P48">1. Система открыта в браузере</text:p>
            <text:p text:style-name="P48">2. Пользователь авторизован</text:p>
            <text:p text:style-name="P82">3. <text:span text:style-name="T183">Система отображает УМР</text:span></text:p>
          </table:table-cell>
        </table:table-row>
        <table:table-row>
          <table:table-cell table:style-name="Таблица13.A9" office:value-type="string">
            <text:p text:style-name="P41">Основной поток: </text:p>
            <text:p text:style-name="P48">1. Прецедент начинается, когда <text:span text:style-name="T171">пользователь нажимает кнопку скачать УМР</text:span></text:p>
            <text:p text:style-name="P82">2. <text:span text:style-name="T183">Система формирует файл УМР</text:span></text:p>
            <text:p text:style-name="P82">3. <text:span text:style-name="T184">Система дает возможность сохранения файла УМР</text:span></text:p>
          </table:table-cell>
        </table:table-row>
        <table:table-row>
          <table:table-cell table:style-name="Таблица13.A9" office:value-type="string">
            <text:p text:style-name="P41">Постусловие: <text:span text:style-name="T191">нет</text:span></text:p>
          </table:table-cell>
        </table:table-row>
        <table:table-row>
          <table:table-cell table:style-name="Таблица13.A9" office:value-type="string">
            <text:p text:style-name="P41">Альтернативные потоки: </text:p>
            <text:p text:style-name="P57">1. Если пользователь не авторизован, то <text:span text:style-name="T185">он</text:span> попадает на гостевую страницу</text:p>
          </table:table-cell>
        </table:table-row>
      </table:table>
      <text:p text:style-name="P244"/>
      <text:p text:style-name="P218">Таблица 2.7</text:p>
      <text:p text:style-name="P246">Прецедент «Просмотр задач»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39">Прецедент: Просмотр задач</text:p>
          </table:table-cell>
        </table:table-row>
        <table:table-row>
          <table:table-cell table:style-name="Таблица7.A9" office:value-type="string">
            <text:p text:style-name="P39">Идентификатор: <text:span text:style-name="T169">6</text:span></text:p>
          </table:table-cell>
        </table:table-row>
        <table:table-row>
          <table:table-cell table:style-name="Таблица7.A9" office:value-type="string">
            <text:p text:style-name="P39">Краткое описание: <text:span text:style-name="T170">Просмотр задач, которые поставил администратор</text:span></text:p>
          </table:table-cell>
        </table:table-row>
        <table:table-row>
          <table:table-cell table:style-name="Таблица7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7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7.A9" office:value-type="string">
            <text:p text:style-name="P39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7.A9" office:value-type="string">
            <text:p text:style-name="P39">Основной поток: </text:p>
            <text:p text:style-name="P47">1. Прецедент начинается, когда <text:span text:style-name="T171">пользователь нажимает на пункт меню «Задачи»</text:span></text:p>
            <text:p text:style-name="P55">2. Система предоставляет задачи для пользователя, который авторизован</text:p>
          </table:table-cell>
        </table:table-row>
        <table:table-row>
          <table:table-cell table:style-name="Таблица7.A9" office:value-type="string">
            <text:p text:style-name="P39">Постусловие: <text:span text:style-name="T171">нет</text:span></text:p>
          </table:table-cell>
        </table:table-row>
        <table:table-row>
          <table:table-cell table:style-name="Таблица7.A9" office:value-type="string">
            <text:p text:style-name="P39">Альтернативные потоки: </text:p>
            <text:p text:style-name="P55">1. Если пользователь не авторизован, то <text:span text:style-name="T185">он</text:span> попадает на гостевую страницу</text:p>
          </table:table-cell>
        </table:table-row>
      </table:table>
      <text:p text:style-name="P246"/>
      <text:p text:style-name="P246"/>
      <text:p text:style-name="P246"/>
      <text:p text:style-name="P246"/>
      <text:p text:style-name="P246"/>
      <text:p text:style-name="P220"><text:soft-page-break/>Таблица 2.<text:span text:style-name="T185">8</text:span></text:p>
      <text:p text:style-name="P247">Прецедент «<text:span text:style-name="T170">Определение задач</text:span>» 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42">Прецедент: <text:s/><text:span text:style-name="T170">Определение задач</text:span></text:p>
          </table:table-cell>
        </table:table-row>
        <table:table-row>
          <table:table-cell table:style-name="Таблица16.A9" office:value-type="string">
            <text:p text:style-name="P42">Идентификатор: <text:span text:style-name="T185">7</text:span></text:p>
          </table:table-cell>
        </table:table-row>
        <table:table-row>
          <table:table-cell table:style-name="Таблица16.A9" office:value-type="string">
            <text:p text:style-name="P42">Краткое описание: <text:span text:style-name="T170">Определение задач для преподавателей</text:span></text:p>
          </table:table-cell>
        </table:table-row>
        <table:table-row>
          <table:table-cell table:style-name="Таблица16.A9" office:value-type="string">
            <text:p text:style-name="P42">Главные актеры: Администратор</text:p>
          </table:table-cell>
        </table:table-row>
        <table:table-row>
          <table:table-cell table:style-name="Таблица16.A9" office:value-type="string">
            <text:p text:style-name="P42">Второстепенные актеры: <text:span text:style-name="T185">нет</text:span></text:p>
          </table:table-cell>
        </table:table-row>
        <table:table-row>
          <table:table-cell table:style-name="Таблица16.A9" office:value-type="string">
            <text:p text:style-name="P42">Предусловие: </text:p>
            <text:p text:style-name="P49">1. Система открыта в браузере</text:p>
            <text:p text:style-name="P49">2. <text:span text:style-name="T186">Администратор</text:span> авторизован</text:p>
          </table:table-cell>
        </table:table-row>
        <table:table-row>
          <table:table-cell table:style-name="Таблица16.A9" office:value-type="string">
            <text:p text:style-name="P42">Основной поток: </text:p>
            <text:p text:style-name="P49">1. Прецедент начинается, когда <text:span text:style-name="T185">администратор нажимает на пункт меню «Задачи -</text:span><text:span text:style-name="T63"> </text:span><text:span text:style-name="T26">Определить</text:span><text:span text:style-name="T171">»</text:span></text:p>
            <text:p text:style-name="P58">2. Система предоставляет <text:span text:style-name="T185">форму для заполнения задачами</text:span></text:p>
            <text:p text:style-name="P76">3. Администратор заполняет данные и сохраняет их</text:p>
          </table:table-cell>
        </table:table-row>
        <table:table-row>
          <table:table-cell table:style-name="Таблица16.A9" office:value-type="string">
            <text:p text:style-name="P42">Постусловие:</text:p>
            <text:p text:style-name="P76">1. Задача создана</text:p>
          </table:table-cell>
        </table:table-row>
        <table:table-row>
          <table:table-cell table:style-name="Таблица16.A9" office:value-type="string">
            <text:p text:style-name="P42">Альтернативные потоки: </text:p>
            <text:p text:style-name="P58">1. Если пользователь не авторизован, то <text:span text:style-name="T185">он</text:span> попадает на гостевую страницу</text:p>
            <text:p text:style-name="P64">2. Если <text:span text:style-name="T185">администратор</text:span> нажмет кнопку «Отмена», то он вернется на <text:span text:style-name="T185">главную</text:span> страницу</text:p>
          </table:table-cell>
        </table:table-row>
      </table:table>
      <text:p text:style-name="P221"/>
      <text:p text:style-name="P221">Таблица 2.<text:span text:style-name="T27">9</text:span></text:p>
      <text:p text:style-name="P248">Прецедент «<text:span text:style-name="T170">Изменение задач</text:span>» 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43">Прецедент: <text:span text:style-name="T170">Изменение задач</text:span></text:p>
          </table:table-cell>
        </table:table-row>
        <table:table-row>
          <table:table-cell table:style-name="Таблица17.A9" office:value-type="string">
            <text:p text:style-name="P43">Идентификатор: <text:span text:style-name="T187">8</text:span></text:p>
          </table:table-cell>
        </table:table-row>
        <table:table-row>
          <table:table-cell table:style-name="Таблица17.A9" office:value-type="string">
            <text:p text:style-name="P44">Краткое описание: <text:span text:style-name="T170">Переопределение задач для преподавателя</text:span></text:p>
          </table:table-cell>
        </table:table-row>
        <table:table-row>
          <table:table-cell table:style-name="Таблица17.A9" office:value-type="string">
            <text:p text:style-name="P44">Главные актеры: Администратор</text:p>
          </table:table-cell>
        </table:table-row>
        <table:table-row>
          <table:table-cell table:style-name="Таблица17.A9" office:value-type="string">
            <text:p text:style-name="P43">Второстепенные актеры: <text:span text:style-name="T187">нет</text:span></text:p>
          </table:table-cell>
        </table:table-row>
        <table:table-row>
          <table:table-cell table:style-name="Таблица17.A9" office:value-type="string">
            <text:p text:style-name="P43">Предусловие: </text:p>
            <text:p text:style-name="P50">1. Система открыта в браузере</text:p>
            <text:p text:style-name="P52">2. <text:span text:style-name="T186">Администратор</text:span> авторизован</text:p>
          </table:table-cell>
        </table:table-row>
        <table:table-row>
          <table:table-cell table:style-name="Таблица17.A9" office:value-type="string">
            <text:p text:style-name="P43">Основной поток: </text:p>
            <text:p text:style-name="P50">1. Прецедент начинается, когда <text:span text:style-name="T188">администратор нажимает на пункт меню «Задачи — </text:span><text:span text:style-name="T27">Список </text:span><text:span text:style-name="T28">задач</text:span><text:span text:style-name="T171">»</text:span></text:p>
            <text:p text:style-name="P59">2. Система предоставляет <text:span text:style-name="T187">список</text:span> задач пользовател<text:span text:style-name="T187">ей</text:span></text:p>
            <text:p text:style-name="P77">3. Администратор открывает задачу</text:p>
            <text:p text:style-name="P77">4. Система отображает задачу</text:p>
            <text:p text:style-name="P77">5. Администратор изменяет данные и сохраняет их</text:p>
          </table:table-cell>
        </table:table-row>
        <table:table-row>
          <table:table-cell table:style-name="Таблица17.A9" office:value-type="string">
            <text:p text:style-name="P44">Постусловие: </text:p>
            <text:p text:style-name="P77">1. Задача обновлена</text:p>
          </table:table-cell>
        </table:table-row>
        <table:table-row>
          <table:table-cell table:style-name="Таблица17.A9" office:value-type="string">
            <text:p text:style-name="P43">Альтернативные потоки: </text:p>
            <text:p text:style-name="P59">1. Если пользователь не авторизован, то <text:span text:style-name="T185">он</text:span> попадает на гостевую страницу</text:p>
          </table:table-cell>
        </table:table-row>
      </table:table>
      <text:p text:style-name="P222"><text:soft-page-break/>Таблица 2.<text:span text:style-name="T29">10</text:span></text:p>
      <text:p text:style-name="P249">Прецедент «<text:span text:style-name="T170">Просмотр отчетов</text:span>» </text:p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P45">Прецедент: <text:span text:style-name="T170">Просмотр отчетов</text:span></text:p>
          </table:table-cell>
        </table:table-row>
        <table:table-row>
          <table:table-cell table:style-name="Таблица22.A9" office:value-type="string">
            <text:p text:style-name="P44">Идентификатор: <text:span text:style-name="T188">9</text:span></text:p>
          </table:table-cell>
        </table:table-row>
        <table:table-row>
          <table:table-cell table:style-name="Таблица22.A9" office:value-type="string">
            <text:p text:style-name="P45">Краткое описание: <text:span text:style-name="T170">Просмотр успеваемости преподавателей</text:span></text:p>
          </table:table-cell>
        </table:table-row>
        <table:table-row>
          <table:table-cell table:style-name="Таблица22.A4" office:value-type="string">
            <text:p text:style-name="P44">Главные актеры: Администратор</text:p>
          </table:table-cell>
        </table:table-row>
        <table:table-row>
          <table:table-cell table:style-name="Таблица22.A9" office:value-type="string">
            <text:p text:style-name="P44">Второстепенные актеры: <text:span text:style-name="T187">нет</text:span></text:p>
          </table:table-cell>
        </table:table-row>
        <table:table-row>
          <table:table-cell table:style-name="Таблица22.A9" office:value-type="string">
            <text:p text:style-name="P44">Предусловие: </text:p>
            <text:p text:style-name="P51">1. Система открыта в браузере</text:p>
            <text:p text:style-name="P52">2. <text:span text:style-name="T186">Администратор</text:span> авторизован</text:p>
          </table:table-cell>
        </table:table-row>
        <table:table-row>
          <table:table-cell table:style-name="Таблица22.A9" office:value-type="string">
            <text:p text:style-name="P44">Основной поток: </text:p>
            <text:p text:style-name="P51">1. Прецедент начинается, когда <text:span text:style-name="T188">администратор нажимает на пункт меню «</text:span><text:span text:style-name="T30">Отчеты</text:span><text:span text:style-name="T188">» и выбирает тип отчета</text:span></text:p>
            <text:p text:style-name="P60">2. Система <text:span text:style-name="T188">предоставляет форму дополнительных параметров</text:span></text:p>
            <text:p text:style-name="P77">3. Администратор <text:span text:style-name="T188">заполняет данные и запускает отчет</text:span></text:p>
            <text:p text:style-name="P77">4. Система отображает <text:span text:style-name="T188">результат отчета</text:span></text:p>
          </table:table-cell>
        </table:table-row>
        <table:table-row>
          <table:table-cell table:style-name="Таблица22.A9" office:value-type="string">
            <text:p text:style-name="P44">Постусловие: <text:span text:style-name="T188">нет</text:span></text:p>
          </table:table-cell>
        </table:table-row>
        <table:table-row>
          <table:table-cell table:style-name="Таблица22.A9" office:value-type="string">
            <text:p text:style-name="P44">Альтернативные потоки: </text:p>
            <text:p text:style-name="P60">1. Если пользователь не авторизован, то <text:span text:style-name="T185">он</text:span> попадает на гостевую страницу</text:p>
            <text:p text:style-name="P79">2. Если <text:span text:style-name="T184">обязательные поля пусты, то система сообщит об ошибке</text:span></text:p>
          </table:table-cell>
        </table:table-row>
      </table:table>
      <text:p text:style-name="P223"/>
      <text:p text:style-name="P223">Таблица 2.<text:span text:style-name="T29">1</text:span><text:span text:style-name="T30">1</text:span></text:p>
      <text:p text:style-name="P249">Прецедент «<text:span text:style-name="T170">Создание пользователей</text:span>» </text:p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45">Прецедент: <text:span text:style-name="T170">Создание пользователей</text:span></text:p>
          </table:table-cell>
        </table:table-row>
        <table:table-row>
          <table:table-cell table:style-name="Таблица19.A8" office:value-type="string">
            <text:p text:style-name="P45">Идентификатор: <text:span text:style-name="T188">10</text:span></text:p>
          </table:table-cell>
        </table:table-row>
        <table:table-row>
          <table:table-cell table:style-name="Таблица19.A8" office:value-type="string">
            <text:p text:style-name="P45">Краткое описание: <text:span text:style-name="T170">Создание учетной записи для преподавателя или администратора</text:span></text:p>
          </table:table-cell>
        </table:table-row>
        <table:table-row>
          <table:table-cell table:style-name="Таблица19.A8" office:value-type="string">
            <text:p text:style-name="P45">Главные актеры: Администратор</text:p>
          </table:table-cell>
        </table:table-row>
        <table:table-row>
          <table:table-cell table:style-name="Таблица19.A8" office:value-type="string">
            <text:p text:style-name="P45">Второстепенные актеры: <text:span text:style-name="T187">нет</text:span></text:p>
          </table:table-cell>
        </table:table-row>
        <table:table-row>
          <table:table-cell table:style-name="Таблица19.A8" office:value-type="string">
            <text:p text:style-name="P45">Предусловие: </text:p>
            <text:p text:style-name="P52">1. Система открыта в браузере</text:p>
            <text:p text:style-name="P52">2. <text:span text:style-name="T186">Администратор</text:span> авторизован</text:p>
          </table:table-cell>
        </table:table-row>
        <table:table-row>
          <table:table-cell table:style-name="Таблица19.A8" office:value-type="string">
            <text:p text:style-name="P45">Основной поток: </text:p>
            <text:p text:style-name="P52">1. Прецедент начинается, когда <text:span text:style-name="T188">администратор нажимает на пункт меню «Управление — </text:span><text:span text:style-name="T30">Создать </text:span><text:span text:style-name="T31">пользователя</text:span><text:span text:style-name="T188">»</text:span></text:p>
            <text:p text:style-name="P61">2. Система предоставляет <text:span text:style-name="T189">форму для создания пользователя</text:span></text:p>
            <text:p text:style-name="P78">3. Администратор <text:span text:style-name="T189">заполняет данные и создает пользователя</text:span></text:p>
          </table:table-cell>
        </table:table-row>
        <table:table-row>
          <table:table-cell table:style-name="Таблица19.A8" office:value-type="string">
            <text:p text:style-name="P45">Постусловие: </text:p>
            <text:p text:style-name="P78">1. Пользователь создан</text:p>
            <text:p text:style-name="P80">2. Система сообщает об успешном создании пользователя</text:p>
          </table:table-cell>
        </table:table-row>
      </table:table>
      <text:p text:style-name="Text_20_body"/>
      <text:p text:style-name="Text_20_body"/>
      <text:p text:style-name="Text_20_body"/>
      <text:p text:style-name="P183"><text:soft-page-break/>Продолжение таблицы 2.11</text:p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46">Прецедент: <text:span text:style-name="T170">Создание пользователей</text:span></text:p>
          </table:table-cell>
        </table:table-row>
        <table:table-row>
          <table:table-cell table:style-name="Таблица25.A2" office:value-type="string">
            <text:p text:style-name="P45">Альтернативные потоки: </text:p>
            <text:p text:style-name="P61">1. Если пользователь не авторизован, то <text:span text:style-name="T185">он</text:span> попадает на гостевую страницу</text:p>
            <text:p text:style-name="P80">2. <text:span text:style-name="T190">Если администратор нажмет кнопку «</text:span>Вернуться<text:span text:style-name="T190">», то он вернется на главную страницу</text:span></text:p>
            <text:p text:style-name="P80">3. <text:span text:style-name="T188">Если обязательные поля пусты, то система сообщит об ошибке</text:span></text:p>
            <text:p text:style-name="P80">4. Если пользователь с введенным <text:span text:style-name="T49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223"/>
      <text:p text:style-name="P223">Таблица 2.<text:span text:style-name="T29">1</text:span><text:span text:style-name="T30">2</text:span></text:p>
      <text:p text:style-name="P249">Прецедент «<text:span text:style-name="T170">Изменение данных у пользователя</text:span>» 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45">Прецедент: <text:span text:style-name="T170">Изменение данных у пользователя</text:span></text:p>
          </table:table-cell>
        </table:table-row>
        <table:table-row>
          <table:table-cell table:style-name="Таблица14.A9" office:value-type="string">
            <text:p text:style-name="P45">Идентификатор: <text:span text:style-name="T188">11</text:span></text:p>
          </table:table-cell>
        </table:table-row>
        <table:table-row>
          <table:table-cell table:style-name="Таблица14.A9" office:value-type="string">
            <text:p text:style-name="P45">Краткое описание: <text:span text:style-name="T170">Изменение данных учетной записи</text:span></text:p>
          </table:table-cell>
        </table:table-row>
        <table:table-row>
          <table:table-cell table:style-name="Таблица14.A9" office:value-type="string">
            <text:p text:style-name="P45">Главные актеры: Администратор</text:p>
          </table:table-cell>
        </table:table-row>
        <table:table-row>
          <table:table-cell table:style-name="Таблица14.A9" office:value-type="string">
            <text:p text:style-name="P45">Второстепенные актеры: <text:span text:style-name="T187">нет</text:span></text:p>
          </table:table-cell>
        </table:table-row>
        <table:table-row>
          <table:table-cell table:style-name="Таблица14.A9" office:value-type="string">
            <text:p text:style-name="P45">Предусловие: </text:p>
            <text:p text:style-name="P52">1. Система открыта в браузере</text:p>
            <text:p text:style-name="P52">2. <text:span text:style-name="T186">Администратор</text:span> авторизован</text:p>
          </table:table-cell>
        </table:table-row>
        <table:table-row>
          <table:table-cell table:style-name="Таблица14.A9" office:value-type="string">
            <text:p text:style-name="P45">Основной поток: </text:p>
            <text:p text:style-name="P53">1. Прецедент начинается, когда <text:span text:style-name="T188">администратор нажимает на пункт меню «Управление — Список</text:span><text:span text:style-name="T30"> </text:span><text:span text:style-name="T31">пользователей</text:span><text:span text:style-name="T188">»</text:span></text:p>
            <text:p text:style-name="P61">2. Система предоставляет <text:span text:style-name="T187">список</text:span> пользовател<text:span text:style-name="T187">ей</text:span></text:p>
            <text:p text:style-name="P78">3. Администратор открывает <text:span text:style-name="T192">пользователя</text:span></text:p>
            <text:p text:style-name="P78">4. Система отображает <text:span text:style-name="T192">форму пользователя</text:span></text:p>
            <text:p text:style-name="P78">5. Администратор изменяет данные и сохраняет их</text:p>
          </table:table-cell>
        </table:table-row>
        <table:table-row>
          <table:table-cell table:style-name="Таблица14.A9" office:value-type="string">
            <text:p text:style-name="P45">Постусловие: </text:p>
            <text:p text:style-name="P78">1. Информация о пользователе обновлена</text:p>
          </table:table-cell>
        </table:table-row>
        <table:table-row>
          <table:table-cell table:style-name="Таблица14.A9" office:value-type="string">
            <text:p text:style-name="P45">Альтернативные потоки: </text:p>
            <text:p text:style-name="P61">1. Если пользователь не авторизован, то <text:span text:style-name="T185">он</text:span> попадает на гостевую страницу</text:p>
            <text:p text:style-name="P81">2. <text:span text:style-name="T190">Если администратор нажмет кнопку «</text:span>Вернуться<text:span text:style-name="T190">», то он вернется на главную страницу</text:span></text:p>
            <text:p text:style-name="P81">3. <text:span text:style-name="T188">Если обязательные поля пусты, то система сообщит об ошибке</text:span></text:p>
            <text:p text:style-name="P81">4. Если пользователь с введенным <text:span text:style-name="T49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249"/>
      <text:p text:style-name="P223">Таблица 2.<text:span text:style-name="T29">1</text:span><text:span text:style-name="T30">3</text:span></text:p>
      <text:p text:style-name="P249">Прецедент «<text:span text:style-name="T169">Удаление пользователя</text:span>» </text:p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45">Прецедент: <text:span text:style-name="T169">Удаление пользователя</text:span></text:p>
          </table:table-cell>
        </table:table-row>
        <table:table-row>
          <table:table-cell table:style-name="Таблица21.A4" office:value-type="string">
            <text:p text:style-name="P45">Идентификатор: <text:span text:style-name="T188">12</text:span></text:p>
          </table:table-cell>
        </table:table-row>
        <table:table-row>
          <table:table-cell table:style-name="Таблица21.A4" office:value-type="string">
            <text:p text:style-name="P45">Краткое описание: <text:span text:style-name="T169">Удаление учетной записи</text:span></text:p>
          </table:table-cell>
        </table:table-row>
        <table:table-row>
          <table:table-cell table:style-name="Таблица21.A4" office:value-type="string">
            <text:p text:style-name="P45">Главные актеры: Администратор</text:p>
          </table:table-cell>
        </table:table-row>
      </table:table>
      <text:p text:style-name="P184"><text:soft-page-break/>Продолжение таблицы 2.13</text:p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46">Прецедент: <text:span text:style-name="T169">Удаление пользователя</text:span></text:p>
          </table:table-cell>
        </table:table-row>
        <table:table-row>
          <table:table-cell table:style-name="Таблица23.A2" office:value-type="string">
            <text:p text:style-name="P45">Второстепенные актеры: <text:span text:style-name="T187">нет</text:span></text:p>
          </table:table-cell>
        </table:table-row>
        <table:table-row>
          <table:table-cell table:style-name="Таблица23.A6" office:value-type="string">
            <text:p text:style-name="P45">Предусловие: </text:p>
            <text:p text:style-name="P52">1. Система открыта в браузере</text:p>
            <text:p text:style-name="P52">2. <text:span text:style-name="T186">Администратор</text:span> авторизован</text:p>
          </table:table-cell>
        </table:table-row>
        <table:table-row>
          <table:table-cell table:style-name="Таблица23.A6" office:value-type="string">
            <text:p text:style-name="P45">Основной поток: </text:p>
            <text:p text:style-name="P54">1. Прецедент начинается, когда <text:span text:style-name="T188">администратор нажимает на пункт меню «Управление — Список</text:span><text:span text:style-name="T30"> </text:span><text:span text:style-name="T31">пользователей</text:span><text:span text:style-name="T188">»</text:span></text:p>
            <text:p text:style-name="P62">2. Система предоставляет <text:span text:style-name="T187">список</text:span> пользовател<text:span text:style-name="T187">ей</text:span></text:p>
            <text:p text:style-name="P78">3. Администратор <text:span text:style-name="T192">удаляет пользователя</text:span></text:p>
          </table:table-cell>
        </table:table-row>
        <table:table-row>
          <table:table-cell table:style-name="Таблица23.A6" office:value-type="string">
            <text:p text:style-name="P45">Постусловие: </text:p>
            <text:p text:style-name="P78">1. Учетная запись удалена</text:p>
          </table:table-cell>
        </table:table-row>
        <table:table-row>
          <table:table-cell table:style-name="Таблица23.A6" office:value-type="string">
            <text:p text:style-name="P45">Альтернативные потоки: </text:p>
            <text:p text:style-name="P61">1. Если пользователь не авторизован, то <text:span text:style-name="T185">он</text:span> попадает на гостевую страницу</text:p>
          </table:table-cell>
        </table:table-row>
      </table:table>
      <text:p text:style-name="P249"/>
      <text:p text:style-name="P185">Мы рассмотрели диаграмму прецедентов. <text:span text:style-name="T200">Теперь преступим к разработке схемы автоматизированного процесса создания УМК преподавателем. </text:span></text:p>
      <text:p text:style-name="P189">В отличии от неавтоматизированного процесса создания УМК (см. рис. 1.3), в автоматизированном процессе отсутствуют такие действия, как:</text:p>
      <text:list xml:id="list4633437449521570958" text:style-name="L17">
        <text:list-item>
          <text:p text:style-name="P299">Создание документа<text:span text:style-name="T49">;</text:span></text:p>
        </text:list-item>
        <text:list-item>
          <text:p text:style-name="P299">Создание структуры;</text:p>
        </text:list-item>
        <text:list-item>
          <text:p text:style-name="P299">Применение стилей.</text:p>
        </text:list-item>
      </text:list>
      <text:p text:style-name="P189">Но появляются такие действия, как:</text:p>
      <text:list xml:id="list3726306492436439987" text:style-name="L18">
        <text:list-item>
          <text:p text:style-name="P300">Создание УМР в системе;</text:p>
        </text:list-item>
        <text:list-item>
          <text:p text:style-name="P301">Скачивание УМР.</text:p>
        </text:list-item>
      </text:list>
      <text:p text:style-name="P190">Также автоматизируется процесс интегрирования данных из УМР, взаимосвязанной с другой УМР. </text:p>
      <text:p text:style-name="P185"><text:span text:style-name="T203">Схема автоматизированного процесса представлена на рисунке 2.2.</text:span> </text:p>
      <text:p text:style-name="Quotations"><text:soft-page-break/><draw:frame draw:style-name="fr2" draw:name="Изображение9" text:anchor-type="as-char" svg:width="6.456cm" svg:height="16.298cm" draw:z-index="5"><draw:image xlink:href="Pictures/10000000000000F400000268C7A5338A83B06E21.png" xlink:type="simple" xlink:show="embed" xlink:actuate="onLoad"/></draw:frame></text:p>
      <text:p text:style-name="P272">Рис. 2.2 Схема автоматизированного процесса создания УМР</text:p>
      <text:p text:style-name="P190">Мы разработали диаграмму прецедентов, рассмотрели подробно каждый прецедент. Также была разработана схема автоматизированного процесса создания УМР преподавателем и рассмотрены различия со схе6мой неавтоматизированного процесса.</text:p>
      <text:p text:style-name="P190">Теперь можно преступать к разработке структуры базы данных.</text:p>
      <text:list xml:id="list12327613776483" text:continue-list="list12327484884381" text:style-name="WW8Num1">
        <text:list-item>
          <text:h text:style-name="Heading_20_2" text:outline-level="2">2.2 Разработка структуры базы данных </text:h>
        </text:list-item>
      </text:list>
      <text:p text:style-name="P229">Структура БД разрабатывалась в инструменте <text:span text:style-name="T49">MySQL Workbench 6.3 CE.</text:span></text:p>
      <text:p text:style-name="P174">Разработка структуры БД включает в себя разработку концептуальной, логической и физической структуры.</text:p>
      <text:p text:style-name="P175">Концептуальная структура представляет собой описание основных сущностей и <text:soft-page-break/>связей между ними. <text:span text:style-name="T193">Концептуальная структура отражает предметную область, в рамках которой планируется разрабатывать структуру БД. </text:span></text:p>
      <text:p text:style-name="P182">Описание сущностей, которые будут участвовать в структуре БД представлено в таблице 2.14.</text:p>
      <text:p text:style-name="P176">Таблица 2.14</text:p>
      <text:p text:style-name="P250">Описание сущностей</text:p>
      <table:table table:name="Таблица26" table:style-name="Таблица26">
        <table:table-column table:style-name="Таблица26.A"/>
        <table:table-column table:style-name="Таблица26.B"/>
        <table:table-header-rows>
          <table:table-row>
            <table:table-cell table:style-name="Таблица26.A1" office:value-type="string">
              <text:p text:style-name="P83">Сущность</text:p>
            </table:table-cell>
            <table:table-cell table:style-name="Таблица26.B1" office:value-type="string">
              <text:p text:style-name="P83">Описание</text:p>
            </table:table-cell>
          </table:table-row>
        </table:table-header-rows>
        <table:table-row>
          <table:table-cell table:style-name="Таблица26.A7" office:value-type="string">
            <text:p text:style-name="P83">Пользователи</text:p>
          </table:table-cell>
          <table:table-cell table:style-name="Таблица26.B7" office:value-type="string">
            <text:p text:style-name="P83">Сп<text:span text:style-name="T194">равочник учетных записей</text:span></text:p>
          </table:table-cell>
        </table:table-row>
        <table:table-row>
          <table:table-cell table:style-name="Таблица26.A7" office:value-type="string">
            <text:p text:style-name="P93">Типы пользователя</text:p>
          </table:table-cell>
          <table:table-cell table:style-name="Таблица26.B7" office:value-type="string">
            <text:p text:style-name="P93">Справочник типов пользователя</text:p>
          </table:table-cell>
        </table:table-row>
        <table:table-row>
          <table:table-cell table:style-name="Таблица26.A7" office:value-type="string">
            <text:p text:style-name="P85">Задачи</text:p>
          </table:table-cell>
          <table:table-cell table:style-name="Таблица26.B7" office:value-type="string">
            <text:p text:style-name="P85">Справочник задач для преподавателей</text:p>
          </table:table-cell>
        </table:table-row>
        <table:table-row>
          <table:table-cell table:style-name="Таблица26.A7" office:value-type="string">
            <text:p text:style-name="P85">УМР</text:p>
          </table:table-cell>
          <table:table-cell table:style-name="Таблица26.B7" office:value-type="string">
            <text:p text:style-name="P85">Справочник учебно-методических разработок</text:p>
          </table:table-cell>
        </table:table-row>
        <table:table-row>
          <table:table-cell table:style-name="Таблица26.A7" office:value-type="string">
            <text:p text:style-name="P93">Группы УМР</text:p>
          </table:table-cell>
          <table:table-cell table:style-name="Таблица26.B7" office:value-type="string">
            <text:p text:style-name="P93">Справочник групп УМР, в котором указаны взаимосвязанные УМР</text:p>
          </table:table-cell>
        </table:table-row>
        <table:table-row>
          <table:table-cell table:style-name="Таблица26.A7" office:value-type="string">
            <text:p text:style-name="P85">Типы УМР</text:p>
          </table:table-cell>
          <table:table-cell table:style-name="Таблица26.B7" office:value-type="string">
            <text:p text:style-name="P85">Справочник типов учебно-методических разработок</text:p>
          </table:table-cell>
        </table:table-row>
        <table:table-row>
          <table:table-cell table:style-name="Таблица26.A8" office:value-type="string">
            <text:p text:style-name="P85">Структуры УМР</text:p>
          </table:table-cell>
          <table:table-cell table:style-name="Таблица26.B8" office:value-type="string">
            <text:p text:style-name="P85">Общий справочник структур по умолчанию и измененных структур для учебно-методических разработок</text:p>
          </table:table-cell>
        </table:table-row>
        <table:table-row>
          <table:table-cell table:style-name="Таблица26.A10" office:value-type="string">
            <text:p text:style-name="P85">Данные УМР</text:p>
          </table:table-cell>
          <table:table-cell table:style-name="Таблица26.B10" office:value-type="string">
            <text:p text:style-name="P85">Справочник ссылок на объекты, входящие в состав учебно-методических разработок</text:p>
          </table:table-cell>
        </table:table-row>
        <table:table-row>
          <table:table-cell table:style-name="Таблица26.A10" office:value-type="string">
            <text:p text:style-name="P85">Возвраты</text:p>
          </table:table-cell>
          <table:table-cell table:style-name="Таблица26.B10" office:value-type="string">
            <text:p text:style-name="P85">Справочник возвратов учебно-методических разработок</text:p>
          </table:table-cell>
        </table:table-row>
        <table:table-row>
          <table:table-cell table:style-name="Таблица26.A11" office:value-type="string">
            <text:p text:style-name="P85">Статусы</text:p>
          </table:table-cell>
          <table:table-cell table:style-name="Таблица26.B11" office:value-type="string">
            <text:p text:style-name="P85">Общий справочник статусов для задач и учебно-методических разработок</text:p>
          </table:table-cell>
        </table:table-row>
        <table:table-row>
          <table:table-cell table:style-name="Таблица26.A12" office:value-type="string">
            <text:p text:style-name="P93">Назначения статуса</text:p>
          </table:table-cell>
          <table:table-cell table:style-name="Таблица26.B12" office:value-type="string">
            <text:p text:style-name="P93">Справочник принадлежности статуса к задаче или к разработке</text:p>
          </table:table-cell>
        </table:table-row>
      </table:table>
      <text:p text:style-name="P250"/>
      <text:p text:style-name="P182">Концептуальная структура представлена на рисунке 2.3.</text:p>
      <text:p text:style-name="Quotations"><text:soft-page-break/><draw:frame draw:style-name="fr1" draw:name="Изображение6" text:anchor-type="as-char" svg:width="16.307cm" svg:height="8.996cm" draw:z-index="6"><draw:image xlink:href="Pictures/1000000000000306000001AB60485F5D3D569468.png" xlink:type="simple" xlink:show="embed" xlink:actuate="onLoad"/></draw:frame></text:p>
      <text:p text:style-name="P269">Рис. 2.3. Концептуальная структура базы данных</text:p>
      <text:p text:style-name="P177"><text:span text:style-name="T199">Разберемся со связями между сущностями. О</text:span>писание связей представлено в таблице 2.1<text:span text:style-name="T199">5</text:span>.</text:p>
      <text:p text:style-name="P178">Таблица 2.15</text:p>
      <text:p text:style-name="P251">Описание связей</text:p>
      <table:table table:name="Таблица27" table:style-name="Таблица27">
        <table:table-column table:style-name="Таблица27.A" table:number-columns-repeated="3"/>
        <table:table-header-rows>
          <table:table-row>
            <table:table-cell table:style-name="Таблица27.A1" office:value-type="string">
              <text:p text:style-name="P84">Связь</text:p>
            </table:table-cell>
            <table:table-cell table:style-name="Таблица27.A1" office:value-type="string">
              <text:p text:style-name="P84">Тип связи</text:p>
            </table:table-cell>
            <table:table-cell table:style-name="Таблица27.C1" office:value-type="string">
              <text:p text:style-name="P84">Описание</text:p>
            </table:table-cell>
          </table:table-row>
        </table:table-header-rows>
        <table:table-row>
          <table:table-cell table:style-name="Таблица27.A4" office:value-type="string">
            <text:p text:style-name="P94">Пользователь - Тип пользователя</text:p>
          </table:table-cell>
          <table:table-cell table:style-name="Таблица27.B4" office:value-type="string">
            <text:p text:style-name="P94">Многие к одному</text:p>
          </table:table-cell>
          <table:table-cell table:style-name="Таблица27.C2" office:value-type="string">
            <text:p text:style-name="P88">У многих <text:span text:style-name="T205">пользователей</text:span> один <text:span text:style-name="T205">тип</text:span></text:p>
          </table:table-cell>
        </table:table-row>
        <table:table-row>
          <table:table-cell table:style-name="Таблица27.A3" office:value-type="string">
            <text:p text:style-name="P86">Пользователь - Задача</text:p>
          </table:table-cell>
          <table:table-cell table:style-name="Таблица27.B3" office:value-type="string">
            <text:p text:style-name="P86">Один ко многим</text:p>
          </table:table-cell>
          <table:table-cell table:style-name="Таблица27.C3" office:value-type="string">
            <text:p text:style-name="P86">У преподавателя <text:span text:style-name="T196">несколько</text:span> задач</text:p>
          </table:table-cell>
        </table:table-row>
        <table:table-row>
          <table:table-cell table:style-name="Таблица27.A4" office:value-type="string">
            <text:p text:style-name="P86">Пользователь - Возврат</text:p>
          </table:table-cell>
          <table:table-cell table:style-name="Таблица27.B4" office:value-type="string">
            <text:p text:style-name="P86">Один ко многим</text:p>
          </table:table-cell>
          <table:table-cell table:style-name="Таблица27.C4" office:value-type="string">
            <text:p text:style-name="P87">Преподаватель - автор <text:span text:style-name="T196">нескольких</text:span> возвратов</text:p>
          </table:table-cell>
        </table:table-row>
        <table:table-row>
          <table:table-cell table:style-name="Таблица27.A5" office:value-type="string">
            <text:p text:style-name="P86">Задача - <text:span text:style-name="T195">Статус</text:span></text:p>
          </table:table-cell>
          <table:table-cell table:style-name="Таблица27.B5" office:value-type="string">
            <text:p text:style-name="P87">Многие к одному</text:p>
          </table:table-cell>
          <table:table-cell table:style-name="Таблица27.C5" office:value-type="string">
            <text:p text:style-name="P87">У многих задач один статус</text:p>
          </table:table-cell>
        </table:table-row>
        <table:table-row>
          <table:table-cell table:style-name="Таблица27.A10" office:value-type="string">
            <text:p text:style-name="P87">УМР - Статус</text:p>
          </table:table-cell>
          <table:table-cell table:style-name="Таблица27.B10" office:value-type="string">
            <text:p text:style-name="P87">Многие к одному</text:p>
          </table:table-cell>
          <table:table-cell table:style-name="Таблица27.C10" office:value-type="string">
            <text:p text:style-name="P87">У многих разработок один статус</text:p>
          </table:table-cell>
        </table:table-row>
        <table:table-row>
          <table:table-cell table:style-name="Таблица27.A10" office:value-type="string">
            <text:p text:style-name="P94">Статус - Назначение статуса</text:p>
          </table:table-cell>
          <table:table-cell table:style-name="Таблица27.B10" office:value-type="string">
            <text:p text:style-name="P94">Многие к одному</text:p>
          </table:table-cell>
          <table:table-cell table:style-name="Таблица27.C10" office:value-type="string">
            <text:p text:style-name="P88">У многих <text:span text:style-name="T205">статусов</text:span> од<text:span text:style-name="T205">но</text:span> <text:span text:style-name="T205">назначение</text:span></text:p>
          </table:table-cell>
        </table:table-row>
        <table:table-row>
          <table:table-cell table:style-name="Таблица27.A10" office:value-type="string">
            <text:p text:style-name="P87">УМР - Данные УМР</text:p>
          </table:table-cell>
          <table:table-cell table:style-name="Таблица27.B10" office:value-type="string">
            <text:p text:style-name="P87">Один ко многим</text:p>
          </table:table-cell>
          <table:table-cell table:style-name="Таблица27.C10" office:value-type="string">
            <text:p text:style-name="P87">У разработки <text:span text:style-name="T196">несколько</text:span> объектов данных</text:p>
          </table:table-cell>
        </table:table-row>
        <table:table-row>
          <table:table-cell table:style-name="Таблица27.A10" office:value-type="string">
            <text:p text:style-name="P87">УМР - Возврат</text:p>
          </table:table-cell>
          <table:table-cell table:style-name="Таблица27.B10" office:value-type="string">
            <text:p text:style-name="P87">Один ко многим</text:p>
          </table:table-cell>
          <table:table-cell table:style-name="Таблица27.C10" office:value-type="string">
            <text:p text:style-name="P87">У разработки <text:span text:style-name="T196">несколько</text:span> возвратов</text:p>
          </table:table-cell>
        </table:table-row>
        <table:table-row>
          <table:table-cell table:style-name="Таблица27.A10" office:value-type="string">
            <text:p text:style-name="P87">УМР - Тип УМР</text:p>
          </table:table-cell>
          <table:table-cell table:style-name="Таблица27.B10" office:value-type="string">
            <text:p text:style-name="P87">Многие к одному</text:p>
          </table:table-cell>
          <table:table-cell table:style-name="Таблица27.C10" office:value-type="string">
            <text:p text:style-name="P87">У многих разработок один тип <text:span text:style-name="T196">разработки</text:span></text:p>
          </table:table-cell>
        </table:table-row>
      </table:table>
      <text:p text:style-name="Text_20_body"/>
      <text:p text:style-name="Text_20_body"/>
      <text:p text:style-name="P192"><text:soft-page-break/>Продолжение таблицы 2.15</text:p>
      <table:table table:name="Таблица15" table:style-name="Таблица15">
        <table:table-column table:style-name="Таблица15.A" table:number-columns-repeated="3"/>
        <table:table-header-rows>
          <table:table-row>
            <table:table-cell table:style-name="Таблица15.A1" office:value-type="string">
              <text:p text:style-name="P84">Связь</text:p>
            </table:table-cell>
            <table:table-cell table:style-name="Таблица15.A1" office:value-type="string">
              <text:p text:style-name="P84">Тип связи</text:p>
            </table:table-cell>
            <table:table-cell table:style-name="Таблица15.C1" office:value-type="string">
              <text:p text:style-name="P84">Описание</text:p>
            </table:table-cell>
          </table:table-row>
        </table:table-header-rows>
        <table:table-row>
          <table:table-cell table:style-name="Таблица15.A2" office:value-type="string">
            <text:p text:style-name="P87">УМР - Структура УМР</text:p>
          </table:table-cell>
          <table:table-cell table:style-name="Таблица15.B2" office:value-type="string">
            <text:p text:style-name="P87">Один к одному (необязательная)</text:p>
          </table:table-cell>
          <table:table-cell table:style-name="Таблица15.C2" office:value-type="string">
            <text:p text:style-name="P87">У разработки может быть измененная структура</text:p>
          </table:table-cell>
        </table:table-row>
        <table:table-row>
          <table:table-cell table:style-name="Таблица15.A4" office:value-type="string">
            <text:p text:style-name="P89">УМР - Задача</text:p>
          </table:table-cell>
          <table:table-cell table:style-name="Таблица15.B4" office:value-type="string">
            <text:p text:style-name="P89">Многие к одному</text:p>
          </table:table-cell>
          <table:table-cell table:style-name="Таблица15.C4" office:value-type="string">
            <text:p text:style-name="P89"><text:span text:style-name="T200">Многие разработки</text:span> <text:span text:style-name="T200">созданы</text:span> согласно <text:span text:style-name="T206">одной</text:span> задачи</text:p>
          </table:table-cell>
        </table:table-row>
        <table:table-row>
          <table:table-cell table:style-name="Таблица15.A4" office:value-type="string">
            <text:p text:style-name="P94">УМР - Группа УМР</text:p>
          </table:table-cell>
          <table:table-cell table:style-name="Таблица15.B4" office:value-type="string">
            <text:p text:style-name="P90">Многие к одному (необязательная)</text:p>
          </table:table-cell>
          <table:table-cell table:style-name="Таблица15.C4" office:value-type="string">
            <text:p text:style-name="P90"><text:span text:style-name="T200">Многие разработки могут</text:span> <text:span text:style-name="T206">входить</text:span> <text:span text:style-name="T206">в одну группу</text:span></text:p>
          </table:table-cell>
        </table:table-row>
        <table:table-row>
          <table:table-cell table:style-name="Таблица15.A5" office:value-type="string">
            <text:p text:style-name="P89">Тип УМР - Структура УМР</text:p>
          </table:table-cell>
          <table:table-cell table:style-name="Таблица15.B5" office:value-type="string">
            <text:p text:style-name="P89">Один к одному</text:p>
          </table:table-cell>
          <table:table-cell table:style-name="Таблица15.C5" office:value-type="string">
            <text:p text:style-name="P89">У типа разработки есть структура</text:p>
          </table:table-cell>
        </table:table-row>
      </table:table>
      <text:p text:style-name="P251"/>
      <text:p text:style-name="P179">На основе концептуальной структуры будет разработана логическая структура БД.</text:p>
      <text:p text:style-name="P180">Логическая структура <text:span text:style-name="T197">расширяет концептуальную, </text:span>определя<text:span text:style-name="T197">я</text:span> для сущностей <text:span text:style-name="T197">их атрибуты и, при необходимости, уточняя состав сущностей и их связи. Логическая структура представлена на рисунке 2.4.</text:span></text:p>
      <text:p text:style-name="Quotations"><draw:frame draw:style-name="fr1" draw:name="Изображение7" text:anchor-type="as-char" svg:width="16.307cm" svg:height="9.788cm" draw:z-index="7"><draw:image xlink:href="Pictures/10000000000003640000020909AA0794A9AEDB81.png" xlink:type="simple" xlink:show="embed" xlink:actuate="onLoad"/></draw:frame></text:p>
      <text:p text:style-name="P270">Рис. 2.4. Логическая структура базы данных</text:p>
      <text:p text:style-name="P233"><text:span text:style-name="T1">Из особенности параметров стоит отметить, </text:span><text:span text:style-name="T35">параметр «</text:span><text:span text:style-name="T34">Ссылка на объект» </text:span><text:span text:style-name="T35">в таблице «Данные УМР» реализован</text:span><text:span text:style-name="T34"> согласно нефункциональному требованию в подглаве </text:span><text:span text:style-name="T5">1.4 Формирование требований к разрабатываемой информационной системе, </text:span><text:span text:style-name="T34">в котором говорится, что в БД требуется сохранять только путь к объекту, используемому в УМР, для обеспечения продуктивности БД.</text:span></text:p>
      <text:p text:style-name="P302"/>
      <text:p text:style-name="P232"><text:soft-page-break/><text:span text:style-name="T34">Н</text:span><text:span text:style-name="T1">а основе логической структуры будет разработана физическая структура БД.</text:span></text:p>
      <text:p text:style-name="P232"><text:span text:style-name="T1">Физическая структура — готовая структура, готовая к созданию БД на сервере. </text:span><text:span text:style-name="T36">Данная структура описывает типы хранения параметров объекта в таблицы. Для каждого параметра определяется их особенность, к примеру:</text:span></text:p>
      <text:list xml:id="list1433451126976636625" text:style-name="L19">
        <text:list-item>
          <text:p text:style-name="P303">Ключевое поле;</text:p>
        </text:list-item>
        <text:list-item>
          <text:p text:style-name="P303">Уникальность;</text:p>
        </text:list-item>
        <text:list-item>
          <text:p text:style-name="P303">Обязательное поле;</text:p>
        </text:list-item>
        <text:list-item>
          <text:p text:style-name="P303">Генерируемое и т.д.</text:p>
        </text:list-item>
      </text:list>
      <text:p text:style-name="P193">Физическая структура представлена на рисунке 2.5.</text:p>
      <text:p text:style-name="Quotations"><draw:frame draw:style-name="fr1" draw:name="Изображение10" text:anchor-type="as-char" svg:width="16.307cm" svg:height="10.142cm" draw:z-index="8"><draw:image xlink:href="Pictures/100000000000038E00000236F4AA2D3C534CA4EE.png" xlink:type="simple" xlink:show="embed" xlink:actuate="onLoad"/></draw:frame></text:p>
      <text:p text:style-name="P273">Рис. 2.5. Физическая структура <text:span text:style-name="T207">базы данных</text:span></text:p>
      <text:p text:style-name="P193">Описание особенностей хранения параметров указано в таблице 2.1<text:span text:style-name="T208">7</text:span>.</text:p>
      <text:p text:style-name="P193">Легенда к таблице 2.1<text:span text:style-name="T208">7</text:span><text:span text:style-name="T49">:</text:span></text:p>
      <text:list xml:id="list2127488876141513892" text:style-name="L20">
        <text:list-item>
          <text:p text:style-name="P324"><text:span text:style-name="T64">PK – </text:span><text:span text:style-name="T37">Ключевое поле;</text:span></text:p>
        </text:list-item>
        <text:list-item>
          <text:p text:style-name="P324"><text:span text:style-name="T64">NN – </text:span><text:span text:style-name="T37">Не нулевое поле;</text:span></text:p>
        </text:list-item>
        <text:list-item>
          <text:p text:style-name="P316">UQ – <text:span text:style-name="T1">Уникальность поля;</text:span></text:p>
        </text:list-item>
        <text:list-item>
          <text:p text:style-name="P316">AI – Генерируемое<text:span text:style-name="T1"> поле.</text:span></text:p>
        </text:list-item>
      </text:list>
      <text:p text:style-name="P193"/>
      <text:p text:style-name="P193"/>
      <text:p text:style-name="P193"/>
      <text:p text:style-name="P193"/>
      <text:p text:style-name="P194"><text:soft-page-break/>Таблица 2.16</text:p>
      <text:p text:style-name="P253">Описание параметров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column table:style-name="Таблица18.G"/>
        <table:table-column table:style-name="Таблица18.H"/>
        <table:table-row>
          <table:table-cell table:style-name="Таблица18.A1" office:value-type="string">
            <text:p text:style-name="P95">Таблица</text:p>
          </table:table-cell>
          <table:table-cell table:style-name="Таблица18.A1" office:value-type="string">
            <text:p text:style-name="P95">Параметр</text:p>
          </table:table-cell>
          <table:table-cell table:style-name="Таблица18.A1" office:value-type="string">
            <text:p text:style-name="P95">Тип хранения</text:p>
          </table:table-cell>
          <table:table-cell table:style-name="Таблица18.A1" office:value-type="string">
            <text:p text:style-name="P96">PK</text:p>
          </table:table-cell>
          <table:table-cell table:style-name="Таблица18.A1" office:value-type="string">
            <text:p text:style-name="P96">NN</text:p>
          </table:table-cell>
          <table:table-cell table:style-name="Таблица18.A1" office:value-type="string">
            <text:p text:style-name="P96">UQ</text:p>
          </table:table-cell>
          <table:table-cell table:style-name="Таблица18.A1" office:value-type="string">
            <text:p text:style-name="P96">AI</text:p>
          </table:table-cell>
          <table:table-cell table:style-name="Таблица18.H1" office:value-type="string">
            <text:p text:style-name="P67">Описание</text:p>
          </table:table-cell>
        </table:table-row>
        <table:table-row>
          <table:table-cell table:style-name="Таблица18.A3" table:number-rows-spanned="2" office:value-type="string">
            <text:p text:style-name="P97">User types</text:p>
          </table:table-cell>
          <table:table-cell table:style-name="Таблица18.B2" office:value-type="string">
            <text:p text:style-name="P103">type_id</text:p>
          </table:table-cell>
          <table:table-cell table:style-name="Таблица18.C26" office:value-type="string">
            <text:p text:style-name="P97">INT</text:p>
          </table:table-cell>
          <table:table-cell table:style-name="Таблица18.D2" office:value-type="string">
            <text:p text:style-name="P97">x</text:p>
          </table:table-cell>
          <table:table-cell table:style-name="Таблица18.E2" office:value-type="string">
            <text:p text:style-name="P97">x</text:p>
          </table:table-cell>
          <table:table-cell table:style-name="Таблица18.F26" office:value-type="string">
            <text:p text:style-name="P97">x</text:p>
          </table:table-cell>
          <table:table-cell table:style-name="Таблица18.G2" office:value-type="string">
            <text:p text:style-name="P97">x</text:p>
          </table:table-cell>
          <table:table-cell table:style-name="Таблица18.H2" office:value-type="string">
            <text:p text:style-name="P68">Идентификатор типа</text:p>
          </table:table-cell>
        </table:table-row>
        <table:table-row>
          <table:covered-table-cell/>
          <table:table-cell table:style-name="Таблица18.B3" office:value-type="string">
            <text:p text:style-name="P103">type</text:p>
          </table:table-cell>
          <table:table-cell table:style-name="Таблица18.C26" office:value-type="string">
            <text:p text:style-name="P122">VARCHAR(15)</text:p>
          </table:table-cell>
          <table:table-cell table:style-name="Таблица18.D3" office:value-type="string">
            <text:p text:style-name="P32"/>
          </table:table-cell>
          <table:table-cell table:style-name="Таблица18.E3" office:value-type="string">
            <text:p text:style-name="P97">x</text:p>
          </table:table-cell>
          <table:table-cell table:style-name="Таблица18.F26" office:value-type="string">
            <text:p text:style-name="P97">x</text:p>
          </table:table-cell>
          <table:table-cell table:style-name="Таблица18.G3" office:value-type="string">
            <text:p text:style-name="P32"/>
          </table:table-cell>
          <table:table-cell table:style-name="Таблица18.H3" office:value-type="string">
            <text:p text:style-name="P123">Тип учетной записи</text:p>
          </table:table-cell>
        </table:table-row>
        <table:table-row>
          <table:table-cell table:style-name="Таблица18.A10" table:number-rows-spanned="7" office:value-type="string">
            <text:p text:style-name="P111">Users</text:p>
          </table:table-cell>
          <table:table-cell table:style-name="Таблица18.B4" office:value-type="string">
            <text:p text:style-name="P103">user_id</text:p>
          </table:table-cell>
          <table:table-cell table:style-name="Таблица18.C26" office:value-type="string">
            <text:p text:style-name="P97">INT</text:p>
          </table:table-cell>
          <table:table-cell table:style-name="Таблица18.D4" office:value-type="string">
            <text:p text:style-name="P97">x</text:p>
          </table:table-cell>
          <table:table-cell table:style-name="Таблица18.E4" office:value-type="string">
            <text:p text:style-name="P97">x</text:p>
          </table:table-cell>
          <table:table-cell table:style-name="Таблица18.F26" office:value-type="string">
            <text:p text:style-name="P97">x</text:p>
          </table:table-cell>
          <table:table-cell table:style-name="Таблица18.G4" office:value-type="string">
            <text:p text:style-name="P97">x</text:p>
          </table:table-cell>
          <table:table-cell table:style-name="Таблица18.H4" office:value-type="string">
            <text:p text:style-name="P69">Идентификатор <text:span text:style-name="T209">учетной записи</text:span></text:p>
          </table:table-cell>
        </table:table-row>
        <table:table-row>
          <table:covered-table-cell/>
          <table:table-cell table:style-name="Таблица18.B5" office:value-type="string">
            <text:p text:style-name="P103">first_name</text:p>
          </table:table-cell>
          <table:table-cell table:style-name="Таблица18.C26" office:value-type="string">
            <text:p text:style-name="P123">VARCHAR(30)</text:p>
          </table:table-cell>
          <table:table-cell table:style-name="Таблица18.D5" office:value-type="string">
            <text:p text:style-name="P32"/>
          </table:table-cell>
          <table:table-cell table:style-name="Таблица18.E5" office:value-type="string">
            <text:p text:style-name="P97">x</text:p>
          </table:table-cell>
          <table:table-cell table:style-name="Таблица18.F26" office:value-type="string">
            <text:p text:style-name="P32"/>
          </table:table-cell>
          <table:table-cell table:style-name="Таблица18.G5" office:value-type="string">
            <text:p text:style-name="P32"/>
          </table:table-cell>
          <table:table-cell table:style-name="Таблица18.H5" office:value-type="string">
            <text:p text:style-name="P123">Имя</text:p>
          </table:table-cell>
        </table:table-row>
        <table:table-row>
          <table:covered-table-cell/>
          <table:table-cell table:style-name="Таблица18.B6" office:value-type="string">
            <text:p text:style-name="P103">second_name</text:p>
          </table:table-cell>
          <table:table-cell table:style-name="Таблица18.C26" office:value-type="string">
            <text:p text:style-name="P123">VARCHAR(30)</text:p>
          </table:table-cell>
          <table:table-cell table:style-name="Таблица18.D6" office:value-type="string">
            <text:p text:style-name="P32"/>
          </table:table-cell>
          <table:table-cell table:style-name="Таблица18.E6" office:value-type="string">
            <text:p text:style-name="P97">x</text:p>
          </table:table-cell>
          <table:table-cell table:style-name="Таблица18.F26" office:value-type="string">
            <text:p text:style-name="P32"/>
          </table:table-cell>
          <table:table-cell table:style-name="Таблица18.G6" office:value-type="string">
            <text:p text:style-name="P32"/>
          </table:table-cell>
          <table:table-cell table:style-name="Таблица18.H6" office:value-type="string">
            <text:p text:style-name="P123">Фамилия</text:p>
          </table:table-cell>
        </table:table-row>
        <table:table-row>
          <table:covered-table-cell/>
          <table:table-cell table:style-name="Таблица18.B7" office:value-type="string">
            <text:p text:style-name="P103">kafedra</text:p>
          </table:table-cell>
          <table:table-cell table:style-name="Таблица18.C26" office:value-type="string">
            <text:p text:style-name="P123">VARCHAR(50)</text:p>
          </table:table-cell>
          <table:table-cell table:style-name="Таблица18.D7" office:value-type="string">
            <text:p text:style-name="P32"/>
          </table:table-cell>
          <table:table-cell table:style-name="Таблица18.E7" office:value-type="string">
            <text:p text:style-name="P97">x</text:p>
          </table:table-cell>
          <table:table-cell table:style-name="Таблица18.F26" office:value-type="string">
            <text:p text:style-name="P32"/>
          </table:table-cell>
          <table:table-cell table:style-name="Таблица18.G7" office:value-type="string">
            <text:p text:style-name="P32"/>
          </table:table-cell>
          <table:table-cell table:style-name="Таблица18.H7" office:value-type="string">
            <text:p text:style-name="P123">Кафедра</text:p>
          </table:table-cell>
        </table:table-row>
        <table:table-row>
          <table:covered-table-cell/>
          <table:table-cell table:style-name="Таблица18.B8" office:value-type="string">
            <text:p text:style-name="P103">email</text:p>
          </table:table-cell>
          <table:table-cell table:style-name="Таблица18.C26" office:value-type="string">
            <text:p text:style-name="P123">VARCHAR(50)</text:p>
          </table:table-cell>
          <table:table-cell table:style-name="Таблица18.D8" office:value-type="string">
            <text:p text:style-name="P32"/>
          </table:table-cell>
          <table:table-cell table:style-name="Таблица18.E8" office:value-type="string">
            <text:p text:style-name="P97">x</text:p>
          </table:table-cell>
          <table:table-cell table:style-name="Таблица18.F26" office:value-type="string">
            <text:p text:style-name="P97">x</text:p>
          </table:table-cell>
          <table:table-cell table:style-name="Таблица18.G8" office:value-type="string">
            <text:p text:style-name="P32"/>
          </table:table-cell>
          <table:table-cell table:style-name="Таблица18.H8" office:value-type="string">
            <text:p text:style-name="P123">Электронная почта, котор<text:span text:style-name="T210">ая</text:span> используется вместо логина</text:p>
          </table:table-cell>
        </table:table-row>
        <table:table-row>
          <table:covered-table-cell/>
          <table:table-cell table:style-name="Таблица18.B9" office:value-type="string">
            <text:p text:style-name="P103">password</text:p>
          </table:table-cell>
          <table:table-cell table:style-name="Таблица18.C26" office:value-type="string">
            <text:p text:style-name="P123">VARCHAR(32)</text:p>
          </table:table-cell>
          <table:table-cell table:style-name="Таблица18.D9" office:value-type="string">
            <text:p text:style-name="P32"/>
          </table:table-cell>
          <table:table-cell table:style-name="Таблица18.E9" office:value-type="string">
            <text:p text:style-name="P97">x</text:p>
          </table:table-cell>
          <table:table-cell table:style-name="Таблица18.F26" office:value-type="string">
            <text:p text:style-name="P32"/>
          </table:table-cell>
          <table:table-cell table:style-name="Таблица18.G9" office:value-type="string">
            <text:p text:style-name="P32"/>
          </table:table-cell>
          <table:table-cell table:style-name="Таблица18.H9" office:value-type="string">
            <text:p text:style-name="P123">Пароль</text:p>
          </table:table-cell>
        </table:table-row>
        <table:table-row>
          <table:covered-table-cell/>
          <table:table-cell table:style-name="Таблица18.B10" office:value-type="string">
            <text:p text:style-name="P103">type_id</text:p>
          </table:table-cell>
          <table:table-cell table:style-name="Таблица18.C26" office:value-type="string">
            <text:p text:style-name="P97">INT</text:p>
          </table:table-cell>
          <table:table-cell table:style-name="Таблица18.D10" office:value-type="string">
            <text:p text:style-name="P32"/>
          </table:table-cell>
          <table:table-cell table:style-name="Таблица18.E10" office:value-type="string">
            <text:p text:style-name="P97">x</text:p>
          </table:table-cell>
          <table:table-cell table:style-name="Таблица18.F26" office:value-type="string">
            <text:p text:style-name="P32"/>
          </table:table-cell>
          <table:table-cell table:style-name="Таблица18.G10" office:value-type="string">
            <text:p text:style-name="P32"/>
          </table:table-cell>
          <table:table-cell table:style-name="Таблица18.H10" office:value-type="string">
            <text:p text:style-name="P69">Идентификатор типа <text:span text:style-name="T209">учетной записи</text:span></text:p>
          </table:table-cell>
        </table:table-row>
        <table:table-row>
          <table:table-cell table:style-name="Таблица18.A12" table:number-rows-spanned="2" office:value-type="string">
            <text:p text:style-name="P104">Use statuses</text:p>
          </table:table-cell>
          <table:table-cell table:style-name="Таблица18.B11" office:value-type="string">
            <text:p text:style-name="P105">use_id</text:p>
          </table:table-cell>
          <table:table-cell table:style-name="Таблица18.C26" office:value-type="string">
            <text:p text:style-name="P98">INT</text:p>
          </table:table-cell>
          <table:table-cell table:style-name="Таблица18.D11" office:value-type="string">
            <text:p text:style-name="P104">x</text:p>
          </table:table-cell>
          <table:table-cell table:style-name="Таблица18.E11" office:value-type="string">
            <text:p text:style-name="P104">x</text:p>
          </table:table-cell>
          <table:table-cell table:style-name="Таблица18.F26" office:value-type="string">
            <text:p text:style-name="P104">x</text:p>
          </table:table-cell>
          <table:table-cell table:style-name="Таблица18.G11" office:value-type="string">
            <text:p text:style-name="P104">x</text:p>
          </table:table-cell>
          <table:table-cell table:style-name="Таблица18.H11" office:value-type="string">
            <text:p text:style-name="P70">Идентификатор назначения</text:p>
          </table:table-cell>
        </table:table-row>
        <table:table-row>
          <table:covered-table-cell/>
          <table:table-cell table:style-name="Таблица18.B12" office:value-type="string">
            <text:p text:style-name="P105">use</text:p>
          </table:table-cell>
          <table:table-cell table:style-name="Таблица18.C26" office:value-type="string">
            <text:p text:style-name="P123">VARCHAR(<text:span text:style-name="T65">5</text:span>)</text:p>
          </table:table-cell>
          <table:table-cell table:style-name="Таблица18.D12" office:value-type="string">
            <text:p text:style-name="P32"/>
          </table:table-cell>
          <table:table-cell table:style-name="Таблица18.E12" office:value-type="string">
            <text:p text:style-name="P104">x</text:p>
          </table:table-cell>
          <table:table-cell table:style-name="Таблица18.F26" office:value-type="string">
            <text:p text:style-name="P104">x</text:p>
          </table:table-cell>
          <table:table-cell table:style-name="Таблица18.G12" office:value-type="string">
            <text:p text:style-name="P32"/>
          </table:table-cell>
          <table:table-cell table:style-name="Таблица18.H12" office:value-type="string">
            <text:p text:style-name="P123">Назначение статуса</text:p>
          </table:table-cell>
        </table:table-row>
        <table:table-row>
          <table:table-cell table:style-name="Таблица18.A15" table:number-rows-spanned="3" office:value-type="string">
            <text:p text:style-name="P111">Statuses</text:p>
          </table:table-cell>
          <table:table-cell table:style-name="Таблица18.B13" office:value-type="string">
            <text:p text:style-name="P105">status_id</text:p>
          </table:table-cell>
          <table:table-cell table:style-name="Таблица18.C26" office:value-type="string">
            <text:p text:style-name="P98">INT</text:p>
          </table:table-cell>
          <table:table-cell table:style-name="Таблица18.D13" office:value-type="string">
            <text:p text:style-name="P104">x</text:p>
          </table:table-cell>
          <table:table-cell table:style-name="Таблица18.E13" office:value-type="string">
            <text:p text:style-name="P104">x</text:p>
          </table:table-cell>
          <table:table-cell table:style-name="Таблица18.F26" office:value-type="string">
            <text:p text:style-name="P104">x</text:p>
          </table:table-cell>
          <table:table-cell table:style-name="Таблица18.G13" office:value-type="string">
            <text:p text:style-name="P104">x</text:p>
          </table:table-cell>
          <table:table-cell table:style-name="Таблица18.H13" office:value-type="string">
            <text:p text:style-name="P123">Идентификатор статуса</text:p>
          </table:table-cell>
        </table:table-row>
        <table:table-row>
          <table:covered-table-cell/>
          <table:table-cell table:style-name="Таблица18.B14" office:value-type="string">
            <text:p text:style-name="P105">status</text:p>
          </table:table-cell>
          <table:table-cell table:style-name="Таблица18.C26" office:value-type="string">
            <text:p text:style-name="P123">VARCHAR(<text:span text:style-name="T49">20</text:span>)</text:p>
          </table:table-cell>
          <table:table-cell table:style-name="Таблица18.D14" office:value-type="string">
            <text:p text:style-name="P32"/>
          </table:table-cell>
          <table:table-cell table:style-name="Таблица18.E14" office:value-type="string">
            <text:p text:style-name="P104">x</text:p>
          </table:table-cell>
          <table:table-cell table:style-name="Таблица18.F26" office:value-type="string">
            <text:p text:style-name="P32"/>
          </table:table-cell>
          <table:table-cell table:style-name="Таблица18.G14" office:value-type="string">
            <text:p text:style-name="P32"/>
          </table:table-cell>
          <table:table-cell table:style-name="Таблица18.H14" office:value-type="string">
            <text:p text:style-name="P123">Статус</text:p>
          </table:table-cell>
        </table:table-row>
        <table:table-row>
          <table:covered-table-cell/>
          <table:table-cell table:style-name="Таблица18.B26" office:value-type="string">
            <text:p text:style-name="P105">use_id</text:p>
          </table:table-cell>
          <table:table-cell table:style-name="Таблица18.C26" office:value-type="string">
            <text:p text:style-name="P98">INT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104">x</text:p>
          </table:table-cell>
          <table:table-cell table:style-name="Таблица18.F26" office:value-type="string">
            <text:p text:style-name="P32"/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3">Идентификатор назначения статуса</text:p>
          </table:table-cell>
        </table:table-row>
        <table:table-row>
          <table:table-cell table:style-name="Таблица18.A20" table:number-rows-spanned="5" office:value-type="string">
            <text:p text:style-name="P110">Tasks</text:p>
          </table:table-cell>
          <table:table-cell table:style-name="Таблица18.B26" office:value-type="string">
            <text:p text:style-name="P106">task_id</text:p>
          </table:table-cell>
          <table:table-cell table:style-name="Таблица18.C26" office:value-type="string">
            <text:p text:style-name="P99">INT</text:p>
          </table:table-cell>
          <table:table-cell table:style-name="Таблица18.D26" office:value-type="string">
            <text:p text:style-name="P107">x</text:p>
          </table:table-cell>
          <table:table-cell table:style-name="Таблица18.E26" office:value-type="string">
            <text:p text:style-name="P107">x</text:p>
          </table:table-cell>
          <table:table-cell table:style-name="Таблица18.F26" office:value-type="string">
            <text:p text:style-name="P107">x</text:p>
          </table:table-cell>
          <table:table-cell table:style-name="Таблица18.G26" office:value-type="string">
            <text:p text:style-name="P107">x</text:p>
          </table:table-cell>
          <table:table-cell table:style-name="Таблица18.H26" office:value-type="string">
            <text:p text:style-name="P71">Идентификатор задачи</text:p>
          </table:table-cell>
        </table:table-row>
        <table:table-row>
          <table:covered-table-cell/>
          <table:table-cell table:style-name="Таблица18.B26" office:value-type="string">
            <text:p text:style-name="P106">user_id</text:p>
          </table:table-cell>
          <table:table-cell table:style-name="Таблица18.C26" office:value-type="string">
            <text:p text:style-name="P99">INT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107">x</text:p>
          </table:table-cell>
          <table:table-cell table:style-name="Таблица18.F26" office:value-type="string">
            <text:p text:style-name="P32"/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8">Идентификатор исполнителя задачи</text:p>
          </table:table-cell>
        </table:table-row>
        <table:table-row>
          <table:covered-table-cell/>
          <table:table-cell table:style-name="Таблица18.B26" office:value-type="string">
            <text:p text:style-name="P106">task</text:p>
          </table:table-cell>
          <table:table-cell table:style-name="Таблица18.C26" office:value-type="string">
            <text:p text:style-name="P124">VARCHAR(<text:span text:style-name="T210">10</text:span><text:span text:style-name="T49">0</text:span>)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107">x</text:p>
          </table:table-cell>
          <table:table-cell table:style-name="Таблица18.F26" office:value-type="string">
            <text:p text:style-name="P32"/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8">Задача</text:p>
          </table:table-cell>
        </table:table-row>
        <table:table-row>
          <table:covered-table-cell/>
          <table:table-cell table:style-name="Таблица18.B26" office:value-type="string">
            <text:p text:style-name="P106">due_date</text:p>
          </table:table-cell>
          <table:table-cell table:style-name="Таблица18.C26" office:value-type="string">
            <text:p text:style-name="P107">TIMESTAMP(6)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107">x</text:p>
          </table:table-cell>
          <table:table-cell table:style-name="Таблица18.F26" office:value-type="string">
            <text:p text:style-name="P32"/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8">Дата завершения</text:p>
          </table:table-cell>
        </table:table-row>
        <table:table-row>
          <table:covered-table-cell/>
          <table:table-cell table:style-name="Таблица18.B26" office:value-type="string">
            <text:p text:style-name="P106">status_id</text:p>
          </table:table-cell>
          <table:table-cell table:style-name="Таблица18.C26" office:value-type="string">
            <text:p text:style-name="P99">INT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107">x</text:p>
          </table:table-cell>
          <table:table-cell table:style-name="Таблица18.F26" office:value-type="string">
            <text:p text:style-name="P32"/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8">Идентификатор статуса задачи</text:p>
          </table:table-cell>
        </table:table-row>
        <table:table-row>
          <table:table-cell table:style-name="Таблица18.A23" table:number-rows-spanned="3" office:value-type="string">
            <text:p text:style-name="P110">Structures</text:p>
          </table:table-cell>
          <table:table-cell table:style-name="Таблица18.B26" office:value-type="string">
            <text:p text:style-name="P109">structure_id</text:p>
          </table:table-cell>
          <table:table-cell table:style-name="Таблица18.C26" office:value-type="string">
            <text:p text:style-name="P100">INT</text:p>
          </table:table-cell>
          <table:table-cell table:style-name="Таблица18.D26" office:value-type="string">
            <text:p text:style-name="P107">x</text:p>
          </table:table-cell>
          <table:table-cell table:style-name="Таблица18.E26" office:value-type="string">
            <text:p text:style-name="P107">x</text:p>
          </table:table-cell>
          <table:table-cell table:style-name="Таблица18.F26" office:value-type="string">
            <text:p text:style-name="P107">x</text:p>
          </table:table-cell>
          <table:table-cell table:style-name="Таблица18.G26" office:value-type="string">
            <text:p text:style-name="P107">x</text:p>
          </table:table-cell>
          <table:table-cell table:style-name="Таблица18.H26" office:value-type="string">
            <text:p text:style-name="P128">Идентификатор структуры</text:p>
          </table:table-cell>
        </table:table-row>
        <table:table-row>
          <table:covered-table-cell/>
          <table:table-cell table:style-name="Таблица18.B26" office:value-type="string">
            <text:p text:style-name="P109">structure</text:p>
          </table:table-cell>
          <table:table-cell table:style-name="Таблица18.C26" office:value-type="string">
            <text:p text:style-name="P115">LONGTEXT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107">x</text:p>
          </table:table-cell>
          <table:table-cell table:style-name="Таблица18.F26" office:value-type="string">
            <text:p text:style-name="P107">x</text:p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8">Структура разработки</text:p>
          </table:table-cell>
        </table:table-row>
        <table:table-row>
          <table:covered-table-cell/>
          <table:table-cell table:style-name="Таблица18.B26" office:value-type="string">
            <text:p text:style-name="P109">comment</text:p>
          </table:table-cell>
          <table:table-cell table:style-name="Таблица18.C26" office:value-type="string">
            <text:p text:style-name="P125">VARCHAR(<text:span text:style-name="T210">10</text:span><text:span text:style-name="T49">0</text:span>)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32"/>
          </table:table-cell>
          <table:table-cell table:style-name="Таблица18.F26" office:value-type="string">
            <text:p text:style-name="P32"/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8">Описание структуры</text:p>
          </table:table-cell>
        </table:table-row>
        <table:table-row>
          <table:table-cell table:style-name="Таблица18.A26" table:number-rows-spanned="3" office:value-type="string">
            <text:p text:style-name="P112">Types</text:p>
          </table:table-cell>
          <table:table-cell table:style-name="Таблица18.B26" office:value-type="string">
            <text:p text:style-name="P116">type_id</text:p>
          </table:table-cell>
          <table:table-cell table:style-name="Таблица18.C26" office:value-type="string">
            <text:p text:style-name="P100">INT</text:p>
          </table:table-cell>
          <table:table-cell table:style-name="Таблица18.D26" office:value-type="string">
            <text:p text:style-name="P115">x</text:p>
          </table:table-cell>
          <table:table-cell table:style-name="Таблица18.E26" office:value-type="string">
            <text:p text:style-name="P115">x</text:p>
          </table:table-cell>
          <table:table-cell table:style-name="Таблица18.F26" office:value-type="string">
            <text:p text:style-name="P115">x</text:p>
          </table:table-cell>
          <table:table-cell table:style-name="Таблица18.G26" office:value-type="string">
            <text:p text:style-name="P115">x</text:p>
          </table:table-cell>
          <table:table-cell table:style-name="Таблица18.H26" office:value-type="string">
            <text:p text:style-name="P72">Идентификатор типа разработки</text:p>
          </table:table-cell>
        </table:table-row>
        <table:table-row>
          <table:covered-table-cell/>
          <table:table-cell table:style-name="Таблица18.B26" office:value-type="string">
            <text:p text:style-name="P116">type</text:p>
          </table:table-cell>
          <table:table-cell table:style-name="Таблица18.C26" office:value-type="string">
            <text:p text:style-name="P125">VARCHAR(<text:span text:style-name="T66">6</text:span><text:span text:style-name="T49">0</text:span>)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115">x</text:p>
          </table:table-cell>
          <table:table-cell table:style-name="Таблица18.F26" office:value-type="string">
            <text:p text:style-name="P115">x</text:p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9">Тип разработки</text:p>
          </table:table-cell>
        </table:table-row>
        <table:table-row>
          <table:covered-table-cell/>
          <table:table-cell table:style-name="Таблица18.B26" office:value-type="string">
            <text:p text:style-name="P116">structure_id</text:p>
          </table:table-cell>
          <table:table-cell table:style-name="Таблица18.C26" office:value-type="string">
            <text:p text:style-name="P100">INT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115">x</text:p>
          </table:table-cell>
          <table:table-cell table:style-name="Таблица18.F26" office:value-type="string">
            <text:p text:style-name="P32"/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9">Идентификатор структуры по умолчанию для типа</text:p>
          </table:table-cell>
        </table:table-row>
      </table:table>
      <text:p text:style-name="Text_20_body"/>
      <text:p text:style-name="Text_20_body"/>
      <text:p text:style-name="P195"><text:soft-page-break/>Продолжение таблицы 2.16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 table:number-columns-repeated="2"/>
        <table:table-column table:style-name="Таблица20.F"/>
        <table:table-column table:style-name="Таблица20.G"/>
        <table:table-column table:style-name="Таблица20.H"/>
        <table:table-header-rows>
          <table:table-row>
            <table:table-cell table:style-name="Таблица20.A1" office:value-type="string">
              <text:p text:style-name="P95">Таблица</text:p>
            </table:table-cell>
            <table:table-cell table:style-name="Таблица20.A1" office:value-type="string">
              <text:p text:style-name="P95">Параметр</text:p>
            </table:table-cell>
            <table:table-cell table:style-name="Таблица20.A1" office:value-type="string">
              <text:p text:style-name="P95">Тип хранения</text:p>
            </table:table-cell>
            <table:table-cell table:style-name="Таблица20.A1" office:value-type="string">
              <text:p text:style-name="P96">PK</text:p>
            </table:table-cell>
            <table:table-cell table:style-name="Таблица20.A1" office:value-type="string">
              <text:p text:style-name="P96">NN</text:p>
            </table:table-cell>
            <table:table-cell table:style-name="Таблица20.A1" office:value-type="string">
              <text:p text:style-name="P96">UQ</text:p>
            </table:table-cell>
            <table:table-cell table:style-name="Таблица20.A1" office:value-type="string">
              <text:p text:style-name="P96">AI</text:p>
            </table:table-cell>
            <table:table-cell table:style-name="Таблица20.H1" office:value-type="string">
              <text:p text:style-name="P67">Описание</text:p>
            </table:table-cell>
          </table:table-row>
        </table:table-header-rows>
        <table:table-row>
          <table:table-cell table:style-name="Таблица20.A4" table:number-rows-spanned="3" office:value-type="string">
            <text:p text:style-name="P114">Groups</text:p>
          </table:table-cell>
          <table:table-cell table:style-name="Таблица20.B21" office:value-type="string">
            <text:p text:style-name="P117">group_id</text:p>
          </table:table-cell>
          <table:table-cell table:style-name="Таблица20.C21" office:value-type="string">
            <text:p text:style-name="P101">INT</text:p>
          </table:table-cell>
          <table:table-cell table:style-name="Таблица20.D21" office:value-type="string">
            <text:p text:style-name="P118">x</text:p>
          </table:table-cell>
          <table:table-cell table:style-name="Таблица20.E21" office:value-type="string">
            <text:p text:style-name="P118">x</text:p>
          </table:table-cell>
          <table:table-cell table:style-name="Таблица20.F21" office:value-type="string">
            <text:p text:style-name="P118">x</text:p>
          </table:table-cell>
          <table:table-cell table:style-name="Таблица20.G21" office:value-type="string">
            <text:p text:style-name="P118">x</text:p>
          </table:table-cell>
          <table:table-cell table:style-name="Таблица20.H21" office:value-type="string">
            <text:p text:style-name="P130">Идентификатор группы</text:p>
          </table:table-cell>
        </table:table-row>
        <table:table-row>
          <table:covered-table-cell/>
          <table:table-cell table:style-name="Таблица20.B21" office:value-type="string">
            <text:p text:style-name="P117">name</text:p>
          </table:table-cell>
          <table:table-cell table:style-name="Таблица20.C21" office:value-type="string">
            <text:p text:style-name="P126">VARCHAR(<text:span text:style-name="T38">40</text:span>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18">x</text:p>
          </table:table-cell>
          <table:table-cell table:style-name="Таблица20.F21" office:value-type="string">
            <text:p text:style-name="P118">x</text:p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0">Название группы разработок</text:p>
          </table:table-cell>
        </table:table-row>
        <table:table-row>
          <table:covered-table-cell/>
          <table:table-cell table:style-name="Таблица20.B21" office:value-type="string">
            <text:p text:style-name="P117">comment</text:p>
          </table:table-cell>
          <table:table-cell table:style-name="Таблица20.C21" office:value-type="string">
            <text:p text:style-name="P126">VARCHAR(<text:span text:style-name="T210">10</text:span><text:span text:style-name="T68">0</text:span>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32"/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0">Описание группы</text:p>
          </table:table-cell>
        </table:table-row>
        <table:table-row>
          <table:table-cell table:style-name="Таблица20.A14" table:number-rows-spanned="10" office:value-type="string">
            <text:p text:style-name="P113">Works</text:p>
          </table:table-cell>
          <table:table-cell table:style-name="Таблица20.B21" office:value-type="string">
            <text:p text:style-name="P119">work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120">x</text:p>
          </table:table-cell>
          <table:table-cell table:style-name="Таблица20.E21" office:value-type="string">
            <text:p text:style-name="P120">x</text:p>
          </table:table-cell>
          <table:table-cell table:style-name="Таблица20.F21" office:value-type="string">
            <text:p text:style-name="P120">x</text:p>
          </table:table-cell>
          <table:table-cell table:style-name="Таблица20.G21" office:value-type="string">
            <text:p text:style-name="P120">x</text:p>
          </table:table-cell>
          <table:table-cell table:style-name="Таблица20.H21" office:value-type="string">
            <text:p text:style-name="P131">Идентификатор <text:span text:style-name="T211">разработки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type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1">Идентификатор <text:span text:style-name="T211">типа разработки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task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1">Идентификатор <text:span text:style-name="T211">задачи, для которой создается разработка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structure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32"/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1">Идентификатор <text:span text:style-name="T211">измененной структуры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group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32"/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1">Идентификатор <text:span text:style-name="T211">группы связанных разработок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name</text:p>
          </table:table-cell>
          <table:table-cell table:style-name="Таблица20.C21" office:value-type="string">
            <text:p text:style-name="P127">VARCHAR(<text:span text:style-name="T210">10</text:span><text:span text:style-name="T68">0</text:span>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2">Название разработки</text:p>
          </table:table-cell>
        </table:table-row>
        <table:table-row>
          <table:covered-table-cell/>
          <table:table-cell table:style-name="Таблица20.B21" office:value-type="string">
            <text:p text:style-name="P119">comment</text:p>
          </table:table-cell>
          <table:table-cell table:style-name="Таблица20.C21" office:value-type="string">
            <text:p text:style-name="P127">VARCHAR(<text:span text:style-name="T210">10</text:span><text:span text:style-name="T68">0</text:span>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32"/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2">Описание</text:p>
          </table:table-cell>
        </table:table-row>
        <table:table-row>
          <table:covered-table-cell/>
          <table:table-cell table:style-name="Таблица20.B21" office:value-type="string">
            <text:p text:style-name="P119">created_date</text:p>
          </table:table-cell>
          <table:table-cell table:style-name="Таблица20.C21" office:value-type="string">
            <text:p text:style-name="P108">TIMESTAMP(6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2">Дата создания</text:p>
          </table:table-cell>
        </table:table-row>
        <table:table-row>
          <table:covered-table-cell/>
          <table:table-cell table:style-name="Таблица20.B21" office:value-type="string">
            <text:p text:style-name="P119">modified_date </text:p>
          </table:table-cell>
          <table:table-cell table:style-name="Таблица20.C21" office:value-type="string">
            <text:p text:style-name="P108">TIMESTAMP(6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2">Дата изменения</text:p>
          </table:table-cell>
        </table:table-row>
        <table:table-row>
          <table:covered-table-cell/>
          <table:table-cell table:style-name="Таблица20.B21" office:value-type="string">
            <text:p text:style-name="P119">status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1">Идентификатор <text:span text:style-name="T211">статуса разработки</text:span></text:p>
          </table:table-cell>
        </table:table-row>
        <table:table-row>
          <table:table-cell table:style-name="Таблица20.A17" table:number-rows-spanned="3" office:value-type="string">
            <text:p text:style-name="P113">Records</text:p>
          </table:table-cell>
          <table:table-cell table:style-name="Таблица20.B21" office:value-type="string">
            <text:p text:style-name="P119">record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121">x</text:p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121">x</text:p>
          </table:table-cell>
          <table:table-cell table:style-name="Таблица20.G21" office:value-type="string">
            <text:p text:style-name="P121">xx</text:p>
          </table:table-cell>
          <table:table-cell table:style-name="Таблица20.H21" office:value-type="string">
            <text:p text:style-name="P131">Идентификатор <text:span text:style-name="T211">записи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work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1">Идентификатор <text:span text:style-name="T211">разработки, к которой относится запись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path</text:p>
          </table:table-cell>
          <table:table-cell table:style-name="Таблица20.C21" office:value-type="string">
            <text:p text:style-name="P127">VARCHAR(<text:span text:style-name="T67">1</text:span><text:span text:style-name="T68">50</text:span>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2">Ссылка на объект</text:p>
          </table:table-cell>
        </table:table-row>
        <table:table-row>
          <table:table-cell table:style-name="Таблица20.A22" table:number-rows-spanned="5" office:value-type="string">
            <text:p text:style-name="P113">Returns</text:p>
          </table:table-cell>
          <table:table-cell table:style-name="Таблица20.B21" office:value-type="string">
            <text:p text:style-name="P119">return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121">x</text:p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121">x</text:p>
          </table:table-cell>
          <table:table-cell table:style-name="Таблица20.G21" office:value-type="string">
            <text:p text:style-name="P121">x</text:p>
          </table:table-cell>
          <table:table-cell table:style-name="Таблица20.H21" office:value-type="string">
            <text:p text:style-name="P131">Идентификатор <text:span text:style-name="T211">возврата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<text:span text:style-name="T211">work</text:span>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1">Идентификатор <text:span text:style-name="T211">возвращенной разработки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comment</text:p>
          </table:table-cell>
          <table:table-cell table:style-name="Таблица20.C21" office:value-type="string">
            <text:p text:style-name="P127">VARCHAR(<text:span text:style-name="T210">10</text:span><text:span text:style-name="T68">0</text:span>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2">Замечание к разработке</text:p>
          </table:table-cell>
        </table:table-row>
        <table:table-row>
          <table:covered-table-cell/>
          <table:table-cell table:style-name="Таблица20.B21" office:value-type="string">
            <text:p text:style-name="P119">return_date</text:p>
          </table:table-cell>
          <table:table-cell table:style-name="Таблица20.C21" office:value-type="string">
            <text:p text:style-name="P108">TIMESTAMP(6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2">Дата возврата</text:p>
          </table:table-cell>
        </table:table-row>
        <table:table-row>
          <table:covered-table-cell/>
          <table:table-cell table:style-name="Таблица20.B22" office:value-type="string">
            <text:p text:style-name="P119">user_id</text:p>
          </table:table-cell>
          <table:table-cell table:style-name="Таблица20.C22" office:value-type="string">
            <text:p text:style-name="P102">INT</text:p>
          </table:table-cell>
          <table:table-cell table:style-name="Таблица20.D22" office:value-type="string">
            <text:p text:style-name="P32"/>
          </table:table-cell>
          <table:table-cell table:style-name="Таблица20.E22" office:value-type="string">
            <text:p text:style-name="P121">x</text:p>
          </table:table-cell>
          <table:table-cell table:style-name="Таблица20.F22" office:value-type="string">
            <text:p text:style-name="P32"/>
          </table:table-cell>
          <table:table-cell table:style-name="Таблица20.G22" office:value-type="string">
            <text:p text:style-name="P32"/>
          </table:table-cell>
          <table:table-cell table:style-name="Таблица20.H22" office:value-type="string">
            <text:p text:style-name="P131">Идентификатор <text:span text:style-name="T211">автора возврата</text:span></text:p>
          </table:table-cell>
        </table:table-row>
      </table:table>
      <text:p text:style-name="P253"/>
      <text:p text:style-name="P196">Физическая структура базы данных готовы к загрузке в СУБД <text:span text:style-name="T49">MySQL</text:span>.</text:p>
      <text:p text:style-name="P197">Загрузить структуру можно двумя способами:</text:p>
      <text:list xml:id="list6549323815953960577" text:style-name="L21">
        <text:list-item>
          <text:p text:style-name="P305">Выгрузка <text:span text:style-name="T49">SQL </text:span>скрипта и загрузка в СУБД;</text:p>
        </text:list-item>
        <text:list-item>
          <text:p text:style-name="P305">Непосредственное подключение к СУБД.</text:p>
        </text:list-item>
      </text:list>
      <text:p text:style-name="P198">Для первого способа есть главный минус — это то, что нет возможности <text:soft-page-break/>поддержания через инструмент <text:span text:style-name="T49">MySQL Workbench. </text:span>При изменении структуры необходимо руками изменить это в СУБД.</text:p>
      <text:p text:style-name="P198">Второй же способ, предоставит большие возможности управления базой. Самое главное, что инструмент предоставит нам возможность подключения не только к локальной базе, но и к удаленной <text:span text:style-name="T213">двумя</text:span> способами:</text:p>
      <text:list xml:id="list6480854257629838234" text:style-name="L22">
        <text:list-item>
          <text:p text:style-name="P306">через TCP/IP;</text:p>
        </text:list-item>
        <text:list-item>
          <text:p text:style-name="P306">через <text:span text:style-name="T49">SSH </text:span>туннель.</text:p>
        </text:list-item>
      </text:list>
      <text:p text:style-name="P199">Также присутствует возможность синхронизации структуры, что позволит все изменения сразу отобразить в базе.</text:p>
      <text:p text:style-name="P199">После того, как мы выгрузили структуру в базу, <text:span text:style-name="T214">необходимо разработать функцию подключения к базе с помощью </text:span><text:span text:style-name="T69">php:</text:span></text:p>
      <text:p text:style-name="P317">&lt;?php</text:p>
      <text:p text:style-name="P317"><text:tab/>function connect(){</text:p>
      <text:p text:style-name="P317"><text:s text:c="8"/>global $link;</text:p>
      <text:p text:style-name="P317"><text:s text:c="8"/>$link=mysqli_connect("localhost", "root", "", "mydb");</text:p>
      <text:p text:style-name="P317"><text:s text:c="8"/>mysqli_query($link, "SET NAMES utf8");</text:p>
      <text:p text:style-name="P317"><text:s text:c="4"/>}</text:p>
      <text:p text:style-name="P317">?&gt;</text:p>
      <text:p text:style-name="P201">Разберем данную функцию. Сначала мы <text:span text:style-name="T215">сообщаем, что</text:span> переменн<text:span text:style-name="T215">ая</text:span> <text:span text:style-name="T49">link </text:span>глобальн<text:span text:style-name="T215">ая</text:span><text:span text:style-name="T49"> </text:span><text:span text:style-name="T215">и получаем ее значение.</text:span><text:span text:style-name="T49"> </text:span>Глобальная переменная доступна другим функциям только в одном файле.</text:p>
      <text:p text:style-name="P200">Затем мы подключаемся к базе с помощью <text:span text:style-name="T49">mysqli_connect(</text:span>адрес, пользователь, пароль, название базы). <text:span text:style-name="T215">Мы используем расширение </text:span><text:span text:style-name="T70">mysqli, </text:span><text:span text:style-name="T215">по причине того, что </text:span><text:span text:style-name="T70">mysql </text:span><text:span text:style-name="T215">устарел и не поддерживается разработчиками, а </text:span><text:span text:style-name="T70">pdo </text:span><text:span text:style-name="T215">медленнее </text:span><text:span text:style-name="T70">mysqli.</text:span></text:p>
      <text:p text:style-name="P202">С помощью <text:span text:style-name="T69">mysqli_query($link, "SET NAMES utf8") </text:span>мы сообщаем, что все запросы к базе будут в кодировке <text:span text:style-name="T49">utf8.</text:span></text:p>
      <text:p text:style-name="P202">Если мы подключились к базе, то по окончанию работы с ней, необходимо отключиться от базы, иначе, чтобы поддерживать подключение потребуются дополнительные ресурсы, в худшем случае на пике количества пользователей база перестанет отвечать. Нам поможет следующая функция:</text:p>
      <text:p text:style-name="P212"><text:tab/>function close(){</text:p>
      <text:p text:style-name="P212"><text:s text:c="8"/>global $link;</text:p>
      <text:p text:style-name="P212"><text:s text:c="8"/>$link-&gt;close(); </text:p>
      <text:p text:style-name="P212"><text:s text:c="4"/>}</text:p>
      <text:p text:style-name="P202">Мы получаем <text:span text:style-name="T216">глобальную</text:span> <text:span text:style-name="T216">переменную </text:span><text:span text:style-name="T71">link </text:span><text:span text:style-name="T216">и посылаем команду </text:span><text:span text:style-name="T71">close(). </text:span><text:span text:style-name="T216">Данную </text:span><text:soft-page-break/><text:span text:style-name="T216">функцию необходимо вызывать после того, как работа с базой завершена.</text:span></text:p>
      <text:p text:style-name="P307">Запишем эти две функции в отдельный файл под названием <text:span text:style-name="T49">base.php. </text:span>В данном файле перед функциями введем операцию обнуления переменной <text:span text:style-name="T49">link.</text:span></text:p>
      <text:p text:style-name="P307">Для того, чтобы подключать этот файл к другому необходимо будет использовать операцию <text:span text:style-name="T49">require_once (“base.php”). </text:span>При данном типе операции, файл будет подключаться только один раз и все повторные подключения будут игнорироваться. Существует так же еще 3 способа подключения файла:</text:p>
      <text:list xml:id="list7855240826783881612" text:style-name="L28">
        <text:list-item>
          <text:p text:style-name="P318">require – <text:span text:style-name="T1">с возможность повторного подключения (высокая вероятность ошибки);</text:span></text:p>
        </text:list-item>
        <text:list-item>
          <text:p text:style-name="P318">include – <text:span text:style-name="T1">с возможность повторного подключения (высокая вероятность ошибки);</text:span></text:p>
        </text:list-item>
        <text:list-item>
          <text:p text:style-name="P318">include_once – <text:span text:style-name="T1">подключение единожды.</text:span></text:p>
        </text:list-item>
      </text:list>
      <text:p text:style-name="P319"><text:span text:style-name="T1">Главным различием между способами подключения </text:span>require <text:span text:style-name="T1">и </text:span>include <text:span text:style-name="T1">состоит в том, что при отсутствии файла операция </text:span>include <text:span text:style-name="T1">сообщает об ошибке и продолжает выполнять скрипт, а </text:span>require – <text:span text:style-name="T1">сообщает об ошибке и останавливает выполнение скрипта.</text:span></text:p>
      <text:p text:style-name="P320"><text:span text:style-name="T1">Причина выбора операции </text:span>require_once <text:span text:style-name="T39">заключается в том, что когда операция останавливает выполнение скрипта, это предотвращает последующие ошибки, которые возникнут при отсутствии файла.</text:span></text:p>
      <text:p text:style-name="P321"><text:span text:style-name="T39">В </text:span><text:span text:style-name="T1">данной подглаве мы разработали три вида структуры базы данных:</text:span></text:p>
      <text:list xml:id="list1497019395941976703" text:style-name="L29">
        <text:list-item>
          <text:p text:style-name="P322"><text:span text:style-name="T1">концептуальная;</text:span></text:p>
        </text:list-item>
        <text:list-item>
          <text:p text:style-name="P322"><text:span text:style-name="T1">логическая;</text:span></text:p>
        </text:list-item>
        <text:list-item>
          <text:p text:style-name="P322"><text:span text:style-name="T1">физическая.</text:span></text:p>
        </text:list-item>
      </text:list>
      <text:p text:style-name="P321"><text:span text:style-name="T1">Разобрали все введенные сущности, связи между ними и способ хранения параметров.</text:span></text:p>
      <text:p text:style-name="P321"><text:span text:style-name="T1">Также разработали функции подключения к базе и отключения от нее. Разобрали способы подключения файлов с помощью </text:span>php.</text:p>
      <text:list xml:id="list12326231407537" text:continue-list="list12327613776483" text:style-name="WW8Num1">
        <text:list-item>
          <text:h text:style-name="P371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p text:style-name="P191">Удобство навигационного меню — одно из основных свойств <text:span text:style-name="T49">web-</text:span>ресурсов. <text:span text:style-name="T204">В первую очередь при разработке структуры меню, мы должны думать о пользователях, пользователю должна быть понятна данная структура меню.</text:span></text:p>
      <text:p text:style-name="P191"/>
      <text:list xml:id="list12327391074589" text:continue-numbering="true" text:style-name="WW8Num1">
        <text:list-item>
          <text:h text:style-name="P371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371" text:outline-level="2"><text:bookmark-start text:name="__RefHeading___Toc9052_1411236934"/>2.5 Проведение тестирования <text:span text:style-name="T217">прототипа</text:span><text:bookmark-end text:name="__RefHeading___Toc9052_1411236934"/></text:h>
        </text:list-item>
      </text:list>
      <text:h text:style-name="P358" text:outline-level="1"/>
      <text:list xml:id="list12326793291473" text:continue-numbering="true" text:style-name="WW8Num1">
        <text:list-item>
          <text:h text:style-name="P362" text:outline-level="1"><text:bookmark-start text:name="__RefHeading___Toc8932_1411236934"/><text:span text:style-name="T174">3 </text:span>Безопасность жизнедеятельности<text:bookmark-end text:name="__RefHeading___Toc8932_1411236934"/></text:h>
        </text:list-item>
        <text:list-item>
          <text:h text:style-name="P367" text:outline-level="2"><text:bookmark-start text:name="__RefHeading___Toc1562_509963778"/><text:span text:style-name="T175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225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225">Отказы технических систем.</text:p>
      <text:p text:style-name="P225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176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225">Отказы случаются: </text:p>
      <text:list xml:id="list2461606366959355825" text:style-name="L23">
        <text:list-item>
          <text:p text:style-name="P326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326">необратимыми, когда потребуется подмена покоробленных элементов; </text:p>
        </text:list-item>
        <text:list-item>
          <text:p text:style-name="P325"><text:span text:style-name="T93">критичными, когда появляются угроза техногенных </text:span><text:span text:style-name="T99">аварий</text:span><text:span text:style-name="T93"> и катастроф и потребуется неотъемлемая остановка эксплуатации. </text:span></text:p>
        </text:list-item>
      </text:list>
      <text:p text:style-name="P228"><text:span text:style-name="T93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99">аварий</text:span><text:span text:style-name="T93"> и катастроф, надежность и техногенные опасности. </text:span></text:p>
      <text:p text:style-name="P225">Понятие исправность обширнее, чем понятие функциональность. Работоспособный объект должен удовлетворять только <text:span text:style-name="T177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<text:soft-page-break/>его поломке. С иной стороны, в случае если объект неисправен, то это не значит, собственно, что он неработоспособен.</text:p>
      <text:p text:style-name="P225"><text:span text:style-name="T104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104">технический ресурс) имеют все шансы владеть размерность, ряд иных (например, коэффициент готовности,</text:span> <text:span text:style-name="T104">возможность не отказной работы) считаются безразмерными.</text:span></text:p>
      <text:p text:style-name="P225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225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225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225">Предпосылкой возникновения промахов человека имеет возможность быть недоступным или же дефект информационной помощи, т<text:span text:style-name="T176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225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176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<text:soft-page-break/>рабочих людей ощущение неудовлетворённости результатом труда, что в целом воздействует в соответствии с замыслом. Главное условие управления для данной фразы — смысловая новизна.</text:p>
      <text:p text:style-name="P225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225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225">Причины ошибок подразделяют на непосредственные, основные и способствующие: </text:p>
      <text:list xml:id="list609686576654494855" text:style-name="L24">
        <text:list-item>
          <text:p text:style-name="P327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327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328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225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<text:soft-page-break/>предпосылкой психологической напряженности и в том числе и срывов, собственно, что 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225">Причины ошибок можно классифицировать, используя кибернетическую схему. </text:p>
      <text:p text:style-name="P225">Это ошибки:</text:p>
      <text:list xml:id="list1989812514725104090" text:style-name="L25">
        <text:list-item>
          <text:p text:style-name="P329">в ориентации (неполучение информации);</text:p>
        </text:list-item>
        <text:list-item>
          <text:p text:style-name="P329">в принятии решения (некорректные решения);</text:p>
        </text:list-item>
        <text:list-item>
          <text:p text:style-name="P329">в выполнении каких-либо деяний (неправильные действия).</text:p>
        </text:list-item>
      </text:list>
      <text:p text:style-name="P224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224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225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225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4884923661188226422" text:style-name="L26">
        <text:list-item>
          <text:p text:style-name="P330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330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330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330">ошибки обращения появляются вследствие недостаточного сохранения изделий <text:soft-page-break/>либо их транспортировки с отклонениями от рекомендаций изготовителя;</text:p>
        </text:list-item>
        <text:list-item>
          <text:p text:style-name="P331"><text:span text:style-name="T94">ошибки в организации рабочего места — высокая температура,</text:span><text:span text:style-name="T93"> </text:span><text:span text:style-name="T94">теснота рабочего здания, недостаточная освещенность, шум и т.п.;</text:span></text:p>
        </text:list-item>
      </text:list>
      <text:p text:style-name="P225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225">Профессиональный отбор операторов технических систем. Повышение уровня подготовки.</text:p>
      <text:p text:style-name="P225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225">Во время выполнения профессионального отбора распознают готовность и пригодность к работе по какой-либо специальности. </text:p>
      <text:p text:style-name="P225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225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225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225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имитирующие какой-нибудь трудовой процесс. Они работают для определения <text:soft-page-break/>присутствия у испытуемого свойств, важных для работы, также как тренажеры при 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225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225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<text:span text:style-name="T164">ю</text:span>, интереса, к восприятию большущего размера информации, реакция на наружное влияние, психическая стабильность и т.п.).</text:p>
      <text:p text:style-name="P225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225">Испытание перед <text:span text:style-name="T178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<text:span text:style-name="T164">ю</text:span>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225">Применительно к травмоопасным производствам в качестве вещества профотбора <text:soft-page-break/>рекомендовано выявление с поддержкой особых исследований психологического склада человека. Есть данные собственно, что степень травматизма между меланхоликов и холериков повыше, чем у сангвиников.</text:p>
      <text:p text:style-name="P225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225"/>
      <text:p text:style-name="P266"/>
      <text:list xml:id="list12328106718889" text:continue-list="list12326793291473" text:style-name="WW8Num1">
        <text:list-item>
          <text:h text:style-name="P363" text:outline-level="1"><text:bookmark-start text:name="__RefHeading___Toc8934_1411236934"/>Заключение<text:bookmark-end text:name="__RefHeading___Toc8934_1411236934"/></text:h>
        </text:list-item>
      </text:list>
      <text:p text:style-name="P267"><text:tab/>В рамках данного курсового проекта была разработана <text:span text:style-name="T179">система знаний в </text:span></text:p>
      <text:p text:style-name="P267"><text:tab/></text:p>
      <text:p text:style-name="P268"/>
      <text:list xml:id="list12327196133673" text:continue-numbering="true" text:style-name="WW8Num1">
        <text:list-item>
          <text:h text:style-name="P364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8592648226401135666" text:style-name="L27">
        <text:list-item>
          <text:p text:style-name="P351">История университета [Электронный ресурс]: - Режим доступа http://www.tolgas.ru/university/history/</text:p>
        </text:list-item>
        <text:list-item>
          <text:p text:style-name="P350"><text:span text:style-name="T181">Институты и факультеты</text:span><text:span text:style-name="T180"> [Электронный ресурс]: - Режим доступа </text:span><text:span text:style-name="T181">http://www.tolgas.ru/org_structura/inst_fakul/</text:span></text:p>
        </text:list-item>
        <text:list-item>
          <text:p text:style-name="P350"><text:span text:style-name="T181">Структура и органы управления образовательной организацией </text:span><text:span text:style-name="T56">[Электронный ресурс]: - <text:s/>Режим доступа </text:span><text:span text:style-name="T57">http://www.tolgas.ru/org_structura/strukt_podrazd/</text:span></text:p>
        </text:list-item>
        <text:list-item>
          <text:p text:style-name="P350"><text:span text:style-name="T17">Положение об учебно-методическом отделе [Электронный ресурс]: - Режим доступа </text:span><text:span text:style-name="T56">http://www.tolgas.ru/sveden/struct/Pologenie_structur_podrazd_umo.pdf</text:span></text:p>
        </text:list-item>
        <text:list-item>
          <text:p text:style-name="P350"><text:span text:style-name="T57">HTML, CSS, PHP, JavaScript, SQL – что и зачем? </text:span><text:span text:style-name="T17">[Электронный ресурс]: - Режим доступа </text:span><text:span text:style-name="T18">http://codeharmony.ru/materials/125</text:span></text:p>
        </text:list-item>
        <text:list-item>
          <text:p text:style-name="P350"><text:span text:style-name="T182">Bootstrap is the most popular HTML, CSS, and JS framework for developing responsive, mobile first projects on the web </text:span><text:span text:style-name="T17">[Электронный ресурс]: - Режим доступа </text:span><text:span text:style-name="T19">http://getbootstrap.com/</text:span></text:p>
        </text:list-item>
        <text:list-item>
          <text:p text:style-name="P350"><text:span text:style-name="T19">Welcome to PHPWord’s documentation </text:span><text:span text:style-name="T17">[Электронный ресурс]: - Режим доступа </text:span><text:span text:style-name="T19">http://phpword.readthedocs.io/en/latest/</text:span></text:p>
        </text:list-item>
        <text:list-item>
          <text:p text:style-name="P350"><text:span text:style-name="T19">Фреймворк Bootstrap - верстаем адаптивно, <text:s/>просто, быстро </text:span><text:span text:style-name="T17">[Электронный ресурс]: - Режим доступа </text:span><text:span text:style-name="T19">http://webformyself.com/minikurs/bootstrap/index-subscribe.html</text:span></text:p>
        </text:list-item>
        <text:list-item>
          <text:p text:style-name="P350"><text:span text:style-name="T58">PHP: Hypertext Preprocessor </text:span><text:span text:style-name="T17">[Электронный ресурс]: - Режим доступа </text:span><text:span text:style-name="T19">http://php.net/</text:span></text:p>
        </text:list-item>
        <text:list-item>
          <text:p text:style-name="P350"><text:span text:style-name="T58">htmlhook.ru | Скрипты для веб-приложений </text:span><text:span text:style-name="T17">[Электронный ресурс]: - Режим доступа </text:span><text:span text:style-name="T19">http://htmlhook.ru/</text:span></text:p>
        </text:list-item>
        <text:list-item>
          <text:p text:style-name="P350"><text:span text:style-name="T20">Создание веб-приложения PHP-MySQL в службе приложений Azure и развертывание с помощью FTP </text:span><text:span text:style-name="T17">[Электронный ресурс]: </text:span><text:span text:style-name="T20">автор Robert McMurray, 08.04.2016 </text:span><text:span text:style-name="T17">- Режим доступа </text:span><text:span text:style-name="T20">https://azure.microsoft.com/ru-ru/documentation/articles/web-sites-php-mysql-deploy-use-ftp/</text:span></text:p>
        </text:list-item>
        <text:list-item>
          <text:p text:style-name="P352">Пьюривал С. Основы разработки веб-приложений [<text:span text:style-name="T1">Текст</text:span>] / <text:span text:style-name="T24">С. </text:span>Пьюривал: - <text:span text:style-name="T24">Питер. 2014 — 272 с.</text:span></text:p>
        </text:list-item>
        <text:list-item>
          <text:p text:style-name="P350"><text:span text:style-name="T59">Портал Федеральных государственных образовательных стандартов [</text:span><text:span text:style-name="T17">Электронный ресурс</text:span><text:span text:style-name="T59">]: <text:s/></text:span><text:span text:style-name="T17">Режим доступа </text:span><text:span text:style-name="T21">http://fgosvo.ru/</text:span></text:p>
        </text:list-item>
        <text:list-item>
          <text:p text:style-name="P353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48">[</text:span><text:span text:style-name="T25">Электронный ресурс</text:span><text:span text:style-name="T148">]: <text:s/></text:span><text:span text:style-name="T25">Режим доступа </text:span><text:span text:style-name="T1">http://standartgost.ru/g/ГОСТ</text:span>_34.602<text:span text:style-name="T1">-89</text:span></text:p>
        </text:list-item>
        <text:list-item>
          <text:p text:style-name="P350"><text:soft-page-break/><text:span text:style-name="T22">Компания Открытые Технологии </text:span><text:span text:style-name="T60">| </text:span><text:span text:style-name="T22">ООО «Открытые технологии» </text:span><text:span text:style-name="T60">[Электронный ресурс]: - </text:span><text:span text:style-name="T22">Режим доступа</text:span><text:span text:style-name="T60"> http://opentechnology.ru/</text:span></text:p>
        </text:list-item>
        <text:list-item>
          <text:p text:style-name="P350"><text:span text:style-name="T76">Наумова О.Н. </text:span><text:span text:style-name="T23">Приказ НМС 2015-2016 </text:span><text:span text:style-name="T61">[</text:span><text:span text:style-name="T23">Текст</text:span><text:span text:style-name="T61">] </text:span><text:span text:style-name="T23">/</text:span><text:span text:style-name="T61"> </text:span><text:span text:style-name="T75">О.Н. </text:span><text:span text:style-name="T76">Наумова – </text:span><text:span text:style-name="T77">Тольятти,</text:span><text:span text:style-name="T76"> ФГБОУ ВПО «ПВГУС». </text:span><text:span text:style-name="T77">2015 — 10 с.</text:span></text:p>
        </text:list-item>
        <text:list-item>
          <text:p text:style-name="P354">Протокол №1 от 28.08.2015 <text:span text:style-name="T49">[</text:span>Текст<text:span text:style-name="T49">] / </text:span>К<text:span text:style-name="T49">онференцией научно-педагогических работников, представителей других категорий работников и обучающихся Поволжского государственного университета - </text:span>Тольятти, <text:s/><text:span text:style-name="T62">ФГБОУ ВПО «ПВГУС». </text:span><text:span text:style-name="T112">2015 — </text:span>6 с.</text:p>
        </text:list-item>
        <text:list-item>
          <text:p text:style-name="P355">Положение №23/07 от 16.03.2011 о ректорате Поволжского университета сервиса <text:span text:style-name="T49">[</text:span>Текст<text:span text:style-name="T49">] / </text:span>Л.И.Ерохина - Тольятти, ФГБОУ ВПО «ПВГУС». 2011 — 4 с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1" svg:font-family="'Liberation Serif', serif"/>
    <style:font-face style:name="Tahoma1" svg:font-family="Tahoma"/>
    <style:font-face style:name="Times New Roman2" svg:font-family="'Times New Roman', 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7cm" loext:contextual-spacing="false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/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align="center" style:justify-single-word="false" fo:text-indent="0cm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style:row-height="0.42cm"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paragraph-properties fo:margin-top="0cm" fo:margin-bottom="0cm" loext:contextual-spacing="false" fo:text-align="start" style:justify-single-word="false"/>
    </style:style>
    <style:style style:name="MP21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MP22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3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58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20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1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3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58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3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17H26M16S</meta:editing-duration>
    <meta:editing-cycles>30</meta:editing-cycles>
    <meta:generator>LibreOffice/5.0.6.3$Windows_x86 LibreOffice_project/490fc03b25318460cfc54456516ea2519c11d1aa</meta:generator>
    <dc:date>2016-06-07T01:23:25.064000000</dc:date>
    <dc:creator>Дмитрий Александрович Ставинский</dc:creator>
    <dc:title>Дипломная работа</dc:title>
    <meta:document-statistic meta:table-count="27" meta:image-count="10" meta:object-count="0" meta:page-count="58" meta:paragraph-count="1127" meta:word-count="8682" meta:character-count="70383" meta:non-whitespace-character-count="62800"/>
    <meta:user-defined meta:name="Автор">Ставинский Д.А.</meta:user-defined>
  </office:meta>
</office:document-meta>
</file>